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24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25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ext-properties style:font-name="Envy Code R" fo:font-size="10pt" style:font-size-asian="10pt" style:font-size-complex="10pt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Envy Code R" fo:font-size="10pt" style:font-size-asian="10pt" style:font-size-complex="10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Envy Code R" fo:font-size="10pt" style:font-size-asian="10pt" style:font-size-complex="10pt"/>
    </style:style>
    <style:style style:name="ce4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font-name="Envy Code R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font-name="Envy Code R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Envy Code R"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Envy Code R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Envy Code R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49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50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55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Envy Code R" fo:font-size="10pt" style:font-size-asian="10pt" style:font-size-complex="10pt"/>
    </style:style>
    <style:style style:name="ce56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Envy Code R" fo:font-size="10pt" style:font-size-asian="10pt" style:font-size-complex="10pt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3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4" style:family="table-cell" style:parent-style-name="Default" style:data-style-name="N41">
      <style:table-cell-properties fo:background-color="#000000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Envy Code R" fo:font-size="10pt" style:font-size-asian="10pt" style:font-size-complex="10pt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Envy Code R" fo:font-size="10pt" style:font-size-asian="10pt" style:font-size-complex="10pt"/>
    </style:style>
    <style:style style:name="ce6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Envy Code R" fo:font-size="10pt" style:font-size-asian="10pt" style:font-size-complex="10pt"/>
    </style:style>
    <style:style style:name="ce68" style:family="table-cell" style:parent-style-name="Default" style:data-style-name="N44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69" style:family="table-cell" style:parent-style-name="Default" style:data-style-name="N44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0" style:family="table-cell" style:parent-style-name="Default" style:data-style-name="N44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1" style:family="table-cell" style:parent-style-name="Default" style:data-style-name="N44">
      <style:table-cell-properties fo:background-color="#000000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lt;31" table:allow-empty-cell="true" table:base-cell-address="DBASE.AF2">
          <table:error-message table:message-type="stop" table:display="true"/>
        </table:content-validation>
        <table:content-validation table:name="val2" table:condition="of:cell-content-is-whole-number() and cell-content()&lt;32" table:allow-empty-cell="true" table:base-cell-address="CHURCH.B11">
          <table:error-message table:message-type="stop" table:display="true"/>
        </table:content-validation>
        <table:content-validation table:name="val3" table:base-cell-address="OFFENSE.C4">
          <table:error-message table:message-type="stop" table:display="true"/>
        </table:content-validation>
        <table:content-validation table:name="val4" table:condition="of:cell-content-is-whole-number() and cell-content()&gt;=0" table:allow-empty-cell="true" table:base-cell-address="OFFENSE.C8">
          <table:error-message table:message-type="stop" table:display="true"/>
        </table:content-validation>
      </table:content-validations>
      <table:table table:name="DBAS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0" table:default-cell-style-name="ce11"/>
        <table:table-column table:style-name="co3" table:number-columns-repeated="992" table:default-cell-style-name="ce29"/>
        <table:table-row table:style-name="ro1">
          <table:table-cell table:style-name="ce1" office:value-type="string" calcext:value-type="string">
            <text:p>PROVISION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9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9" office:value-type="float" office:value="41" calcext:value-type="float">
            <text:p>41</text:p>
          </table:table-cell>
          <table:table-cell table:style-name="ce8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0" calcext:value-type="float">
            <text:p>80</text:p>
          </table:table-cell>
          <table:table-cell table:style-name="ce19" office:value-type="float" office:value="95" calcext:value-type="float">
            <text:p>95</text:p>
          </table:table-cell>
          <table:table-cell table:style-name="ce8" office:value-type="float" office:value="112" calcext:value-type="float">
            <text:p>112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81" calcext:value-type="float">
            <text:p>181</text:p>
          </table:table-cell>
          <table:table-cell table:style-name="ce19" office:value-type="float" office:value="212" calcext:value-type="float">
            <text:p>212</text:p>
          </table:table-cell>
          <table:table-cell table:style-name="ce8" office:value-type="float" office:value="249" calcext:value-type="float">
            <text:p>249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402" calcext:value-type="float">
            <text:p>402</text:p>
          </table:table-cell>
          <table:table-cell table:style-name="ce19" office:value-type="float" office:value="471" calcext:value-type="float">
            <text:p>471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34" calcext:value-type="float">
            <text:p>34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style-name="ce20" office:value-type="float" office:value="73" calcext:value-type="float">
            <text:p>73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table:style-name="ce20" office:value-type="float" office:value="155" calcext:value-type="float">
            <text:p>155</text:p>
          </table:table-cell>
          <table:table-cell table:style-name="ce9"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241" calcext:value-type="float">
            <text:p>241</text:p>
          </table:table-cell>
          <table:table-cell office:value-type="float" office:value="279" calcext:value-type="float">
            <text:p>279</text:p>
          </table:table-cell>
          <table:table-cell table:style-name="ce20" office:value-type="float" office:value="322" calcext:value-type="float">
            <text:p>322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24" calcext:value-type="float">
            <text:p>24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20" office:value-type="float" office:value="54" calcext:value-type="float">
            <text:p>54</text:p>
          </table:table-cell>
          <table:table-cell table:style-name="ce9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style-name="ce20" office:value-type="float" office:value="112" calcext:value-type="float">
            <text:p>112</text:p>
          </table:table-cell>
          <table:table-cell table:style-name="ce9"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style-name="ce20" office:value-type="float" office:value="223" calcext:value-type="float">
            <text:p>223</text:p>
          </table:table-cell>
          <table:table-cell table:style-name="ce9" office:value-type="float" office:value="256" calcext:value-type="float">
            <text:p>256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table:style-name="ce20" office:value-type="float" office:value="438" calcext:value-type="float">
            <text:p>438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2" calcext:value-type="float">
            <text:p>32</text:p>
          </table:table-cell>
          <table:table-cell table:style-name="ce9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style-name="ce20" office:value-type="float" office:value="81" calcext:value-type="float">
            <text:p>81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88" calcext:value-type="float">
            <text:p>188</text:p>
          </table:table-cell>
          <table:table-cell table:style-name="ce9" office:value-type="float" office:value="222" calcext:value-type="float">
            <text:p>222</text:p>
          </table:table-cell>
          <table:table-cell office:value-type="float" office:value="261" calcext:value-type="float">
            <text:p>261</text:p>
          </table:table-cell>
          <table:table-cell office:value-type="float" office:value="307" calcext:value-type="float">
            <text:p>307</text:p>
          </table:table-cell>
          <table:table-cell office:value-type="float" office:value="361" calcext:value-type="float">
            <text:p>361</text:p>
          </table:table-cell>
          <table:table-cell table:style-name="ce20" office:value-type="float" office:value="424" calcext:value-type="float">
            <text:p>424</text:p>
          </table:table-cell>
          <table:table-cell table:style-name="ce9" office:value-type="float" office:value="498" calcext:value-type="float">
            <text:p>498</text:p>
          </table:table-cell>
          <table:table-cell office:value-type="float" office:value="584" calcext:value-type="float">
            <text:p>584</text:p>
          </table:table-cell>
          <table:table-cell office:value-type="float" office:value="684" calcext:value-type="float">
            <text:p>684</text:p>
          </table:table-cell>
          <table:table-cell office:value-type="float" office:value="802" calcext:value-type="float">
            <text:p>802</text:p>
          </table:table-cell>
          <table:table-cell table:style-name="ce20" office:value-type="float" office:value="940" calcext:value-type="float">
            <text:p>940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9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20" office:value-type="float" office:value="-453" calcext:value-type="float">
            <text:p>-453</text:p>
          </table:table-cell>
          <table:table-cell table:style-name="ce9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20" office:value-type="float" office:value="-1002" calcext:value-type="float">
            <text:p>-1002</text:p>
          </table:table-cell>
          <table:table-cell table:style-name="ce9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20" office:value-type="float" office:value="-2217" calcext:value-type="float">
            <text:p>-2217</text:p>
          </table:table-cell>
          <table:table-cell table:style-name="ce9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20" office:value-type="float" office:value="-4904" calcext:value-type="float">
            <text:p>-4904</text:p>
          </table:table-cell>
          <table:table-cell table:style-name="ce9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20" office:value-type="float" office:value="-10849" calcext:value-type="float">
            <text:p>-10849</text:p>
          </table:table-cell>
          <table:table-cell table:style-name="ce9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20" office:value-type="float" office:value="-24000" calcext:value-type="float">
            <text:p>-24000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9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28" calcext:value-type="float">
            <text:p>28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15" calcext:value-type="float">
            <text:p>15</text:p>
          </table:table-cell>
          <table:table-cell table:style-name="ce9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style-name="ce20" office:value-type="float" office:value="90" calcext:value-type="float">
            <text:p>90</text:p>
          </table:table-cell>
          <table:table-cell table:style-name="ce9"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table:style-name="ce20" office:value-type="float" office:value="224" calcext:value-type="float">
            <text:p>224</text:p>
          </table:table-cell>
          <table:table-cell table:style-name="ce9"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386" calcext:value-type="float">
            <text:p>386</text:p>
          </table:table-cell>
          <table:table-cell office:value-type="float" office:value="464" calcext:value-type="float">
            <text:p>464</text:p>
          </table:table-cell>
          <table:table-cell table:style-name="ce20" office:value-type="float" office:value="556" calcext:value-type="float">
            <text:p>556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20" office:value-type="float" office:value="45" calcext:value-type="float">
            <text:p>45</text:p>
          </table:table-cell>
          <table:table-cell table:style-name="ce9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20" office:value-type="float" office:value="99" calcext:value-type="float">
            <text:p>99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17" calcext:value-type="float">
            <text:p>17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0" office:value-type="float" office:value="37" calcext:value-type="float">
            <text:p>37</text:p>
          </table:table-cell>
          <table:table-cell table:style-name="ce9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20" office:value-type="float" office:value="82" calcext:value-type="float">
            <text:p>82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20" office:value-type="float" office:value="180" calcext:value-type="float">
            <text:p>180</text:p>
          </table:table-cell>
          <table:table-cell table:style-name="ce9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20" office:value-type="float" office:value="395" calcext:value-type="float">
            <text:p>39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20" office:value-type="float" office:value="866" calcext:value-type="float">
            <text:p>866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9" office:value-type="float" office:value="2" calcext:value-type="float">
            <text:p>2</text:p>
          </table:table-cell>
          <table:table-cell table:formula="of:=[.B16]+3" office:value-type="float" office:value="5" calcext:value-type="float">
            <text:p>5</text:p>
          </table:table-cell>
          <table:table-cell table:formula="of:=[.C16]+3" office:value-type="float" office:value="8" calcext:value-type="float">
            <text:p>8</text:p>
          </table:table-cell>
          <table:table-cell table:formula="of:=[.D16]+4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style-name="ce20" office:value-type="float" office:value="78" calcext:value-type="float">
            <text:p>78</text:p>
          </table:table-cell>
          <table:table-cell table:style-name="ce9"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table:style-name="ce20" office:value-type="float" office:value="276" calcext:value-type="float">
            <text:p>276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0" office:value-type="float" office:value="11" calcext:value-type="float">
            <text:p>11</text:p>
          </table:table-cell>
          <table:table-cell table:style-name="ce17" table:formula="of:=[.B18]+14" office:value-type="float" office:value="25" calcext:value-type="float">
            <text:p>25</text:p>
          </table:table-cell>
          <table:table-cell table:style-name="ce17" table:formula="of:=[.C18]+17" office:value-type="float" office:value="42" calcext:value-type="float">
            <text:p>42</text:p>
          </table:table-cell>
          <table:table-cell table:style-name="ce17" table:formula="of:=[.D18]+21" office:value-type="float" office:value="63" calcext:value-type="float">
            <text:p>63</text:p>
          </table:table-cell>
          <table:table-cell table:style-name="ce21" table:formula="of:=[.E18]+28" office:value-type="float" office:value="91" calcext:value-type="float">
            <text:p>91</text:p>
          </table:table-cell>
          <table:table-cell table:style-name="ce10" table:formula="of:=[.F18]+35" office:value-type="float" office:value="126" calcext:value-type="float">
            <text:p>126</text:p>
          </table:table-cell>
          <table:table-cell table:style-name="ce17" table:formula="of:=[.G18]+45" office:value-type="float" office:value="171" calcext:value-type="float">
            <text:p>171</text:p>
          </table:table-cell>
          <table:table-cell table:style-name="ce17" table:formula="of:=[.H18]+56" office:value-type="float" office:value="227" calcext:value-type="float">
            <text:p>227</text:p>
          </table:table-cell>
          <table:table-cell table:style-name="ce17" table:formula="of:=[.I18]+72" office:value-type="float" office:value="299" calcext:value-type="float">
            <text:p>299</text:p>
          </table:table-cell>
          <table:table-cell table:style-name="ce21" table:formula="of:=[.J18]+92" office:value-type="float" office:value="391" calcext:value-type="float">
            <text:p>391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POINT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3" calcext:value-type="float">
            <text:p>43</text:p>
          </table:table-cell>
          <table:table-cell table:style-name="ce19" office:value-type="float" office:value="52" calcext:value-type="float">
            <text:p>52</text:p>
          </table:table-cell>
          <table:table-cell table:style-name="ce8" office:value-type="float" office:value="62" calcext:value-type="float">
            <text:p>62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07" calcext:value-type="float">
            <text:p>107</text:p>
          </table:table-cell>
          <table:table-cell table:style-name="ce19" office:value-type="float" office:value="128" calcext:value-type="float">
            <text:p>128</text:p>
          </table:table-cell>
          <table:table-cell table:style-name="ce8" office:value-type="float" office:value="154" calcext:value-type="float">
            <text:p>15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66" calcext:value-type="float">
            <text:p>266</text:p>
          </table:table-cell>
          <table:table-cell table:style-name="ce19" office:value-type="float" office:value="319" calcext:value-type="float">
            <text:p>319</text:p>
          </table:table-cell>
          <table:table-cell table:style-name="ce8" office:value-type="float" office:value="383" calcext:value-type="float">
            <text:p>383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662" calcext:value-type="float">
            <text:p>662</text:p>
          </table:table-cell>
          <table:table-cell table:style-name="ce19" office:value-type="float" office:value="795" calcext:value-type="float">
            <text:p>795</text:p>
          </table:table-cell>
          <table:table-cell table:style-name="ce8" office:value-type="float" office:value="954" calcext:value-type="float">
            <text:p>954</text:p>
          </table:table-cell>
          <table:table-cell table:style-name="ce16" office:value-type="float" office:value="1145" calcext:value-type="float">
            <text:p>1145</text:p>
          </table:table-cell>
          <table:table-cell table:style-name="ce16" office:value-type="float" office:value="1374" calcext:value-type="float">
            <text:p>1374</text:p>
          </table:table-cell>
          <table:table-cell table:style-name="ce16" office:value-type="float" office:value="1648" calcext:value-type="float">
            <text:p>1648</text:p>
          </table:table-cell>
          <table:table-cell table:style-name="ce19" office:value-type="float" office:value="1978" calcext:value-type="float">
            <text:p>1978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92" calcext:value-type="float">
            <text:p>192</text:p>
          </table:table-cell>
          <table:table-cell table:style-name="ce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20" office:value-type="float" office:value="477" calcext:value-type="float">
            <text:p>477</text:p>
          </table:table-cell>
          <table:table-cell table:style-name="ce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20" office:value-type="float" office:value="1187" calcext:value-type="float">
            <text:p>1187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92" calcext:value-type="float">
            <text:p>192</text:p>
          </table:table-cell>
          <table:table-cell table:style-name="ce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20" office:value-type="float" office:value="477" calcext:value-type="float">
            <text:p>477</text:p>
          </table:table-cell>
          <table:table-cell table:style-name="ce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20" office:value-type="float" office:value="1187" calcext:value-type="float">
            <text:p>1187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92" calcext:value-type="float">
            <text:p>192</text:p>
          </table:table-cell>
          <table:table-cell table:style-name="ce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20" office:value-type="float" office:value="477" calcext:value-type="float">
            <text:p>477</text:p>
          </table:table-cell>
          <table:table-cell table:style-name="ce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20" office:value-type="float" office:value="1187" calcext:value-type="float">
            <text:p>1187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26" calcext:value-type="float">
            <text:p>26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20" office:value-type="float" office:value="64" calcext:value-type="float">
            <text:p>64</text:p>
          </table:table-cell>
          <table:table-cell table:style-name="ce9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20" office:value-type="float" office:value="160" calcext:value-type="float">
            <text:p>160</text:p>
          </table:table-cell>
          <table:table-cell table:style-name="ce9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20" office:value-type="float" office:value="397" calcext:value-type="float">
            <text:p>397</text:p>
          </table:table-cell>
          <table:table-cell table:style-name="ce9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20" office:value-type="float" office:value="989" calcext:value-type="float">
            <text:p>989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92" calcext:value-type="float">
            <text:p>192</text:p>
          </table:table-cell>
          <table:table-cell table:style-name="ce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20" office:value-type="float" office:value="477" calcext:value-type="float">
            <text:p>477</text:p>
          </table:table-cell>
          <table:table-cell table:style-name="ce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20" office:value-type="float" office:value="1187" calcext:value-type="float">
            <text:p>1187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33" calcext:value-type="float">
            <text:p>33</text:p>
          </table:table-cell>
          <table:table-cell table:style-name="ce9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20" office:value-type="float" office:value="83" calcext:value-type="float">
            <text:p>83</text:p>
          </table:table-cell>
          <table:table-cell table:style-name="ce9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20" office:value-type="float" office:value="205" calcext:value-type="float">
            <text:p>205</text:p>
          </table:table-cell>
          <table:table-cell table:style-name="ce9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20" office:value-type="float" office:value="511" calcext:value-type="float">
            <text:p>511</text:p>
          </table:table-cell>
          <table:table-cell table:style-name="ce9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20" office:value-type="float" office:value="1272" calcext:value-type="float">
            <text:p>1272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17" calcext:value-type="float">
            <text:p>17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20" office:value-type="float" office:value="41" calcext:value-type="float">
            <text:p>4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20" office:value-type="float" office:value="103" calcext:value-type="float">
            <text:p>103</text:p>
          </table:table-cell>
          <table:table-cell table:style-name="ce9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20" office:value-type="float" office:value="256" calcext:value-type="float">
            <text:p>256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21" calcext:value-type="float">
            <text:p>21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52" calcext:value-type="float">
            <text:p>52</text:p>
          </table:table-cell>
          <table:table-cell table:style-name="ce9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20" office:value-type="float" office:value="128" calcext:value-type="float">
            <text:p>128</text:p>
          </table:table-cell>
          <table:table-cell table:style-name="ce9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20" office:value-type="float" office:value="319" calcext:value-type="float">
            <text:p>319</text:p>
          </table:table-cell>
          <table:table-cell table:style-name="ce9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20" office:value-type="float" office:value="795" calcext:value-type="float">
            <text:p>795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20" office:value-type="float" office:value="77" calcext:value-type="float">
            <text:p>77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193" calcext:value-type="float">
            <text:p>193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9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0" office:value-type="float" office:value="75" calcext:value-type="float">
            <text:p>7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130" calcext:value-type="float">
            <text:p>130</text:p>
          </table:table-cell>
          <table:table-cell table:style-name="ce21" office:value-type="float" office:value="156" calcext:value-type="float">
            <text:p>156</text:p>
          </table:table-cell>
          <table:table-cell table:style-name="ce10" office:value-type="float" office:value="187" calcext:value-type="float">
            <text:p>187</text:p>
          </table:table-cell>
          <table:table-cell table:style-name="ce17" office:value-type="float" office:value="224" calcext:value-type="float">
            <text:p>224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322" calcext:value-type="float">
            <text:p>322</text:p>
          </table:table-cell>
          <table:table-cell table:style-name="ce21" office:value-type="float" office:value="387" calcext:value-type="float">
            <text:p>387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34" table:number-columns-repeated="82"/>
          <table:table-cell table:number-columns-repeated="910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text:p>HITPOINT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VILLAGE HEADQUARTER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0" table:formula="of:=ROUND(15*1.5;0)" office:value-type="float" office:value="23" calcext:value-type="float">
            <text:p>23</text:p>
          </table:table-cell>
          <table:table-cell table:style-name="ce30" table:formula="of:=ROUND(17*1.5;0)" office:value-type="float" office:value="26" calcext:value-type="float">
            <text:p>26</text:p>
          </table:table-cell>
          <table:table-cell table:style-name="ce31" table:formula="of:=ROUND(18*1.5;0)" office:value-type="float" office:value="27" calcext:value-type="float">
            <text:p>27</text:p>
          </table:table-cell>
          <table:table-cell table:style-name="ce32" table:formula="of:=ROUND(20*1.5;0)" office:value-type="float" office:value="30" calcext:value-type="float">
            <text:p>30</text:p>
          </table:table-cell>
          <table:table-cell table:style-name="ce30" table:formula="of:=ROUND(22*1.5;0)" office:value-type="float" office:value="33" calcext:value-type="float">
            <text:p>33</text:p>
          </table:table-cell>
          <table:table-cell table:style-name="ce30" table:formula="of:=ROUND(24*1.5;0)" office:value-type="float" office:value="36" calcext:value-type="float">
            <text:p>36</text:p>
          </table:table-cell>
          <table:table-cell table:style-name="ce30" table:formula="of:=ROUND(27*1.5;0)" office:value-type="float" office:value="41" calcext:value-type="float">
            <text:p>41</text:p>
          </table:table-cell>
          <table:table-cell table:style-name="ce31" table:formula="of:=ROUND(30*1.5;0)" office:value-type="float" office:value="45" calcext:value-type="float">
            <text:p>45</text:p>
          </table:table-cell>
          <table:table-cell table:style-name="ce32" table:formula="of:=ROUND(33*1.5;0)" office:value-type="float" office:value="50" calcext:value-type="float">
            <text:p>50</text:p>
          </table:table-cell>
          <table:table-cell table:style-name="ce30" table:formula="of:=ROUND(36*1.5;0)" office:value-type="float" office:value="54" calcext:value-type="float">
            <text:p>54</text:p>
          </table:table-cell>
          <table:table-cell table:style-name="ce30" table:formula="of:=ROUND(39*1.5;0)" office:value-type="float" office:value="59" calcext:value-type="float">
            <text:p>59</text:p>
          </table:table-cell>
          <table:table-cell table:style-name="ce30" table:formula="of:=ROUND(43*1.5;0)" office:value-type="float" office:value="65" calcext:value-type="float">
            <text:p>65</text:p>
          </table:table-cell>
          <table:table-cell table:style-name="ce31" table:formula="of:=ROUND(48*1.5;0)"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9" calcext:value-type="float">
            <text:p>19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20" office:value-type="float" office:value="49" calcext:value-type="float">
            <text:p>49</text:p>
          </table:table-cell>
          <table:table-cell table:style-name="ce9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20"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9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9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0" calcext:value-type="float">
            <text:p>30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7" calcext:value-type="float">
            <text:p>27</text:p>
          </table:table-cell>
          <table:table-cell table:style-name="ce21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3" calcext:value-type="float">
            <text:p>43</text:p>
          </table:table-cell>
          <table:table-cell table:style-name="ce26" table:formula="of:=ROUND(47*1.5;0)" office:value-type="float" office:value="71" calcext:value-type="float">
            <text:p>71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ce6" office:value-type="string" calcext:value-type="string">
            <text:p>UNITS</text:p>
          </table:table-cell>
          <table:table-cell table:style-name="ce12" office:value-type="string" calcext:value-type="string">
            <text:p>PRV</text:p>
          </table:table-cell>
          <table:table-cell table:style-name="ce12" office:value-type="string" calcext:value-type="string">
            <text:p>OFFG</text:p>
          </table:table-cell>
          <table:table-cell table:style-name="ce12" office:value-type="string" calcext:value-type="string">
            <text:p>OFFC</text:p>
          </table:table-cell>
          <table:table-cell table:style-name="ce12" office:value-type="string" calcext:value-type="string">
            <text:p>OFFA</text:p>
          </table:table-cell>
          <table:table-cell table:style-name="ce12" office:value-type="string" calcext:value-type="string">
            <text:p>DEFG</text:p>
          </table:table-cell>
          <table:table-cell table:style-name="ce12" office:value-type="string" calcext:value-type="string">
            <text:p>DEFC</text:p>
          </table:table-cell>
          <table:table-cell table:style-name="ce12" office:value-type="string" calcext:value-type="string">
            <text:p>DEFA</text:p>
          </table:table-cell>
          <table:table-cell table:style-name="ce12" office:value-type="string" calcext:value-type="string">
            <text:p>HPTS</text:p>
          </table:table-cell>
          <table:table-cell table:style-name="ce22" office:value-type="string" calcext:value-type="string" table:number-columns-spanned="2" table:number-rows-spanned="1">
            <text:p>SPEED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RECRUIT TIME</text:p>
          </table:table-cell>
          <table:covered-table-cell table:style-name="ce12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2" office:value-type="string" calcext:value-type="string">
            <text:p>SPEARMAN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16" office:value-type="float" office:value="45" calcext:value-type="float">
            <text:p>45</text:p>
          </table:table-cell>
          <table:table-cell table:style-name="ce1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time" office:time-value="PT00H14M00S" calcext:value-type="time" table:number-columns-spanned="2" table:number-rows-spanned="1">
            <text:p>00:14:00</text:p>
          </table:table-cell>
          <table:covered-table-cell table:style-name="ce19"/>
          <table:table-cell table:style-name="ce23" office:value-type="time" office:time-value="PT00H01M30S" calcext:value-type="time" table:number-columns-spanned="2" table:number-rows-spanned="1">
            <text:p>00:01:30</text:p>
          </table:table-cell>
          <table:covered-table-cell table:style-name="ce19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SWORDSMAN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55" calcext:value-type="float">
            <text:p>5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18M00S" calcext:value-type="time" table:number-columns-spanned="2" table:number-rows-spanned="1">
            <text:p>00:18:00</text:p>
          </table:table-cell>
          <table:covered-table-cell table:style-name="ce27"/>
          <table:table-cell table:style-name="ce24" office:value-type="time" office:time-value="PT00H02M00S" calcext:value-type="time" table:number-columns-spanned="2" table:number-rows-spanned="1">
            <text:p>00:02:0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AXE FIGHTER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14M00S" calcext:value-type="time" table:number-columns-spanned="2" table:number-rows-spanned="1">
            <text:p>00:14:00</text:p>
          </table:table-cell>
          <table:covered-table-cell table:style-name="ce27"/>
          <table:table-cell table:style-name="ce24" office:value-type="time" office:time-value="PT00H02M30S" calcext:value-type="time" table:number-columns-spanned="2" table:number-rows-spanned="1">
            <text:p>00:02:3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ARCHER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14M00S" calcext:value-type="time" table:number-columns-spanned="2" table:number-rows-spanned="1">
            <text:p>00:14:00</text:p>
          </table:table-cell>
          <table:covered-table-cell table:style-name="ce27"/>
          <table:table-cell table:style-name="ce24" office:value-type="time" office:time-value="PT00H03M00S" calcext:value-type="time" table:number-columns-spanned="2" table:number-rows-spanned="1">
            <text:p>00:03:0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LIGHT CAVALRY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30" calcext:value-type="float">
            <text:p>13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08M00S" calcext:value-type="time" table:number-columns-spanned="2" table:number-rows-spanned="1">
            <text:p>00:08:00</text:p>
          </table:table-cell>
          <table:covered-table-cell table:style-name="ce27"/>
          <table:table-cell table:style-name="ce24" office:value-type="time" office:time-value="PT00H06M00S" calcext:value-type="time" table:number-columns-spanned="2" table:number-rows-spanned="1">
            <text:p>00:06:0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OUNTED ARCHER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50" calcext:value-type="float">
            <text:p>150</text:p>
          </table:table-cell>
          <table:table-cell table:style-name="ce9"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table:style-name="ce20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08M00S" calcext:value-type="time" table:number-columns-spanned="2" table:number-rows-spanned="1">
            <text:p>00:08:00</text:p>
          </table:table-cell>
          <table:covered-table-cell table:style-name="ce27"/>
          <table:table-cell table:style-name="ce24" office:value-type="time" office:time-value="PT00H07M30S" calcext:value-type="time" table:number-columns-spanned="2" table:number-rows-spanned="1">
            <text:p>00:07:30</text:p>
          </table:table-cell>
          <table:covered-table-cell table:style-name="Default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HEAVY CAVALRY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style-name="ce18" office:value-type="float" office:value="160" calcext:value-type="float">
            <text:p>160</text:p>
          </table:table-cell>
          <table:table-cell table:style-name="ce20" office:value-type="float" office:value="180" calcext:value-type="float">
            <text:p>18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09M00S" calcext:value-type="time" table:number-columns-spanned="2" table:number-rows-spanned="1">
            <text:p>00:09:00</text:p>
          </table:table-cell>
          <table:covered-table-cell table:style-name="ce27"/>
          <table:table-cell table:style-name="ce24" office:value-type="time" office:time-value="PT00H10M00S" calcext:value-type="time" table:number-columns-spanned="2" table:number-rows-spanned="1">
            <text:p>00:10:00</text:p>
          </table:table-cell>
          <table:covered-table-cell table:style-name="Default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RAM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time" office:time-value="PT00H24M00S" calcext:value-type="time" table:number-columns-spanned="2" table:number-rows-spanned="1">
            <text:p>00:24:00</text:p>
          </table:table-cell>
          <table:covered-table-cell table:style-name="ce27"/>
          <table:table-cell table:style-name="ce24" office:value-type="time" office:time-value="PT00H08M00S" calcext:value-type="time" table:number-columns-spanned="2" table:number-rows-spanned="1">
            <text:p>00:08:00</text:p>
          </table:table-cell>
          <table:covered-table-cell table:style-name="Default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CATAPULT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time" office:time-value="PT00H24M00S" calcext:value-type="time" table:number-columns-spanned="2" table:number-rows-spanned="1">
            <text:p>00:24:00</text:p>
          </table:table-cell>
          <table:covered-table-cell table:style-name="ce27"/>
          <table:table-cell table:style-name="ce24" office:value-type="time" office:time-value="PT00H07M30S" calcext:value-type="time" table:number-columns-spanned="2" table:number-rows-spanned="1">
            <text:p>00:07:30</text:p>
          </table:table-cell>
          <table:covered-table-cell table:style-name="Default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BERSERKER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14M00S" calcext:value-type="time" table:number-columns-spanned="2" table:number-rows-spanned="1">
            <text:p>00:14:00</text:p>
          </table:table-cell>
          <table:covered-table-cell table:style-name="ce27"/>
          <table:table-cell table:style-name="ce24" office:value-type="time" office:time-value="PT00H20M00S" calcext:value-type="time" table:number-columns-spanned="2" table:number-rows-spanned="1">
            <text:p>00:20:0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TREBUCHET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style-name="ce18" office:value-type="float" office:value="250" calcext:value-type="float">
            <text:p>250</text:p>
          </table:table-cell>
          <table:table-cell table:style-name="ce20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time" office:time-value="PT00H50M00S" calcext:value-type="time" table:number-columns-spanned="2" table:number-rows-spanned="1">
            <text:p>00:50:00</text:p>
          </table:table-cell>
          <table:covered-table-cell table:style-name="ce27"/>
          <table:table-cell table:style-name="ce24" office:value-type="time" office:time-value="PT00H20M00S" calcext:value-type="time" table:number-columns-spanned="2" table:number-rows-spanned="1">
            <text:p>00:20:00</text:p>
          </table:table-cell>
          <table:covered-table-cell table:style-name="ce27"/>
          <table:table-cell table:style-name="ce29" table:number-columns-repeated="18"/>
          <table:table-cell table:number-columns-repeated="966"/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NOBLEMAN</text:p>
          </table:table-cell>
          <table:table-cell table:style-name="ce14" office:value-type="float" office:value="100" calcext:value-type="float">
            <text:p>10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time" office:time-value="PT00H35M00S" calcext:value-type="time" table:number-columns-spanned="2" table:number-rows-spanned="1">
            <text:p>00:35:00</text:p>
          </table:table-cell>
          <table:covered-table-cell table:style-name="ce27"/>
          <table:table-cell table:style-name="ce24" office:value-type="time" office:time-value="PT03H00M00S" calcext:value-type="time" table:number-columns-spanned="2" table:number-rows-spanned="1">
            <text:p>03:00:00</text:p>
          </table:table-cell>
          <table:covered-table-cell table:style-name="ce27"/>
          <table:table-cell table:style-name="ce29" table:number-columns-repeated="18"/>
          <table:table-cell table:number-columns-repeated="968"/>
          <table:table-cell table:style-name="Default" table:number-columns-repeated="24"/>
        </table:table-row>
        <table:table-row table:style-name="ro1">
          <table:table-cell table:style-name="ce4" office:value-type="string" calcext:value-type="string">
            <text:p>PALADIN</text:p>
          </table:table-cell>
          <table:table-cell table:style-name="ce15" office:value-type="float" office:value="1" calcext:value-type="float">
            <text:p>1</text:p>
          </table:table-cell>
          <table:table-cell table:style-name="ce10" office:value-type="float" office:value="150" calcext:value-type="float">
            <text:p>150</text:p>
          </table:table-cell>
          <table:table-cell table:style-name="ce17" office:value-type="float" office:value="150" calcext:value-type="float">
            <text:p>150</text:p>
          </table:table-cell>
          <table:table-cell table:style-name="ce21" office:value-type="float" office:value="150" calcext:value-type="float">
            <text:p>150</text:p>
          </table:table-cell>
          <table:table-cell table:style-name="ce10" office:value-type="float" office:value="250" calcext:value-type="float">
            <text:p>250</text:p>
          </table:table-cell>
          <table:table-cell table:style-name="ce17" office:value-type="float" office:value="400" calcext:value-type="float">
            <text:p>400</text:p>
          </table:table-cell>
          <table:table-cell table:style-name="ce21"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time" office:time-value="PT00H08M00S" calcext:value-type="time" table:number-columns-spanned="2" table:number-rows-spanned="1">
            <text:p>00:08:00</text:p>
          </table:table-cell>
          <table:covered-table-cell table:style-name="ce28"/>
          <table:table-cell table:style-name="ce25" office:value-type="time" office:time-value="PT06H00M00S" calcext:value-type="time" table:number-columns-spanned="2" table:number-rows-spanned="1">
            <text:p>06:00:00</text:p>
          </table:table-cell>
          <table:covered-table-cell table:style-name="ce28"/>
          <table:table-cell table:style-name="ce29" table:number-columns-repeated="18"/>
          <table:table-cell table:number-columns-repeated="968"/>
          <table:table-cell table:style-name="Default" table:number-columns-repeated="24"/>
        </table:table-row>
        <table:table-row table:style-name="ro1" table:number-rows-repeated="10485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URCH" table:style-name="ta1">
        <office:forms form:automatic-focus="false" form:apply-design-mode="false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3" table:number-columns-repeated="984" table:default-cell-style-name="ce29"/>
        <table:table-row table:style-name="ro1">
          <table:table-cell table:style-name="ce1" office:value-type="string" calcext:value-type="string">
            <text:p>CHURCH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DEFENSIV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DEFCATS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OFFENSIV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OFFZERKS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OFFRAMS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OFFCATS</text:p>
          </table:table-cell>
          <table:table-cell table:style-name="ce38"/>
          <table:table-cell table:style-name="ce47" table:number-columns-repeated="2"/>
          <table:table-cell table:style-name="ce5"/>
          <table:table-cell table:number-columns-repeated="984"/>
        </table:table-row>
        <table:table-row table:style-name="ro1"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number-columns-repeated="984"/>
        </table:table-row>
        <table:table-row table:style-name="ro1"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D11:.D14];[.D16:.D27])" office:value-type="float" office:value="15029" calcext:value-type="float">
            <text:p>15029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I11:.I14];[.I16:.I27])" office:value-type="float" office:value="3030" calcext:value-type="float">
            <text:p>303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N11:.N14];[.N16:.N27])" office:value-type="float" office:value="3030" calcext:value-type="float">
            <text:p>303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S11:.S14];[.S16:.S27])" office:value-type="float" office:value="3030" calcext:value-type="float">
            <text:p>303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X11:.X14];[.X16:.X27])" office:value-type="float" office:value="3030" calcext:value-type="float">
            <text:p>303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AC11:.AC14];[.AC16:.AC27])" office:value-type="float" office:value="3030" calcext:value-type="float">
            <text:p>303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AH11:.AH14];[.AH16:.AH27])" office:value-type="float" office:value="3030" calcext:value-type="float">
            <text:p>303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D31:.D43])" office:value-type="float" office:value="8970" calcext:value-type="float">
            <text:p>8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I31:.I43])" office:value-type="float" office:value="20970" calcext:value-type="float">
            <text:p>20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N31:.N43])" office:value-type="float" office:value="20970" calcext:value-type="float">
            <text:p>20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S31:.S43])" office:value-type="float" office:value="20970" calcext:value-type="float">
            <text:p>20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X31:.X43])" office:value-type="float" office:value="20970" calcext:value-type="float">
            <text:p>20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AC31:.AC43])" office:value-type="float" office:value="20970" calcext:value-type="float">
            <text:p>2097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AH31:.AH43])" office:value-type="float" office:value="20970" calcext:value-type="float">
            <text:p>2097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D3];[.D4];[.D15])" office:value-type="float" office:value="1" calcext:value-type="float">
            <text:p>1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I3];[.I4];[.I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N3];[.N4];[.N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S3];[.S4];[.S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X3];[.X4];[.X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AC3];[.AC4];[.AC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AH3];[.AH4];[.AH15])" office:value-type="float" office:value="-0" calcext:value-type="float">
            <text:p>0</text:p>
          </table:table-cell>
          <table:table-cell table:style-name="ce73"/>
          <table:table-cell table:number-columns-repeated="984"/>
        </table:table-row>
        <table:table-row table:style-name="ro1"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B20]" office:value-type="float" office:value="25" calcext:value-type="float">
            <text:p>25</text:p>
          </table:table-cell>
          <table:table-cell table:style-name="ce62" table:content-validation-name="val3" table:formula="of:=IF([.B20]&lt;10;0;IF([.B20]&lt;20;0.05;IF([.B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G20]" office:value-type="float" office:value="25" calcext:value-type="float">
            <text:p>25</text:p>
          </table:table-cell>
          <table:table-cell table:style-name="ce62" table:content-validation-name="val3" table:formula="of:=IF([.G20]&lt;10;0;IF([.G20]&lt;20;0.05;IF([.G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L20]" office:value-type="float" office:value="25" calcext:value-type="float">
            <text:p>25</text:p>
          </table:table-cell>
          <table:table-cell table:style-name="ce62" table:content-validation-name="val3" table:formula="of:=IF([.L20]&lt;10;0;IF([.L20]&lt;20;0.05;IF([.L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Q20]" office:value-type="float" office:value="25" calcext:value-type="float">
            <text:p>25</text:p>
          </table:table-cell>
          <table:table-cell table:style-name="ce62" table:content-validation-name="val3" table:formula="of:=IF([.Q20]&lt;10;0;IF([.Q20]&lt;20;0.05;IF([.Q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V20]" office:value-type="float" office:value="25" calcext:value-type="float">
            <text:p>25</text:p>
          </table:table-cell>
          <table:table-cell table:style-name="ce62" table:content-validation-name="val3" table:formula="of:=IF([.V20]&lt;10;0;IF([.V20]&lt;20;0.05;IF([.V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AA20]" office:value-type="float" office:value="25" calcext:value-type="float">
            <text:p>25</text:p>
          </table:table-cell>
          <table:table-cell table:style-name="ce62" table:content-validation-name="val3" table:formula="of:=IF([.AA20]&lt;10;0;IF([.AA20]&lt;20;0.05;IF([.AA20]&lt;25;0.15;0.3)))" office:value-type="percentage" office:value="0.3" calcext:value-type="percentage">
            <text:p>3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AF20]" office:value-type="float" office:value="25" calcext:value-type="float">
            <text:p>25</text:p>
          </table:table-cell>
          <table:table-cell table:style-name="ce62" table:content-validation-name="val3" table:formula="of:=IF([.AF20]&lt;10;0;IF([.AF20]&lt;20;0.05;IF([.AF20]&lt;25;0.15;0.3)))" office:value-type="percentage" office:value="0.3" calcext:value-type="percentage">
            <text:p>30.00%</text:p>
          </table:table-cell>
          <table:table-cell table:style-name="ce73"/>
          <table:table-cell table:number-columns-repeated="984"/>
        </table:table-row>
        <table:table-row table:style-name="ro1"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C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H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M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R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W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AB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AG7]*0.04" office:value-type="percentage" office:value="0" calcext:value-type="percentage">
            <text:p>0.00%</text:p>
          </table:table-cell>
          <table:table-cell table:style-name="ce73"/>
          <table:table-cell table:number-columns-repeated="984"/>
        </table:table-row>
        <table:table-row table:style-name="ro1"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D60]);0)" office:value-type="float" office:value="7" calcext:value-type="float">
            <text:p>7</text:p>
          </table:table-cell>
          <table:table-cell table:style-name="ce64" table:content-validation-name="val3" table:formula="of:=[.D60]" office:value-type="time" office:time-value="PT165H32M18.461538462S" calcext:value-type="time">
            <text:p>21:32:18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I60]);0)" office:value-type="float" office:value="19" calcext:value-type="float">
            <text:p>19</text:p>
          </table:table-cell>
          <table:table-cell table:style-name="ce64" table:content-validation-name="val3" table:formula="of:=[.I60]" office:value-type="time" office:time-value="PT452H43M04.615384615S" calcext:value-type="time">
            <text:p>20:43:05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N60]);0)" office:value-type="float" office:value="19" calcext:value-type="float">
            <text:p>19</text:p>
          </table:table-cell>
          <table:table-cell table:style-name="ce64" table:content-validation-name="val3" table:formula="of:=[.N60]" office:value-type="time" office:time-value="PT462H20M00S" calcext:value-type="time">
            <text:p>06:2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S60]);0)" office:value-type="float" office:value="17" calcext:value-type="float">
            <text:p>17</text:p>
          </table:table-cell>
          <table:table-cell table:style-name="ce64" table:content-validation-name="val3" table:formula="of:=[.S60]" office:value-type="time" office:time-value="PT406H18M27.692307692S" calcext:value-type="time">
            <text:p>22:18:28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X60]);0)" office:value-type="float" office:value="15" calcext:value-type="float">
            <text:p>15</text:p>
          </table:table-cell>
          <table:table-cell table:style-name="ce64" table:content-validation-name="val3" table:formula="of:=[.X60]" office:value-type="time" office:time-value="PT366H40M00S" calcext:value-type="time">
            <text:p>06:4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AC60]);0)" office:value-type="float" office:value="17" calcext:value-type="float">
            <text:p>17</text:p>
          </table:table-cell>
          <table:table-cell table:style-name="ce64" table:content-validation-name="val3" table:formula="of:=[.AC60]" office:value-type="time" office:time-value="PT410H24M36.923076923S" calcext:value-type="time">
            <text:p>02:24:37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AH60]);0)" office:value-type="float" office:value="13" calcext:value-type="float">
            <text:p>13</text:p>
          </table:table-cell>
          <table:table-cell table:style-name="ce64" table:content-validation-name="val3" table:formula="of:=[.AH60]" office:value-type="time" office:time-value="PT319H46M09.230769231S" calcext:value-type="time">
            <text:p>07:46:09</text:p>
          </table:table-cell>
          <table:table-cell table:style-name="ce5"/>
          <table:table-cell table:number-columns-repeated="984"/>
        </table:table-row>
        <table:table-row table:style-name="ro1">
          <table:table-cell table:number-columns-repeated="35"/>
          <table:table-cell table:style-name="ce74" table:number-columns-repeated="984"/>
        </table:table-row>
        <table:table-row table:style-name="ro1"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B11]=0;0;HLOOKUP([.B11];BLDPOINTS;2;0))" office:value-type="float" office:value="795" calcext:value-type="float">
            <text:p>795</text:p>
          </table:table-cell>
          <table:table-cell table:style-name="ce65" table:formula="of:=IF([.B11]=0;0;HLOOKUP([.B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G11]=0;0;HLOOKUP([.G11];BLDPOINTS;2;0))" office:value-type="float" office:value="795" calcext:value-type="float">
            <text:p>795</text:p>
          </table:table-cell>
          <table:table-cell table:style-name="ce65" table:formula="of:=IF([.G11]=0;0;HLOOKUP([.G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L11]=0;0;HLOOKUP([.L11];BLDPOINTS;2;0))" office:value-type="float" office:value="795" calcext:value-type="float">
            <text:p>795</text:p>
          </table:table-cell>
          <table:table-cell table:style-name="ce65" table:formula="of:=IF([.L11]=0;0;HLOOKUP([.L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Q11]=0;0;HLOOKUP([.Q11];BLDPOINTS;2;0))" office:value-type="float" office:value="795" calcext:value-type="float">
            <text:p>795</text:p>
          </table:table-cell>
          <table:table-cell table:style-name="ce65" table:formula="of:=IF([.Q11]=0;0;HLOOKUP([.Q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V11]=0;0;HLOOKUP([.V11];BLDPOINTS;2;0))" office:value-type="float" office:value="795" calcext:value-type="float">
            <text:p>795</text:p>
          </table:table-cell>
          <table:table-cell table:style-name="ce65" table:formula="of:=IF([.V11]=0;0;HLOOKUP([.V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AA11]=0;0;HLOOKUP([.AA11];BLDPOINTS;2;0))" office:value-type="float" office:value="795" calcext:value-type="float">
            <text:p>795</text:p>
          </table:table-cell>
          <table:table-cell table:style-name="ce65" table:formula="of:=IF([.AA11]=0;0;HLOOKUP([.AA11];BLDFOOD;2;0))" office:value-type="float" office:value="212" calcext:value-type="float">
            <text:p>212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25" calcext:value-type="float">
            <text:p>25</text:p>
          </table:table-cell>
          <table:table-cell table:style-name="ce54" table:formula="of:=IF([.AF11]=0;0;HLOOKUP([.AF11];BLDPOINTS;2;0))" office:value-type="float" office:value="795" calcext:value-type="float">
            <text:p>795</text:p>
          </table:table-cell>
          <table:table-cell table:style-name="ce65" table:formula="of:=IF([.AF11]=0;0;HLOOKUP([.AF11];BLDFOOD;2;0))" office:value-type="float" office:value="212" calcext:value-type="float">
            <text:p>21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B12]=0;0;HLOOKUP([.B12];BLDPOINTS;3;0))" office:value-type="float" office:value="1187" calcext:value-type="float">
            <text:p>1187</text:p>
          </table:table-cell>
          <table:table-cell table:style-name="ce66" table:formula="of:=IF([.B12]=0;0;HLOOKUP([.B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G12]=0;0;HLOOKUP([.G12];BLDPOINTS;3;0))" office:value-type="float" office:value="1187" calcext:value-type="float">
            <text:p>1187</text:p>
          </table:table-cell>
          <table:table-cell table:style-name="ce66" table:formula="of:=IF([.G12]=0;0;HLOOKUP([.G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L12]=0;0;HLOOKUP([.L12];BLDPOINTS;3;0))" office:value-type="float" office:value="1187" calcext:value-type="float">
            <text:p>1187</text:p>
          </table:table-cell>
          <table:table-cell table:style-name="ce66" table:formula="of:=IF([.L12]=0;0;HLOOKUP([.L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Q12]=0;0;HLOOKUP([.Q12];BLDPOINTS;3;0))" office:value-type="float" office:value="1187" calcext:value-type="float">
            <text:p>1187</text:p>
          </table:table-cell>
          <table:table-cell table:style-name="ce66" table:formula="of:=IF([.Q12]=0;0;HLOOKUP([.Q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V12]=0;0;HLOOKUP([.V12];BLDPOINTS;3;0))" office:value-type="float" office:value="1187" calcext:value-type="float">
            <text:p>1187</text:p>
          </table:table-cell>
          <table:table-cell table:style-name="ce66" table:formula="of:=IF([.V12]=0;0;HLOOKUP([.V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A12]=0;0;HLOOKUP([.AA12];BLDPOINTS;3;0))" office:value-type="float" office:value="1187" calcext:value-type="float">
            <text:p>1187</text:p>
          </table:table-cell>
          <table:table-cell table:style-name="ce66" table:formula="of:=IF([.AA12]=0;0;HLOOKUP([.AA12];BLDFOOD;3;0))" office:value-type="float" office:value="322" calcext:value-type="float">
            <text:p>322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F12]=0;0;HLOOKUP([.AF12];BLDPOINTS;3;0))" office:value-type="float" office:value="1187" calcext:value-type="float">
            <text:p>1187</text:p>
          </table:table-cell>
          <table:table-cell table:style-name="ce66" table:formula="of:=IF([.AF12]=0;0;HLOOKUP([.AF12];BLDFOOD;3;0))" office:value-type="float" office:value="322" calcext:value-type="float">
            <text:p>322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B13]=0;0;HLOOKUP([.B13];BLDPOINTS;4;0))" office:value-type="float" office:value="1187" calcext:value-type="float">
            <text:p>1187</text:p>
          </table:table-cell>
          <table:table-cell table:style-name="ce66" table:formula="of:=IF([.B13]=0;0;HLOOKUP([.B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G13]=0;0;HLOOKUP([.G13];BLDPOINTS;4;0))" office:value-type="float" office:value="1187" calcext:value-type="float">
            <text:p>1187</text:p>
          </table:table-cell>
          <table:table-cell table:style-name="ce66" table:formula="of:=IF([.G13]=0;0;HLOOKUP([.G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L13]=0;0;HLOOKUP([.L13];BLDPOINTS;4;0))" office:value-type="float" office:value="1187" calcext:value-type="float">
            <text:p>1187</text:p>
          </table:table-cell>
          <table:table-cell table:style-name="ce66" table:formula="of:=IF([.L13]=0;0;HLOOKUP([.L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Q13]=0;0;HLOOKUP([.Q13];BLDPOINTS;4;0))" office:value-type="float" office:value="1187" calcext:value-type="float">
            <text:p>1187</text:p>
          </table:table-cell>
          <table:table-cell table:style-name="ce66" table:formula="of:=IF([.Q13]=0;0;HLOOKUP([.Q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V13]=0;0;HLOOKUP([.V13];BLDPOINTS;4;0))" office:value-type="float" office:value="1187" calcext:value-type="float">
            <text:p>1187</text:p>
          </table:table-cell>
          <table:table-cell table:style-name="ce66" table:formula="of:=IF([.V13]=0;0;HLOOKUP([.V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A13]=0;0;HLOOKUP([.AA13];BLDPOINTS;4;0))" office:value-type="float" office:value="1187" calcext:value-type="float">
            <text:p>1187</text:p>
          </table:table-cell>
          <table:table-cell table:style-name="ce66" table:formula="of:=IF([.AA13]=0;0;HLOOKUP([.AA13];BLDFOOD;4;0))" office:value-type="float" office:value="438" calcext:value-type="float">
            <text:p>438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F13]=0;0;HLOOKUP([.AF13];BLDPOINTS;4;0))" office:value-type="float" office:value="1187" calcext:value-type="float">
            <text:p>1187</text:p>
          </table:table-cell>
          <table:table-cell table:style-name="ce66" table:formula="of:=IF([.AF13]=0;0;HLOOKUP([.AF13];BLDFOOD;4;0))" office:value-type="float" office:value="438" calcext:value-type="float">
            <text:p>438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B14]=0;0;HLOOKUP([.B14];BLDPOINTS;5;0))" office:value-type="float" office:value="1187" calcext:value-type="float">
            <text:p>1187</text:p>
          </table:table-cell>
          <table:table-cell table:style-name="ce66" table:formula="of:=IF([.B14]=0;0;HLOOKUP([.B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G14]=0;0;HLOOKUP([.G14];BLDPOINTS;5;0))" office:value-type="float" office:value="1187" calcext:value-type="float">
            <text:p>1187</text:p>
          </table:table-cell>
          <table:table-cell table:style-name="ce66" table:formula="of:=IF([.G14]=0;0;HLOOKUP([.G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L14]=0;0;HLOOKUP([.L14];BLDPOINTS;5;0))" office:value-type="float" office:value="1187" calcext:value-type="float">
            <text:p>1187</text:p>
          </table:table-cell>
          <table:table-cell table:style-name="ce66" table:formula="of:=IF([.L14]=0;0;HLOOKUP([.L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Q14]=0;0;HLOOKUP([.Q14];BLDPOINTS;5;0))" office:value-type="float" office:value="1187" calcext:value-type="float">
            <text:p>1187</text:p>
          </table:table-cell>
          <table:table-cell table:style-name="ce66" table:formula="of:=IF([.Q14]=0;0;HLOOKUP([.Q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V14]=0;0;HLOOKUP([.V14];BLDPOINTS;5;0))" office:value-type="float" office:value="1187" calcext:value-type="float">
            <text:p>1187</text:p>
          </table:table-cell>
          <table:table-cell table:style-name="ce66" table:formula="of:=IF([.V14]=0;0;HLOOKUP([.V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A14]=0;0;HLOOKUP([.AA14];BLDPOINTS;5;0))" office:value-type="float" office:value="1187" calcext:value-type="float">
            <text:p>1187</text:p>
          </table:table-cell>
          <table:table-cell table:style-name="ce66" table:formula="of:=IF([.AA14]=0;0;HLOOKUP([.AA14];BLDFOOD;5;0))" office:value-type="float" office:value="940" calcext:value-type="float">
            <text:p>94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F14]=0;0;HLOOKUP([.AF14];BLDPOINTS;5;0))" office:value-type="float" office:value="1187" calcext:value-type="float">
            <text:p>1187</text:p>
          </table:table-cell>
          <table:table-cell table:style-name="ce66" table:formula="of:=IF([.AF14]=0;0;HLOOKUP([.AF14];BLDFOOD;5;0))" office:value-type="float" office:value="940" calcext:value-type="float">
            <text:p>94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B15]=0;0;IF([.B15]=31;HLOOKUP(30;BLDPOINTS;6;0);HLOOKUP([.B15];BLDPOINTS;6;0)))" office:value-type="float" office:value="989" calcext:value-type="float">
            <text:p>989</text:p>
          </table:table-cell>
          <table:table-cell table:style-name="ce66" table:formula="of:=ROUND(IF([.B15]=0;0;IF([.B15]=31;HLOOKUP(30;BLDFOOD;6;0)*1.1;HLOOKUP([.B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G15]=0;0;IF([.G15]=31;HLOOKUP(30;BLDPOINTS;6;0);HLOOKUP([.G15];BLDPOINTS;6;0)))" office:value-type="float" office:value="989" calcext:value-type="float">
            <text:p>989</text:p>
          </table:table-cell>
          <table:table-cell table:style-name="ce66" table:formula="of:=ROUND(IF([.G15]=0;0;IF([.G15]=31;HLOOKUP(30;BLDFOOD;6;0)*1.1;HLOOKUP([.G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L15]=0;0;IF([.L15]=31;HLOOKUP(30;BLDPOINTS;6;0);HLOOKUP([.L15];BLDPOINTS;6;0)))" office:value-type="float" office:value="989" calcext:value-type="float">
            <text:p>989</text:p>
          </table:table-cell>
          <table:table-cell table:style-name="ce66" table:formula="of:=ROUND(IF([.L15]=0;0;IF([.L15]=31;HLOOKUP(30;BLDFOOD;6;0)*1.1;HLOOKUP([.L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Q15]=0;0;IF([.Q15]=31;HLOOKUP(30;BLDPOINTS;6;0);HLOOKUP([.Q15];BLDPOINTS;6;0)))" office:value-type="float" office:value="989" calcext:value-type="float">
            <text:p>989</text:p>
          </table:table-cell>
          <table:table-cell table:style-name="ce66" table:formula="of:=ROUND(IF([.Q15]=0;0;IF([.Q15]=31;HLOOKUP(30;BLDFOOD;6;0)*1.1;HLOOKUP([.Q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V15]=0;0;IF([.V15]=31;HLOOKUP(30;BLDPOINTS;6;0);HLOOKUP([.V15];BLDPOINTS;6;0)))" office:value-type="float" office:value="989" calcext:value-type="float">
            <text:p>989</text:p>
          </table:table-cell>
          <table:table-cell table:style-name="ce66" table:formula="of:=ROUND(IF([.V15]=0;0;IF([.V15]=31;HLOOKUP(30;BLDFOOD;6;0)*1.1;HLOOKUP([.V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AA15]=0;0;IF([.AA15]=31;HLOOKUP(30;BLDPOINTS;6;0);HLOOKUP([.AA15];BLDPOINTS;6;0)))" office:value-type="float" office:value="989" calcext:value-type="float">
            <text:p>989</text:p>
          </table:table-cell>
          <table:table-cell table:style-name="ce66" table:formula="of:=ROUND(IF([.AA15]=0;0;IF([.AA15]=31;HLOOKUP(30;BLDFOOD;6;0)*1.1;HLOOKUP([.AA15];BLDFOOD;6;0)));0)" office:value-type="float" office:value="-24000" calcext:value-type="float">
            <text:p>-2400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30" calcext:value-type="float">
            <text:p>30</text:p>
          </table:table-cell>
          <table:table-cell table:style-name="ce55" table:formula="of:=IF([.AF15]=0;0;IF([.AF15]=31;HLOOKUP(30;BLDPOINTS;6;0);HLOOKUP([.AF15];BLDPOINTS;6;0)))" office:value-type="float" office:value="989" calcext:value-type="float">
            <text:p>989</text:p>
          </table:table-cell>
          <table:table-cell table:style-name="ce66" table:formula="of:=ROUND(IF([.AF15]=0;0;IF([.AF15]=31;HLOOKUP(30;BLDFOOD;6;0)*1.1;HLOOKUP([.AF15];BLDFOOD;6;0)));0)" office:value-type="float" office:value="-24000" calcext:value-type="float">
            <text:p>-2400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B16]=0;0;HLOOKUP([.B16];BLDPOINTS;7;0))" office:value-type="float" office:value="1187" calcext:value-type="float">
            <text:p>1187</text:p>
          </table:table-cell>
          <table:table-cell table:style-name="ce66" table:formula="of:=IF([.B16]=0;0;HLOOKUP([.B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G16]=0;0;HLOOKUP([.G16];BLDPOINTS;7;0))" office:value-type="float" office:value="1187" calcext:value-type="float">
            <text:p>1187</text:p>
          </table:table-cell>
          <table:table-cell table:style-name="ce66" table:formula="of:=IF([.G16]=0;0;HLOOKUP([.G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L16]=0;0;HLOOKUP([.L16];BLDPOINTS;7;0))" office:value-type="float" office:value="1187" calcext:value-type="float">
            <text:p>1187</text:p>
          </table:table-cell>
          <table:table-cell table:style-name="ce66" table:formula="of:=IF([.L16]=0;0;HLOOKUP([.L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Q16]=0;0;HLOOKUP([.Q16];BLDPOINTS;7;0))" office:value-type="float" office:value="1187" calcext:value-type="float">
            <text:p>1187</text:p>
          </table:table-cell>
          <table:table-cell table:style-name="ce66" table:formula="of:=IF([.Q16]=0;0;HLOOKUP([.Q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V16]=0;0;HLOOKUP([.V16];BLDPOINTS;7;0))" office:value-type="float" office:value="1187" calcext:value-type="float">
            <text:p>1187</text:p>
          </table:table-cell>
          <table:table-cell table:style-name="ce66" table:formula="of:=IF([.V16]=0;0;HLOOKUP([.V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A16]=0;0;HLOOKUP([.AA16];BLDPOINTS;7;0))" office:value-type="float" office:value="1187" calcext:value-type="float">
            <text:p>1187</text:p>
          </table:table-cell>
          <table:table-cell table:style-name="ce66" table:formula="of:=IF([.AA16]=0;0;HLOOKUP([.AA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30" calcext:value-type="float">
            <text:p>30</text:p>
          </table:table-cell>
          <table:table-cell table:style-name="ce55" table:formula="of:=IF([.AF16]=0;0;HLOOKUP([.AF16];BLDPOINTS;7;0))" office:value-type="float" office:value="1187" calcext:value-type="float">
            <text:p>1187</text:p>
          </table:table-cell>
          <table:table-cell table:style-name="ce66" table:formula="of:=IF([.AF16]=0;0;HLOOKUP([.AF16];BLDFOOD;7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7]=0;0;HLOOKUP([.B17];BLDPOINTS;8;0))" office:value-type="float" office:value="0" calcext:value-type="float">
            <text:p>0</text:p>
          </table:table-cell>
          <table:table-cell table:style-name="ce66" table:formula="of:=IF([.B17]=0;0;HLOOKUP([.B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7]=0;0;HLOOKUP([.G17];BLDPOINTS;8;0))" office:value-type="float" office:value="0" calcext:value-type="float">
            <text:p>0</text:p>
          </table:table-cell>
          <table:table-cell table:style-name="ce66" table:formula="of:=IF([.G17]=0;0;HLOOKUP([.G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7]=0;0;HLOOKUP([.L17];BLDPOINTS;8;0))" office:value-type="float" office:value="0" calcext:value-type="float">
            <text:p>0</text:p>
          </table:table-cell>
          <table:table-cell table:style-name="ce66" table:formula="of:=IF([.L17]=0;0;HLOOKUP([.L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7]=0;0;HLOOKUP([.Q17];BLDPOINTS;8;0))" office:value-type="float" office:value="0" calcext:value-type="float">
            <text:p>0</text:p>
          </table:table-cell>
          <table:table-cell table:style-name="ce66" table:formula="of:=IF([.Q17]=0;0;HLOOKUP([.Q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7]=0;0;HLOOKUP([.V17];BLDPOINTS;8;0))" office:value-type="float" office:value="0" calcext:value-type="float">
            <text:p>0</text:p>
          </table:table-cell>
          <table:table-cell table:style-name="ce66" table:formula="of:=IF([.V17]=0;0;HLOOKUP([.V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AA17]=0;0;HLOOKUP([.AA17];BLDPOINTS;8;0))" office:value-type="float" office:value="0" calcext:value-type="float">
            <text:p>0</text:p>
          </table:table-cell>
          <table:table-cell table:style-name="ce66" table:formula="of:=IF([.AA17]=0;0;HLOOKUP([.AA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AF17]=0;0;HLOOKUP([.AF17];BLDPOINTS;8;0))" office:value-type="float" office:value="0" calcext:value-type="float">
            <text:p>0</text:p>
          </table:table-cell>
          <table:table-cell table:style-name="ce66" table:formula="of:=IF([.AF17]=0;0;HLOOKUP([.AF17];BLDFOOD;8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3" calcext:value-type="float">
            <text:p>3</text:p>
          </table:table-cell>
          <table:table-cell table:style-name="ce55" table:formula="of:=IF([.B18]=0;0;HLOOKUP([.B18];BLDPOINTS;9;0))" office:value-type="float" office:value="14" calcext:value-type="float">
            <text:p>14</text:p>
          </table:table-cell>
          <table:table-cell table:style-name="ce66" table:formula="of:=IF([.B18]=0;0;HLOOKUP([.B18];BLDFOOD;9;0))" office:value-type="float" office:value="12013" calcext:value-type="float">
            <text:p>12013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8]=0;0;HLOOKUP([.G18];BLDPOINTS;9;0))" office:value-type="float" office:value="0" calcext:value-type="float">
            <text:p>0</text:p>
          </table:table-cell>
          <table:table-cell table:style-name="ce66" table:formula="of:=IF([.G18]=0;0;HLOOKUP([.G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8]=0;0;HLOOKUP([.L18];BLDPOINTS;9;0))" office:value-type="float" office:value="0" calcext:value-type="float">
            <text:p>0</text:p>
          </table:table-cell>
          <table:table-cell table:style-name="ce66" table:formula="of:=IF([.L18]=0;0;HLOOKUP([.L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8]=0;0;HLOOKUP([.Q18];BLDPOINTS;9;0))" office:value-type="float" office:value="0" calcext:value-type="float">
            <text:p>0</text:p>
          </table:table-cell>
          <table:table-cell table:style-name="ce66" table:formula="of:=IF([.Q18]=0;0;HLOOKUP([.Q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8]=0;0;HLOOKUP([.V18];BLDPOINTS;9;0))" office:value-type="float" office:value="0" calcext:value-type="float">
            <text:p>0</text:p>
          </table:table-cell>
          <table:table-cell table:style-name="ce66" table:formula="of:=IF([.V18]=0;0;HLOOKUP([.V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AA18]=0;0;HLOOKUP([.AA18];BLDPOINTS;9;0))" office:value-type="float" office:value="0" calcext:value-type="float">
            <text:p>0</text:p>
          </table:table-cell>
          <table:table-cell table:style-name="ce66" table:formula="of:=IF([.AA18]=0;0;HLOOKUP([.AA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AF18]=0;0;HLOOKUP([.AF18];BLDPOINTS;9;0))" office:value-type="float" office:value="0" calcext:value-type="float">
            <text:p>0</text:p>
          </table:table-cell>
          <table:table-cell table:style-name="ce66" table:formula="of:=IF([.AF18]=0;0;HLOOKUP([.AF18];BLDFOOD;9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B19]=0;0;HLOOKUP([.B19];BLDPOINTS;10;0))" office:value-type="float" office:value="4" calcext:value-type="float">
            <text:p>4</text:p>
          </table:table-cell>
          <table:table-cell table:style-name="ce66" table:formula="of:=IF([.B19]=0;0;HLOOKUP([.B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G19]=0;0;HLOOKUP([.G19];BLDPOINTS;10;0))" office:value-type="float" office:value="4" calcext:value-type="float">
            <text:p>4</text:p>
          </table:table-cell>
          <table:table-cell table:style-name="ce66" table:formula="of:=IF([.G19]=0;0;HLOOKUP([.G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L19]=0;0;HLOOKUP([.L19];BLDPOINTS;10;0))" office:value-type="float" office:value="4" calcext:value-type="float">
            <text:p>4</text:p>
          </table:table-cell>
          <table:table-cell table:style-name="ce66" table:formula="of:=IF([.L19]=0;0;HLOOKUP([.L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Q19]=0;0;HLOOKUP([.Q19];BLDPOINTS;10;0))" office:value-type="float" office:value="4" calcext:value-type="float">
            <text:p>4</text:p>
          </table:table-cell>
          <table:table-cell table:style-name="ce66" table:formula="of:=IF([.Q19]=0;0;HLOOKUP([.Q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V19]=0;0;HLOOKUP([.V19];BLDPOINTS;10;0))" office:value-type="float" office:value="4" calcext:value-type="float">
            <text:p>4</text:p>
          </table:table-cell>
          <table:table-cell table:style-name="ce66" table:formula="of:=IF([.V19]=0;0;HLOOKUP([.V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AA19]=0;0;HLOOKUP([.AA19];BLDPOINTS;10;0))" office:value-type="float" office:value="4" calcext:value-type="float">
            <text:p>4</text:p>
          </table:table-cell>
          <table:table-cell table:style-name="ce66" table:formula="of:=IF([.AA19]=0;0;HLOOKUP([.AA19];BLDFOOD;10;0))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AF19]=0;0;HLOOKUP([.AF19];BLDPOINTS;10;0))" office:value-type="float" office:value="4" calcext:value-type="float">
            <text:p>4</text:p>
          </table:table-cell>
          <table:table-cell table:style-name="ce66" table:formula="of:=IF([.AF19]=0;0;HLOOKUP([.AF19];BLDFOOD;10;0))" office:value-type="float" office:value="28" calcext:value-type="float">
            <text:p>28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B20]=0;0;HLOOKUP([.B20];BLDPOINTS;11;0))" office:value-type="float" office:value="1272" calcext:value-type="float">
            <text:p>1272</text:p>
          </table:table-cell>
          <table:table-cell table:style-name="ce66" table:formula="of:=IF([.B20]=0;0;HLOOKUP([.B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G20]=0;0;HLOOKUP([.G20];BLDPOINTS;11;0))" office:value-type="float" office:value="1272" calcext:value-type="float">
            <text:p>1272</text:p>
          </table:table-cell>
          <table:table-cell table:style-name="ce66" table:formula="of:=IF([.G20]=0;0;HLOOKUP([.G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L20]=0;0;HLOOKUP([.L20];BLDPOINTS;11;0))" office:value-type="float" office:value="1272" calcext:value-type="float">
            <text:p>1272</text:p>
          </table:table-cell>
          <table:table-cell table:style-name="ce66" table:formula="of:=IF([.L20]=0;0;HLOOKUP([.L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Q20]=0;0;HLOOKUP([.Q20];BLDPOINTS;11;0))" office:value-type="float" office:value="1272" calcext:value-type="float">
            <text:p>1272</text:p>
          </table:table-cell>
          <table:table-cell table:style-name="ce66" table:formula="of:=IF([.Q20]=0;0;HLOOKUP([.Q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V20]=0;0;HLOOKUP([.V20];BLDPOINTS;11;0))" office:value-type="float" office:value="1272" calcext:value-type="float">
            <text:p>1272</text:p>
          </table:table-cell>
          <table:table-cell table:style-name="ce66" table:formula="of:=IF([.V20]=0;0;HLOOKUP([.V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AA20]=0;0;HLOOKUP([.AA20];BLDPOINTS;11;0))" office:value-type="float" office:value="1272" calcext:value-type="float">
            <text:p>1272</text:p>
          </table:table-cell>
          <table:table-cell table:style-name="ce66" table:formula="of:=IF([.AA20]=0;0;HLOOKUP([.AA20];BLDFOOD;11;0))" office:value-type="float" office:value="556" calcext:value-type="float">
            <text:p>556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25" calcext:value-type="float">
            <text:p>25</text:p>
          </table:table-cell>
          <table:table-cell table:style-name="ce55" table:formula="of:=IF([.AF20]=0;0;HLOOKUP([.AF20];BLDPOINTS;11;0))" office:value-type="float" office:value="1272" calcext:value-type="float">
            <text:p>1272</text:p>
          </table:table-cell>
          <table:table-cell table:style-name="ce66" table:formula="of:=IF([.AF20]=0;0;HLOOKUP([.AF20];BLDFOOD;11;0))" office:value-type="float" office:value="556" calcext:value-type="float">
            <text:p>556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2" calcext:value-type="float">
            <text:p>2</text:p>
          </table:table-cell>
          <table:table-cell table:style-name="ce55" table:formula="of:=IF([.B21]=0;0;HLOOKUP([.B21];BLDPOINTS;12;0))" office:value-type="float" office:value="7" calcext:value-type="float">
            <text:p>7</text:p>
          </table:table-cell>
          <table:table-cell table:style-name="ce66" table:formula="of:=IF([.B21]=0;0;HLOOKUP([.B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G21]=0;0;HLOOKUP([.G21];BLDPOINTS;12;0))" office:value-type="float" office:value="12" calcext:value-type="float">
            <text:p>12</text:p>
          </table:table-cell>
          <table:table-cell table:style-name="ce66" table:formula="of:=IF([.G21]=0;0;HLOOKUP([.G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L21]=0;0;HLOOKUP([.L21];BLDPOINTS;12;0))" office:value-type="float" office:value="12" calcext:value-type="float">
            <text:p>12</text:p>
          </table:table-cell>
          <table:table-cell table:style-name="ce66" table:formula="of:=IF([.L21]=0;0;HLOOKUP([.L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Q21]=0;0;HLOOKUP([.Q21];BLDPOINTS;12;0))" office:value-type="float" office:value="12" calcext:value-type="float">
            <text:p>12</text:p>
          </table:table-cell>
          <table:table-cell table:style-name="ce66" table:formula="of:=IF([.Q21]=0;0;HLOOKUP([.Q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V21]=0;0;HLOOKUP([.V21];BLDPOINTS;12;0))" office:value-type="float" office:value="12" calcext:value-type="float">
            <text:p>12</text:p>
          </table:table-cell>
          <table:table-cell table:style-name="ce66" table:formula="of:=IF([.V21]=0;0;HLOOKUP([.V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AA21]=0;0;HLOOKUP([.AA21];BLDPOINTS;12;0))" office:value-type="float" office:value="12" calcext:value-type="float">
            <text:p>12</text:p>
          </table:table-cell>
          <table:table-cell table:style-name="ce66" table:formula="of:=IF([.AA21]=0;0;HLOOKUP([.AA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AF21]=0;0;HLOOKUP([.AF21];BLDPOINTS;12;0))" office:value-type="float" office:value="12" calcext:value-type="float">
            <text:p>12</text:p>
          </table:table-cell>
          <table:table-cell table:style-name="ce66" table:formula="of:=IF([.AF21]=0;0;HLOOKUP([.AF21];BLDFOOD;12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B22]=0;0;HLOOKUP([.B22];BLDPOINTS;13;0))" office:value-type="float" office:value="256" calcext:value-type="float">
            <text:p>256</text:p>
          </table:table-cell>
          <table:table-cell table:style-name="ce66" table:formula="of:=IF([.B22]=0;0;HLOOKUP([.B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G22]=0;0;HLOOKUP([.G22];BLDPOINTS;13;0))" office:value-type="float" office:value="256" calcext:value-type="float">
            <text:p>256</text:p>
          </table:table-cell>
          <table:table-cell table:style-name="ce66" table:formula="of:=IF([.G22]=0;0;HLOOKUP([.G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L22]=0;0;HLOOKUP([.L22];BLDPOINTS;13;0))" office:value-type="float" office:value="256" calcext:value-type="float">
            <text:p>256</text:p>
          </table:table-cell>
          <table:table-cell table:style-name="ce66" table:formula="of:=IF([.L22]=0;0;HLOOKUP([.L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Q22]=0;0;HLOOKUP([.Q22];BLDPOINTS;13;0))" office:value-type="float" office:value="256" calcext:value-type="float">
            <text:p>256</text:p>
          </table:table-cell>
          <table:table-cell table:style-name="ce66" table:formula="of:=IF([.Q22]=0;0;HLOOKUP([.Q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V22]=0;0;HLOOKUP([.V22];BLDPOINTS;13;0))" office:value-type="float" office:value="256" calcext:value-type="float">
            <text:p>256</text:p>
          </table:table-cell>
          <table:table-cell table:style-name="ce66" table:formula="of:=IF([.V22]=0;0;HLOOKUP([.V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AA22]=0;0;HLOOKUP([.AA22];BLDPOINTS;13;0))" office:value-type="float" office:value="256" calcext:value-type="float">
            <text:p>256</text:p>
          </table:table-cell>
          <table:table-cell table:style-name="ce66" table:formula="of:=IF([.AA22]=0;0;HLOOKUP([.AA22];BLDFOOD;13;0))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20" calcext:value-type="float">
            <text:p>20</text:p>
          </table:table-cell>
          <table:table-cell table:style-name="ce55" table:formula="of:=IF([.AF22]=0;0;HLOOKUP([.AF22];BLDPOINTS;13;0))" office:value-type="float" office:value="256" calcext:value-type="float">
            <text:p>256</text:p>
          </table:table-cell>
          <table:table-cell table:style-name="ce66" table:formula="of:=IF([.AF22]=0;0;HLOOKUP([.AF22];BLDFOOD;13;0))" office:value-type="float" office:value="99" calcext:value-type="float">
            <text:p>99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B23]=0;0;HLOOKUP([.B23];BLDPOINTS;14;0))" office:value-type="float" office:value="77" calcext:value-type="float">
            <text:p>77</text:p>
          </table:table-cell>
          <table:table-cell table:style-name="ce66" table:formula="of:=IF([.B23]=0;0;HLOOKUP([.B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G23]=0;0;HLOOKUP([.G23];BLDPOINTS;14;0))" office:value-type="float" office:value="77" calcext:value-type="float">
            <text:p>77</text:p>
          </table:table-cell>
          <table:table-cell table:style-name="ce66" table:formula="of:=IF([.G23]=0;0;HLOOKUP([.G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L23]=0;0;HLOOKUP([.L23];BLDPOINTS;14;0))" office:value-type="float" office:value="77" calcext:value-type="float">
            <text:p>77</text:p>
          </table:table-cell>
          <table:table-cell table:style-name="ce66" table:formula="of:=IF([.L23]=0;0;HLOOKUP([.L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Q23]=0;0;HLOOKUP([.Q23];BLDPOINTS;14;0))" office:value-type="float" office:value="77" calcext:value-type="float">
            <text:p>77</text:p>
          </table:table-cell>
          <table:table-cell table:style-name="ce66" table:formula="of:=IF([.Q23]=0;0;HLOOKUP([.Q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V23]=0;0;HLOOKUP([.V23];BLDPOINTS;14;0))" office:value-type="float" office:value="77" calcext:value-type="float">
            <text:p>77</text:p>
          </table:table-cell>
          <table:table-cell table:style-name="ce66" table:formula="of:=IF([.V23]=0;0;HLOOKUP([.V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AA23]=0;0;HLOOKUP([.AA23];BLDPOINTS;14;0))" office:value-type="float" office:value="77" calcext:value-type="float">
            <text:p>77</text:p>
          </table:table-cell>
          <table:table-cell table:style-name="ce66" table:formula="of:=IF([.AA23]=0;0;HLOOKUP([.AA23];BLDFOOD;14;0))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10" calcext:value-type="float">
            <text:p>10</text:p>
          </table:table-cell>
          <table:table-cell table:style-name="ce55" table:formula="of:=IF([.AF23]=0;0;HLOOKUP([.AF23];BLDPOINTS;14;0))" office:value-type="float" office:value="77" calcext:value-type="float">
            <text:p>77</text:p>
          </table:table-cell>
          <table:table-cell table:style-name="ce66" table:formula="of:=IF([.AF23]=0;0;HLOOKUP([.AF23];BLDFOOD;14;0))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5" calcext:value-type="float">
            <text:p>5</text:p>
          </table:table-cell>
          <table:table-cell table:style-name="ce55" table:formula="of:=IF([.B24]=0;0;HLOOKUP([.B24];BLDPOINTS;15;0))" office:value-type="float" office:value="21" calcext:value-type="float">
            <text:p>21</text:p>
          </table:table-cell>
          <table:table-cell table:style-name="ce66" table:formula="of:=IF([.B24]=0;0;HLOOKUP([.B24];BLDFOOD;15;0))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G24]=0;0;HLOOKUP([.G24];BLDPOINTS;15;0))" office:value-type="float" office:value="30" calcext:value-type="float">
            <text:p>30</text:p>
          </table:table-cell>
          <table:table-cell table:style-name="ce66" table:formula="of:=IF([.G24]=0;0;HLOOKUP([.G24];BLDFOOD;15;0))" office:value-type="float" office:value="51" calcext:value-type="float">
            <text:p>51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L24]=0;0;HLOOKUP([.L24];BLDPOINTS;15;0))" office:value-type="float" office:value="30" calcext:value-type="float">
            <text:p>30</text:p>
          </table:table-cell>
          <table:table-cell table:style-name="ce66" table:formula="of:=IF([.L24]=0;0;HLOOKUP([.L24];BLDFOOD;15;0))" office:value-type="float" office:value="51" calcext:value-type="float">
            <text:p>51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Q24]=0;0;HLOOKUP([.Q24];BLDPOINTS;15;0))" office:value-type="float" office:value="30" calcext:value-type="float">
            <text:p>30</text:p>
          </table:table-cell>
          <table:table-cell table:style-name="ce66" table:formula="of:=IF([.Q24]=0;0;HLOOKUP([.Q24];BLDFOOD;15;0))" office:value-type="float" office:value="51" calcext:value-type="float">
            <text:p>51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V24]=0;0;HLOOKUP([.V24];BLDPOINTS;15;0))" office:value-type="float" office:value="30" calcext:value-type="float">
            <text:p>30</text:p>
          </table:table-cell>
          <table:table-cell table:style-name="ce66" table:formula="of:=IF([.V24]=0;0;HLOOKUP([.V24];BLDFOOD;15;0))" office:value-type="float" office:value="51" calcext:value-type="float">
            <text:p>51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AA24]=0;0;HLOOKUP([.AA24];BLDPOINTS;15;0))" office:value-type="float" office:value="30" calcext:value-type="float">
            <text:p>30</text:p>
          </table:table-cell>
          <table:table-cell table:style-name="ce66" table:formula="of:=IF([.AA24]=0;0;HLOOKUP([.AA24];BLDFOOD;15;0))" office:value-type="float" office:value="51" calcext:value-type="float">
            <text:p>51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7" calcext:value-type="float">
            <text:p>7</text:p>
          </table:table-cell>
          <table:table-cell table:style-name="ce55" table:formula="of:=IF([.AF24]=0;0;HLOOKUP([.AF24];BLDPOINTS;15;0))" office:value-type="float" office:value="30" calcext:value-type="float">
            <text:p>30</text:p>
          </table:table-cell>
          <table:table-cell table:style-name="ce66" table:formula="of:=IF([.AF24]=0;0;HLOOKUP([.AF24];BLDFOOD;15;0))" office:value-type="float" office:value="51" calcext:value-type="float">
            <text:p>51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B25]=0;0;HLOOKUP([.B25];BLDPOINTS;16;0))" office:value-type="float" office:value="193" calcext:value-type="float">
            <text:p>193</text:p>
          </table:table-cell>
          <table:table-cell table:style-name="ce66" table:formula="of:=IF([.B25]=0;0;HLOOKUP([.B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G25]=0;0;HLOOKUP([.G25];BLDPOINTS;16;0))" office:value-type="float" office:value="193" calcext:value-type="float">
            <text:p>193</text:p>
          </table:table-cell>
          <table:table-cell table:style-name="ce66" table:formula="of:=IF([.G25]=0;0;HLOOKUP([.G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L25]=0;0;HLOOKUP([.L25];BLDPOINTS;16;0))" office:value-type="float" office:value="193" calcext:value-type="float">
            <text:p>193</text:p>
          </table:table-cell>
          <table:table-cell table:style-name="ce66" table:formula="of:=IF([.L25]=0;0;HLOOKUP([.L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Q25]=0;0;HLOOKUP([.Q25];BLDPOINTS;16;0))" office:value-type="float" office:value="193" calcext:value-type="float">
            <text:p>193</text:p>
          </table:table-cell>
          <table:table-cell table:style-name="ce66" table:formula="of:=IF([.Q25]=0;0;HLOOKUP([.Q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V25]=0;0;HLOOKUP([.V25];BLDPOINTS;16;0))" office:value-type="float" office:value="193" calcext:value-type="float">
            <text:p>193</text:p>
          </table:table-cell>
          <table:table-cell table:style-name="ce66" table:formula="of:=IF([.V25]=0;0;HLOOKUP([.V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AA25]=0;0;HLOOKUP([.AA25];BLDPOINTS;16;0))" office:value-type="float" office:value="193" calcext:value-type="float">
            <text:p>193</text:p>
          </table:table-cell>
          <table:table-cell table:style-name="ce66" table:formula="of:=IF([.AA25]=0;0;HLOOKUP([.AA25];BLDFOOD;16;0))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15" calcext:value-type="float">
            <text:p>15</text:p>
          </table:table-cell>
          <table:table-cell table:style-name="ce55" table:formula="of:=IF([.AF25]=0;0;HLOOKUP([.AF25];BLDPOINTS;16;0))" office:value-type="float" office:value="193" calcext:value-type="float">
            <text:p>193</text:p>
          </table:table-cell>
          <table:table-cell table:style-name="ce66" table:formula="of:=IF([.AF25]=0;0;HLOOKUP([.AF25];BLDFOOD;16;0))" office:value-type="float" office:value="276" calcext:value-type="float">
            <text:p>276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B26]=0;0;HLOOKUP([.B26];BLDPOINTS;17;0))" office:value-type="float" office:value="512" calcext:value-type="float">
            <text:p>512</text:p>
          </table:table-cell>
          <table:table-cell table:style-name="ce66" table:formula="of:=IF([.B26]=0;0;HLOOKUP([.B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G26]=0;0;HLOOKUP([.G26];BLDPOINTS;17;0))" office:value-type="float" office:value="512" calcext:value-type="float">
            <text:p>512</text:p>
          </table:table-cell>
          <table:table-cell table:style-name="ce66" table:formula="of:=IF([.G26]=0;0;HLOOKUP([.G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L26]=0;0;HLOOKUP([.L26];BLDPOINTS;17;0))" office:value-type="float" office:value="512" calcext:value-type="float">
            <text:p>512</text:p>
          </table:table-cell>
          <table:table-cell table:style-name="ce66" table:formula="of:=IF([.L26]=0;0;HLOOKUP([.L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Q26]=0;0;HLOOKUP([.Q26];BLDPOINTS;17;0))" office:value-type="float" office:value="512" calcext:value-type="float">
            <text:p>512</text:p>
          </table:table-cell>
          <table:table-cell table:style-name="ce66" table:formula="of:=IF([.Q26]=0;0;HLOOKUP([.Q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V26]=0;0;HLOOKUP([.V26];BLDPOINTS;17;0))" office:value-type="float" office:value="512" calcext:value-type="float">
            <text:p>512</text:p>
          </table:table-cell>
          <table:table-cell table:style-name="ce66" table:formula="of:=IF([.V26]=0;0;HLOOKUP([.V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AA26]=0;0;HLOOKUP([.AA26];BLDPOINTS;17;0))" office:value-type="float" office:value="512" calcext:value-type="float">
            <text:p>512</text:p>
          </table:table-cell>
          <table:table-cell table:style-name="ce66" table:formula="of:=IF([.AA26]=0;0;HLOOKUP([.AA26];BLDFOOD;17;0))" office:value-type="float" office:value="80" calcext:value-type="float">
            <text:p>8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5" table:formula="of:=IF([.AF26]=0;0;HLOOKUP([.AF26];BLDPOINTS;17;0))" office:value-type="float" office:value="512" calcext:value-type="float">
            <text:p>512</text:p>
          </table:table-cell>
          <table:table-cell table:style-name="ce66" table:formula="of:=IF([.AF26]=0;0;HLOOKUP([.AF26];BLDFOOD;17;0))" office:value-type="float" office:value="80" calcext:value-type="float">
            <text:p>80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B27]=0;0;HLOOKUP([.B27];BLDPOINTS;18;0))" office:value-type="float" office:value="75" calcext:value-type="float">
            <text:p>75</text:p>
          </table:table-cell>
          <table:table-cell table:style-name="ce67" table:formula="of:=IF([.B27]=0;0;HLOOKUP([.B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G27]=0;0;HLOOKUP([.G27];BLDPOINTS;18;0))" office:value-type="float" office:value="75" calcext:value-type="float">
            <text:p>75</text:p>
          </table:table-cell>
          <table:table-cell table:style-name="ce67" table:formula="of:=IF([.G27]=0;0;HLOOKUP([.G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L27]=0;0;HLOOKUP([.L27];BLDPOINTS;18;0))" office:value-type="float" office:value="75" calcext:value-type="float">
            <text:p>75</text:p>
          </table:table-cell>
          <table:table-cell table:style-name="ce67" table:formula="of:=IF([.L27]=0;0;HLOOKUP([.L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Q27]=0;0;HLOOKUP([.Q27];BLDPOINTS;18;0))" office:value-type="float" office:value="75" calcext:value-type="float">
            <text:p>75</text:p>
          </table:table-cell>
          <table:table-cell table:style-name="ce67" table:formula="of:=IF([.Q27]=0;0;HLOOKUP([.Q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V27]=0;0;HLOOKUP([.V27];BLDPOINTS;18;0))" office:value-type="float" office:value="75" calcext:value-type="float">
            <text:p>75</text:p>
          </table:table-cell>
          <table:table-cell table:style-name="ce67" table:formula="of:=IF([.V27]=0;0;HLOOKUP([.V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AA27]=0;0;HLOOKUP([.AA27];BLDPOINTS;18;0))" office:value-type="float" office:value="75" calcext:value-type="float">
            <text:p>75</text:p>
          </table:table-cell>
          <table:table-cell table:style-name="ce67" table:formula="of:=IF([.AA27]=0;0;HLOOKUP([.AA27];BLDFOOD;18;0))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6" table:formula="of:=IF([.AF27]=0;0;HLOOKUP([.AF27];BLDPOINTS;18;0))" office:value-type="float" office:value="75" calcext:value-type="float">
            <text:p>75</text:p>
          </table:table-cell>
          <table:table-cell table:style-name="ce67" table:formula="of:=IF([.AF27]=0;0;HLOOKUP([.AF27];BLDFOOD;18;0))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C11:.C27])" office:value-type="float" office:value="8963" calcext:value-type="float">
            <text:p>8963</text:p>
          </table:table-cell>
          <table:table-cell table:style-name="ce12" table:formula="of:=SUM([.D11:.D27])" office:value-type="float" office:value="-8971" calcext:value-type="float">
            <text:p>-8971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H11:.H27])" office:value-type="float" office:value="8963" calcext:value-type="float">
            <text:p>8963</text:p>
          </table:table-cell>
          <table:table-cell table:style-name="ce12" table:formula="of:=SUM([.I11:.I27])" office:value-type="float" office:value="-20970" calcext:value-type="float">
            <text:p>-2097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M11:.M27])" office:value-type="float" office:value="8963" calcext:value-type="float">
            <text:p>8963</text:p>
          </table:table-cell>
          <table:table-cell table:style-name="ce12" table:formula="of:=SUM([.N11:.N27])" office:value-type="float" office:value="-20970" calcext:value-type="float">
            <text:p>-2097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R11:.R27])" office:value-type="float" office:value="8963" calcext:value-type="float">
            <text:p>8963</text:p>
          </table:table-cell>
          <table:table-cell table:style-name="ce12" table:formula="of:=SUM([.S11:.S27])" office:value-type="float" office:value="-20970" calcext:value-type="float">
            <text:p>-2097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W11:.W27])" office:value-type="float" office:value="8963" calcext:value-type="float">
            <text:p>8963</text:p>
          </table:table-cell>
          <table:table-cell table:style-name="ce12" table:formula="of:=SUM([.X11:.X27])" office:value-type="float" office:value="-20970" calcext:value-type="float">
            <text:p>-2097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AB11:.AB27])" office:value-type="float" office:value="8963" calcext:value-type="float">
            <text:p>8963</text:p>
          </table:table-cell>
          <table:table-cell table:style-name="ce12" table:formula="of:=SUM([.AC11:.AC27])" office:value-type="float" office:value="-20970" calcext:value-type="float">
            <text:p>-2097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AG11:.AG27])" office:value-type="float" office:value="8963" calcext:value-type="float">
            <text:p>8963</text:p>
          </table:table-cell>
          <table:table-cell table:style-name="ce12" table:formula="of:=SUM([.AH11:.AH27])" office:value-type="float" office:value="-20970" calcext:value-type="float">
            <text:p>-20970</text:p>
          </table:table-cell>
          <table:table-cell table:number-columns-repeated="985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87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1600" calcext:value-type="float">
            <text:p>1600</text:p>
          </table:table-cell>
          <table:table-cell table:style-name="ce58" table:content-validation-name="val3" table:formula="of:=[.C31]*[.$B31]" office:value-type="float" office:value="1600" calcext:value-type="float">
            <text:p>160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4400" calcext:value-type="float">
            <text:p>4400</text:p>
          </table:table-cell>
          <table:table-cell table:style-name="ce58" table:content-validation-name="val3" table:formula="of:=[.H31]*[.$B31]" office:value-type="float" office:value="4400" calcext:value-type="float">
            <text:p>440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4400" calcext:value-type="float">
            <text:p>4400</text:p>
          </table:table-cell>
          <table:table-cell table:style-name="ce58" table:content-validation-name="val3" table:formula="of:=[.M31]*[.$B31]" office:value-type="float" office:value="4400" calcext:value-type="float">
            <text:p>440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R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W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AB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AG31]*[.$B31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32]*[.$B32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33]*[.$B33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800" calcext:value-type="float">
            <text:p>800</text:p>
          </table:table-cell>
          <table:table-cell table:style-name="ce59" table:content-validation-name="val3" table:formula="of:=[.C34]*[.$B34]" office:value-type="float" office:value="800" calcext:value-type="float">
            <text:p>80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2200" calcext:value-type="float">
            <text:p>2200</text:p>
          </table:table-cell>
          <table:table-cell table:style-name="ce59" table:content-validation-name="val3" table:formula="of:=[.H34]*[.$B34]" office:value-type="float" office:value="2200" calcext:value-type="float">
            <text:p>220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2200" calcext:value-type="float">
            <text:p>2200</text:p>
          </table:table-cell>
          <table:table-cell table:style-name="ce59" table:content-validation-name="val3" table:formula="of:=[.M34]*[.$B34]" office:value-type="float" office:value="2200" calcext:value-type="float">
            <text:p>220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34]*[.$B34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2400" calcext:value-type="float">
            <text:p>2400</text:p>
          </table:table-cell>
          <table:table-cell table:style-name="ce59" table:content-validation-name="val3" table:formula="of:=[.R35]*[.$B35]" office:value-type="float" office:value="9600" calcext:value-type="float">
            <text:p>960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2100" calcext:value-type="float">
            <text:p>2100</text:p>
          </table:table-cell>
          <table:table-cell table:style-name="ce59" table:content-validation-name="val3" table:formula="of:=[.AB35]*[.$B35]" office:value-type="float" office:value="8400" calcext:value-type="float">
            <text:p>840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900" calcext:value-type="float">
            <text:p>900</text:p>
          </table:table-cell>
          <table:table-cell table:style-name="ce59" table:content-validation-name="val3" table:formula="of:=[.AG35]*[.$B35]" office:value-type="float" office:value="3600" calcext:value-type="float">
            <text:p>360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800" calcext:value-type="float">
            <text:p>1800</text:p>
          </table:table-cell>
          <table:table-cell table:style-name="ce59" table:content-validation-name="val3" table:formula="of:=[.R36]*[.$B36]" office:value-type="float" office:value="9000" calcext:value-type="float">
            <text:p>900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2400" calcext:value-type="float">
            <text:p>2400</text:p>
          </table:table-cell>
          <table:table-cell table:style-name="ce59" table:content-validation-name="val3" table:formula="of:=[.W36]*[.$B36]" office:value-type="float" office:value="12000" calcext:value-type="float">
            <text:p>1200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400" calcext:value-type="float">
            <text:p>1400</text:p>
          </table:table-cell>
          <table:table-cell table:style-name="ce59" table:content-validation-name="val3" table:formula="of:=[.AB36]*[.$B36]" office:value-type="float" office:value="7000" calcext:value-type="float">
            <text:p>700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600" calcext:value-type="float">
            <text:p>600</text:p>
          </table:table-cell>
          <table:table-cell table:style-name="ce59" table:content-validation-name="val3" table:formula="of:=[.AG36]*[.$B36]" office:value-type="float" office:value="3000" calcext:value-type="float">
            <text:p>300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800" calcext:value-type="float">
            <text:p>800</text:p>
          </table:table-cell>
          <table:table-cell table:style-name="ce59" table:content-validation-name="val3" table:formula="of:=[.C37]*[.$B37]" office:value-type="float" office:value="4800" calcext:value-type="float">
            <text:p>480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2200" calcext:value-type="float">
            <text:p>2200</text:p>
          </table:table-cell>
          <table:table-cell table:style-name="ce59" table:content-validation-name="val3" table:formula="of:=[.H37]*[.$B37]" office:value-type="float" office:value="13200" calcext:value-type="float">
            <text:p>1320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2200" calcext:value-type="float">
            <text:p>2200</text:p>
          </table:table-cell>
          <table:table-cell table:style-name="ce59" table:content-validation-name="val3" table:formula="of:=[.M37]*[.$B37]" office:value-type="float" office:value="13200" calcext:value-type="float">
            <text:p>1320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37]*[.$B37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4" calcext:value-type="float">
            <text:p>14</text:p>
          </table:table-cell>
          <table:table-cell table:style-name="ce59" table:content-validation-name="val3" table:formula="of:=[.C38]*[.$B38]" office:value-type="float" office:value="70" calcext:value-type="float">
            <text:p>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4" calcext:value-type="float">
            <text:p>14</text:p>
          </table:table-cell>
          <table:table-cell table:style-name="ce59" table:content-validation-name="val3" table:formula="of:=[.H38]*[.$B38]" office:value-type="float" office:value="70" calcext:value-type="float">
            <text:p>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4" calcext:value-type="float">
            <text:p>14</text:p>
          </table:table-cell>
          <table:table-cell table:style-name="ce59" table:content-validation-name="val3" table:formula="of:=[.M38]*[.$B38]" office:value-type="float" office:value="70" calcext:value-type="float">
            <text:p>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474" calcext:value-type="float">
            <text:p>474</text:p>
          </table:table-cell>
          <table:table-cell table:style-name="ce59" table:content-validation-name="val3" table:formula="of:=[.R38]*[.$B38]" office:value-type="float" office:value="2370" calcext:value-type="float">
            <text:p>23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474" calcext:value-type="float">
            <text:p>474</text:p>
          </table:table-cell>
          <table:table-cell table:style-name="ce59" table:content-validation-name="val3" table:formula="of:=[.W38]*[.$B38]" office:value-type="float" office:value="2370" calcext:value-type="float">
            <text:p>23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1114" calcext:value-type="float">
            <text:p>1114</text:p>
          </table:table-cell>
          <table:table-cell table:style-name="ce59" table:content-validation-name="val3" table:formula="of:=[.AB38]*[.$B38]" office:value-type="float" office:value="5570" calcext:value-type="float">
            <text:p>557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474" calcext:value-type="float">
            <text:p>474</text:p>
          </table:table-cell>
          <table:table-cell table:style-name="ce59" table:content-validation-name="val3" table:formula="of:=[.AG38]*[.$B38]" office:value-type="float" office:value="2370" calcext:value-type="float">
            <text:p>237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100" calcext:value-type="float">
            <text:p>100</text:p>
          </table:table-cell>
          <table:table-cell table:style-name="ce59" table:content-validation-name="val3" table:formula="of:=[.M39]*[.$B39]" office:value-type="float" office:value="800" calcext:value-type="float">
            <text:p>80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1500" calcext:value-type="float">
            <text:p>1500</text:p>
          </table:table-cell>
          <table:table-cell table:style-name="ce59" table:content-validation-name="val3" table:formula="of:=[.AG39]*[.$B39]" office:value-type="float" office:value="12000" calcext:value-type="float">
            <text:p>1200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1100" calcext:value-type="float">
            <text:p>1100</text:p>
          </table:table-cell>
          <table:table-cell table:style-name="ce59" table:content-validation-name="val3" table:formula="of:=[.W40]*[.$B40]" office:value-type="float" office:value="6600" calcext:value-type="float">
            <text:p>660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40]*[.$B40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170" calcext:value-type="float">
            <text:p>170</text:p>
          </table:table-cell>
          <table:table-cell table:style-name="ce59" table:content-validation-name="val3" table:formula="of:=[.C41]*[.$B41]" office:value-type="float" office:value="1700" calcext:value-type="float">
            <text:p>170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110" calcext:value-type="float">
            <text:p>110</text:p>
          </table:table-cell>
          <table:table-cell table:style-name="ce59" table:content-validation-name="val3" table:formula="of:=[.H41]*[.$B41]" office:value-type="float" office:value="1100" calcext:value-type="float">
            <text:p>110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30" calcext:value-type="float">
            <text:p>30</text:p>
          </table:table-cell>
          <table:table-cell table:style-name="ce59" table:content-validation-name="val3" table:formula="of:=[.M41]*[.$B41]" office:value-type="float" office:value="300" calcext:value-type="float">
            <text:p>30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41]*[.$B41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42]*[.$B42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B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AG43]*[.$B43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D31:.D43])" office:value-type="float" office:value="8970" calcext:value-type="float">
            <text:p>8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I31:.I43])" office:value-type="float" office:value="20970" calcext:value-type="float">
            <text:p>20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N31:.N43])" office:value-type="float" office:value="20970" calcext:value-type="float">
            <text:p>20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S31:.S43])" office:value-type="float" office:value="20970" calcext:value-type="float">
            <text:p>20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X31:.X43])" office:value-type="float" office:value="20970" calcext:value-type="float">
            <text:p>20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AC31:.AC43])" office:value-type="float" office:value="20970" calcext:value-type="float">
            <text:p>2097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AH31:.AH43])" office:value-type="float" office:value="20970" calcext:value-type="float">
            <text:p>2097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87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C31]" office:value-type="float" office:value="1600" calcext:value-type="float">
            <text:p>1600</text:p>
          </table:table-cell>
          <table:table-cell table:style-name="ce68" table:content-validation-name="val3" table:formula="of:=VLOOKUP([.A47];UNITSDB;12;0)*[.C47]/(1+[.D$6])/(1+[.D$7])" office:value-type="time" office:time-value="PT30H46M09.230769231S" calcext:value-type="time">
            <text:p>30:46:09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H31]" office:value-type="float" office:value="4400" calcext:value-type="float">
            <text:p>4400</text:p>
          </table:table-cell>
          <table:table-cell table:style-name="ce68" table:content-validation-name="val3" table:formula="of:=VLOOKUP([.F47];UNITSDB;12;0)*[.H47]/(1+[.I$6])/(1+[.I$7])" office:value-type="time" office:time-value="PT84H36M55.384615385S" calcext:value-type="time">
            <text:p>84:36:55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M31]" office:value-type="float" office:value="4400" calcext:value-type="float">
            <text:p>4400</text:p>
          </table:table-cell>
          <table:table-cell table:style-name="ce68" table:content-validation-name="val3" table:formula="of:=VLOOKUP([.K47];UNITSDB;12;0)*[.M47]/(1+[.N$6])/(1+[.N$7])" office:value-type="time" office:time-value="PT84H36M55.384615385S" calcext:value-type="time">
            <text:p>84:36:55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R31]" office:value-type="float" office:value="0" calcext:value-type="float">
            <text:p>0</text:p>
          </table:table-cell>
          <table:table-cell table:style-name="ce68" table:content-validation-name="val3" table:formula="of:=VLOOKUP([.P47];UNITSDB;12;0)*[.R47]/(1+[.S$6])/(1+[.S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W31]" office:value-type="float" office:value="0" calcext:value-type="float">
            <text:p>0</text:p>
          </table:table-cell>
          <table:table-cell table:style-name="ce68" table:content-validation-name="val3" table:formula="of:=VLOOKUP([.U47];UNITSDB;12;0)*[.W47]/(1+[.X$6])/(1+[.X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AB31]" office:value-type="float" office:value="0" calcext:value-type="float">
            <text:p>0</text:p>
          </table:table-cell>
          <table:table-cell table:style-name="ce68" table:content-validation-name="val3" table:formula="of:=VLOOKUP([.Z47];UNITSDB;12;0)*[.AB47]/(1+[.AC$6])/(1+[.AC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AG31]" office:value-type="float" office:value="0" calcext:value-type="float">
            <text:p>0</text:p>
          </table:table-cell>
          <table:table-cell table:style-name="ce68" table:content-validation-name="val3" table:formula="of:=VLOOKUP([.AE47];UNITSDB;12;0)*[.AG47]/(1+[.AH$6])/(1+[.AH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2]" office:value-type="float" office:value="0" calcext:value-type="float">
            <text:p>0</text:p>
          </table:table-cell>
          <table:table-cell table:style-name="ce69" table:content-validation-name="val3" table:formula="of:=VLOOKUP([.A48];UNITSDB;12;0)*[.C48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2]" office:value-type="float" office:value="0" calcext:value-type="float">
            <text:p>0</text:p>
          </table:table-cell>
          <table:table-cell table:style-name="ce69" table:content-validation-name="val3" table:formula="of:=VLOOKUP([.F48];UNITSDB;12;0)*[.H48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2]" office:value-type="float" office:value="0" calcext:value-type="float">
            <text:p>0</text:p>
          </table:table-cell>
          <table:table-cell table:style-name="ce69" table:content-validation-name="val3" table:formula="of:=VLOOKUP([.K48];UNITSDB;12;0)*[.M48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2]" office:value-type="float" office:value="0" calcext:value-type="float">
            <text:p>0</text:p>
          </table:table-cell>
          <table:table-cell table:style-name="ce69" table:content-validation-name="val3" table:formula="of:=VLOOKUP([.P48];UNITSDB;12;0)*[.R48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2]" office:value-type="float" office:value="0" calcext:value-type="float">
            <text:p>0</text:p>
          </table:table-cell>
          <table:table-cell table:style-name="ce69" table:content-validation-name="val3" table:formula="of:=VLOOKUP([.U48];UNITSDB;12;0)*[.W48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B32]" office:value-type="float" office:value="0" calcext:value-type="float">
            <text:p>0</text:p>
          </table:table-cell>
          <table:table-cell table:style-name="ce69" table:content-validation-name="val3" table:formula="of:=VLOOKUP([.Z48];UNITSDB;12;0)*[.AB48]/(1+[.AC$6])/(1+[.AC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G32]" office:value-type="float" office:value="0" calcext:value-type="float">
            <text:p>0</text:p>
          </table:table-cell>
          <table:table-cell table:style-name="ce69" table:content-validation-name="val3" table:formula="of:=VLOOKUP([.AE48];UNITSDB;12;0)*[.AG48]/(1+[.AH$6])/(1+[.AH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3]" office:value-type="float" office:value="0" calcext:value-type="float">
            <text:p>0</text:p>
          </table:table-cell>
          <table:table-cell table:style-name="ce69" table:content-validation-name="val3" table:formula="of:=VLOOKUP([.A49];UNITSDB;12;0)*[.C49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3]" office:value-type="float" office:value="0" calcext:value-type="float">
            <text:p>0</text:p>
          </table:table-cell>
          <table:table-cell table:style-name="ce69" table:content-validation-name="val3" table:formula="of:=VLOOKUP([.F49];UNITSDB;12;0)*[.H49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3]" office:value-type="float" office:value="0" calcext:value-type="float">
            <text:p>0</text:p>
          </table:table-cell>
          <table:table-cell table:style-name="ce69" table:content-validation-name="val3" table:formula="of:=VLOOKUP([.K49];UNITSDB;12;0)*[.M49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3]" office:value-type="float" office:value="0" calcext:value-type="float">
            <text:p>0</text:p>
          </table:table-cell>
          <table:table-cell table:style-name="ce69" table:content-validation-name="val3" table:formula="of:=VLOOKUP([.P49];UNITSDB;12;0)*[.R49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3]" office:value-type="float" office:value="0" calcext:value-type="float">
            <text:p>0</text:p>
          </table:table-cell>
          <table:table-cell table:style-name="ce69" table:content-validation-name="val3" table:formula="of:=VLOOKUP([.U49];UNITSDB;12;0)*[.W49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B33]" office:value-type="float" office:value="0" calcext:value-type="float">
            <text:p>0</text:p>
          </table:table-cell>
          <table:table-cell table:style-name="ce69" table:content-validation-name="val3" table:formula="of:=VLOOKUP([.Z49];UNITSDB;12;0)*[.AB49]/(1+[.AC$6])/(1+[.AC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G33]" office:value-type="float" office:value="0" calcext:value-type="float">
            <text:p>0</text:p>
          </table:table-cell>
          <table:table-cell table:style-name="ce69" table:content-validation-name="val3" table:formula="of:=VLOOKUP([.AE49];UNITSDB;12;0)*[.AG49]/(1+[.AH$6])/(1+[.AH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4]" office:value-type="float" office:value="800" calcext:value-type="float">
            <text:p>800</text:p>
          </table:table-cell>
          <table:table-cell table:style-name="ce69" table:content-validation-name="val3" table:formula="of:=VLOOKUP([.A50];UNITSDB;12;0)*[.C50]/(1+[.D$6])/(1+[.D$7])" office:value-type="time" office:time-value="PT30H46M09.230769231S" calcext:value-type="time">
            <text:p>30:46:09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4]" office:value-type="float" office:value="2200" calcext:value-type="float">
            <text:p>2200</text:p>
          </table:table-cell>
          <table:table-cell table:style-name="ce69" table:content-validation-name="val3" table:formula="of:=VLOOKUP([.F50];UNITSDB;12;0)*[.H50]/(1+[.I$6])/(1+[.I$7])" office:value-type="time" office:time-value="PT84H36M55.384615385S" calcext:value-type="time">
            <text:p>84:36:55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4]" office:value-type="float" office:value="2200" calcext:value-type="float">
            <text:p>2200</text:p>
          </table:table-cell>
          <table:table-cell table:style-name="ce69" table:content-validation-name="val3" table:formula="of:=VLOOKUP([.K50];UNITSDB;12;0)*[.M50]/(1+[.N$6])/(1+[.N$7])" office:value-type="time" office:time-value="PT84H36M55.384615385S" calcext:value-type="time">
            <text:p>84:36:55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4]" office:value-type="float" office:value="0" calcext:value-type="float">
            <text:p>0</text:p>
          </table:table-cell>
          <table:table-cell table:style-name="ce69" table:content-validation-name="val3" table:formula="of:=VLOOKUP([.P50];UNITSDB;12;0)*[.R50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4]" office:value-type="float" office:value="0" calcext:value-type="float">
            <text:p>0</text:p>
          </table:table-cell>
          <table:table-cell table:style-name="ce69" table:content-validation-name="val3" table:formula="of:=VLOOKUP([.U50];UNITSDB;12;0)*[.W50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B34]" office:value-type="float" office:value="0" calcext:value-type="float">
            <text:p>0</text:p>
          </table:table-cell>
          <table:table-cell table:style-name="ce69" table:content-validation-name="val3" table:formula="of:=VLOOKUP([.Z50];UNITSDB;12;0)*[.AB50]/(1+[.AC$6])/(1+[.AC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AG34]" office:value-type="float" office:value="0" calcext:value-type="float">
            <text:p>0</text:p>
          </table:table-cell>
          <table:table-cell table:style-name="ce69" table:content-validation-name="val3" table:formula="of:=VLOOKUP([.AE50];UNITSDB;12;0)*[.AG50]/(1+[.AH$6])/(1+[.AH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C35]" office:value-type="float" office:value="0" calcext:value-type="float">
            <text:p>0</text:p>
          </table:table-cell>
          <table:table-cell table:style-name="ce69" table:content-validation-name="val3" table:formula="of:=VLOOKUP([.A51];UNITSDB;12;0)*[.C51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H35]" office:value-type="float" office:value="0" calcext:value-type="float">
            <text:p>0</text:p>
          </table:table-cell>
          <table:table-cell table:style-name="ce69" table:content-validation-name="val3" table:formula="of:=VLOOKUP([.F51];UNITSDB;12;0)*[.H51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M35]" office:value-type="float" office:value="0" calcext:value-type="float">
            <text:p>0</text:p>
          </table:table-cell>
          <table:table-cell table:style-name="ce69" table:content-validation-name="val3" table:formula="of:=VLOOKUP([.K51];UNITSDB;12;0)*[.M51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R35]" office:value-type="float" office:value="2400" calcext:value-type="float">
            <text:p>2400</text:p>
          </table:table-cell>
          <table:table-cell table:style-name="ce69" table:content-validation-name="val3" table:formula="of:=VLOOKUP([.P51];UNITSDB;12;0)*[.R51]/(1+[.S$6])/(1+[.S$7])" office:value-type="time" office:time-value="PT184H36M55.384615385S" calcext:value-type="time">
            <text:p>184:36:55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W35]" office:value-type="float" office:value="0" calcext:value-type="float">
            <text:p>0</text:p>
          </table:table-cell>
          <table:table-cell table:style-name="ce69" table:content-validation-name="val3" table:formula="of:=VLOOKUP([.U51];UNITSDB;12;0)*[.W51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AB35]" office:value-type="float" office:value="2100" calcext:value-type="float">
            <text:p>2100</text:p>
          </table:table-cell>
          <table:table-cell table:style-name="ce69" table:content-validation-name="val3" table:formula="of:=VLOOKUP([.Z51];UNITSDB;12;0)*[.AB51]/(1+[.AC$6])/(1+[.AC$7])" office:value-type="time" office:time-value="PT161H32M18.461538462S" calcext:value-type="time">
            <text:p>161:32:18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AG35]" office:value-type="float" office:value="900" calcext:value-type="float">
            <text:p>900</text:p>
          </table:table-cell>
          <table:table-cell table:style-name="ce69" table:content-validation-name="val3" table:formula="of:=VLOOKUP([.AE51];UNITSDB;12;0)*[.AG51]/(1+[.AH$6])/(1+[.AH$7])" office:value-type="time" office:time-value="PT69H13M50.769230769S" calcext:value-type="time">
            <text:p>69:13:51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6]" office:value-type="float" office:value="0" calcext:value-type="float">
            <text:p>0</text:p>
          </table:table-cell>
          <table:table-cell table:style-name="ce69" table:content-validation-name="val3" table:formula="of:=VLOOKUP([.A52];UNITSDB;12;0)*[.C52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6]" office:value-type="float" office:value="0" calcext:value-type="float">
            <text:p>0</text:p>
          </table:table-cell>
          <table:table-cell table:style-name="ce69" table:content-validation-name="val3" table:formula="of:=VLOOKUP([.F52];UNITSDB;12;0)*[.H52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6]" office:value-type="float" office:value="0" calcext:value-type="float">
            <text:p>0</text:p>
          </table:table-cell>
          <table:table-cell table:style-name="ce69" table:content-validation-name="val3" table:formula="of:=VLOOKUP([.K52];UNITSDB;12;0)*[.M52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6]" office:value-type="float" office:value="1800" calcext:value-type="float">
            <text:p>1800</text:p>
          </table:table-cell>
          <table:table-cell table:style-name="ce69" table:content-validation-name="val3" table:formula="of:=VLOOKUP([.P52];UNITSDB;12;0)*[.R52]/(1+[.S$6])/(1+[.S$7])" office:value-type="time" office:time-value="PT173H04M36.923076923S" calcext:value-type="time">
            <text:p>173:04:37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6]" office:value-type="float" office:value="2400" calcext:value-type="float">
            <text:p>2400</text:p>
          </table:table-cell>
          <table:table-cell table:style-name="ce69" table:content-validation-name="val3" table:formula="of:=VLOOKUP([.U52];UNITSDB;12;0)*[.W52]/(1+[.X$6])/(1+[.X$7])" office:value-type="time" office:time-value="PT230H46M09.230769231S" calcext:value-type="time">
            <text:p>230:46:09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AB36]" office:value-type="float" office:value="1400" calcext:value-type="float">
            <text:p>1400</text:p>
          </table:table-cell>
          <table:table-cell table:style-name="ce69" table:content-validation-name="val3" table:formula="of:=VLOOKUP([.Z52];UNITSDB;12;0)*[.AB52]/(1+[.AC$6])/(1+[.AC$7])" office:value-type="time" office:time-value="PT134H36M55.384615385S" calcext:value-type="time">
            <text:p>134:36:55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AG36]" office:value-type="float" office:value="600" calcext:value-type="float">
            <text:p>600</text:p>
          </table:table-cell>
          <table:table-cell table:style-name="ce69" table:content-validation-name="val3" table:formula="of:=VLOOKUP([.AE52];UNITSDB;12;0)*[.AG52]/(1+[.AH$6])/(1+[.AH$7])" office:value-type="time" office:time-value="PT57H41M32.307692308S" calcext:value-type="time">
            <text:p>57:41:32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37]" office:value-type="float" office:value="800" calcext:value-type="float">
            <text:p>800</text:p>
          </table:table-cell>
          <table:table-cell table:style-name="ce69" table:content-validation-name="val3" table:formula="of:=VLOOKUP([.A53];UNITSDB;12;0)*[.C53]/(1+[.D$6])/(1+[.D$7])" office:value-type="time" office:time-value="PT102H33M50.769230769S" calcext:value-type="time">
            <text:p>102:33:51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37]" office:value-type="float" office:value="2200" calcext:value-type="float">
            <text:p>2200</text:p>
          </table:table-cell>
          <table:table-cell table:style-name="ce69" table:content-validation-name="val3" table:formula="of:=VLOOKUP([.F53];UNITSDB;12;0)*[.H53]/(1+[.I$6])/(1+[.I$7])" office:value-type="time" office:time-value="PT282H03M04.615384615S" calcext:value-type="time">
            <text:p>282:03:05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37]" office:value-type="float" office:value="2200" calcext:value-type="float">
            <text:p>2200</text:p>
          </table:table-cell>
          <table:table-cell table:style-name="ce69" table:content-validation-name="val3" table:formula="of:=VLOOKUP([.K53];UNITSDB;12;0)*[.M53]/(1+[.N$6])/(1+[.N$7])" office:value-type="time" office:time-value="PT282H03M04.615384615S" calcext:value-type="time">
            <text:p>282:03:05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37]" office:value-type="float" office:value="0" calcext:value-type="float">
            <text:p>0</text:p>
          </table:table-cell>
          <table:table-cell table:style-name="ce69" table:content-validation-name="val3" table:formula="of:=VLOOKUP([.P53];UNITSDB;12;0)*[.R53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37]" office:value-type="float" office:value="0" calcext:value-type="float">
            <text:p>0</text:p>
          </table:table-cell>
          <table:table-cell table:style-name="ce69" table:content-validation-name="val3" table:formula="of:=VLOOKUP([.U53];UNITSDB;12;0)*[.W53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AB37]" office:value-type="float" office:value="0" calcext:value-type="float">
            <text:p>0</text:p>
          </table:table-cell>
          <table:table-cell table:style-name="ce69" table:content-validation-name="val3" table:formula="of:=VLOOKUP([.Z53];UNITSDB;12;0)*[.AB53]/(1+[.AC$6])/(1+[.AC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AG37]" office:value-type="float" office:value="0" calcext:value-type="float">
            <text:p>0</text:p>
          </table:table-cell>
          <table:table-cell table:style-name="ce69" table:content-validation-name="val3" table:formula="of:=VLOOKUP([.AE53];UNITSDB;12;0)*[.AG53]/(1+[.AH$6])/(1+[.AH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8]" office:value-type="float" office:value="14" calcext:value-type="float">
            <text:p>14</text:p>
          </table:table-cell>
          <table:table-cell table:style-name="ce69" table:content-validation-name="val3" table:formula="of:=VLOOKUP([.A54];UNITSDB;12;0)*[.C54]/(1+[.D$6])/(1+[.D$7])" office:value-type="time" office:time-value="PT01H26M09.230769231S" calcext:value-type="time">
            <text:p>01:26:09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8]" office:value-type="float" office:value="14" calcext:value-type="float">
            <text:p>14</text:p>
          </table:table-cell>
          <table:table-cell table:style-name="ce69" table:content-validation-name="val3" table:formula="of:=VLOOKUP([.F54];UNITSDB;12;0)*[.H54]/(1+[.I$6])/(1+[.I$7])" office:value-type="time" office:time-value="PT01H26M09.230769231S" calcext:value-type="time">
            <text:p>01:26:09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8]" office:value-type="float" office:value="14" calcext:value-type="float">
            <text:p>14</text:p>
          </table:table-cell>
          <table:table-cell table:style-name="ce69" table:content-validation-name="val3" table:formula="of:=VLOOKUP([.K54];UNITSDB;12;0)*[.M54]/(1+[.N$6])/(1+[.N$7])" office:value-type="time" office:time-value="PT01H26M09.230769231S" calcext:value-type="time">
            <text:p>01:26:09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8]" office:value-type="float" office:value="474" calcext:value-type="float">
            <text:p>474</text:p>
          </table:table-cell>
          <table:table-cell table:style-name="ce69" table:content-validation-name="val3" table:formula="of:=VLOOKUP([.P54];UNITSDB;12;0)*[.R54]/(1+[.S$6])/(1+[.S$7])" office:value-type="time" office:time-value="PT48H36M55.384615385S" calcext:value-type="time">
            <text:p>48:36:55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8]" office:value-type="float" office:value="474" calcext:value-type="float">
            <text:p>474</text:p>
          </table:table-cell>
          <table:table-cell table:style-name="ce69" table:content-validation-name="val3" table:formula="of:=VLOOKUP([.U54];UNITSDB;12;0)*[.W54]/(1+[.X$6])/(1+[.X$7])" office:value-type="time" office:time-value="PT48H36M55.384615385S" calcext:value-type="time">
            <text:p>48:36:55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AB38]" office:value-type="float" office:value="1114" calcext:value-type="float">
            <text:p>1114</text:p>
          </table:table-cell>
          <table:table-cell table:style-name="ce69" table:content-validation-name="val3" table:formula="of:=VLOOKUP([.Z54];UNITSDB;12;0)*[.AB54]/(1+[.AC$6])/(1+[.AC$7])" office:value-type="time" office:time-value="PT114H15M23.076923077S" calcext:value-type="time">
            <text:p>114:15:23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AG38]" office:value-type="float" office:value="474" calcext:value-type="float">
            <text:p>474</text:p>
          </table:table-cell>
          <table:table-cell table:style-name="ce69" table:content-validation-name="val3" table:formula="of:=VLOOKUP([.AE54];UNITSDB;12;0)*[.AG54]/(1+[.AH$6])/(1+[.AH$7])" office:value-type="time" office:time-value="PT48H36M55.384615385S" calcext:value-type="time">
            <text:p>48:36:55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C39]" office:value-type="float" office:value="0" calcext:value-type="float">
            <text:p>0</text:p>
          </table:table-cell>
          <table:table-cell table:style-name="ce69" table:content-validation-name="val3" table:formula="of:=VLOOKUP([.A55];UNITSDB;12;0)*[.C55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H39]" office:value-type="float" office:value="0" calcext:value-type="float">
            <text:p>0</text:p>
          </table:table-cell>
          <table:table-cell table:style-name="ce69" table:content-validation-name="val3" table:formula="of:=VLOOKUP([.F55];UNITSDB;12;0)*[.H55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M39]" office:value-type="float" office:value="100" calcext:value-type="float">
            <text:p>100</text:p>
          </table:table-cell>
          <table:table-cell table:style-name="ce69" table:content-validation-name="val3" table:formula="of:=VLOOKUP([.K55];UNITSDB;12;0)*[.M55]/(1+[.N$6])/(1+[.N$7])" office:value-type="time" office:time-value="PT09H36M55.384615385S" calcext:value-type="time">
            <text:p>09:36:55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R39]" office:value-type="float" office:value="0" calcext:value-type="float">
            <text:p>0</text:p>
          </table:table-cell>
          <table:table-cell table:style-name="ce69" table:content-validation-name="val3" table:formula="of:=VLOOKUP([.P55];UNITSDB;12;0)*[.R55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W39]" office:value-type="float" office:value="0" calcext:value-type="float">
            <text:p>0</text:p>
          </table:table-cell>
          <table:table-cell table:style-name="ce69" table:content-validation-name="val3" table:formula="of:=VLOOKUP([.U55];UNITSDB;12;0)*[.W55]/(1+[.X$6])/(1+[.X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AB39]" office:value-type="float" office:value="0" calcext:value-type="float">
            <text:p>0</text:p>
          </table:table-cell>
          <table:table-cell table:style-name="ce69" table:content-validation-name="val3" table:formula="of:=VLOOKUP([.Z55];UNITSDB;12;0)*[.AB55]/(1+[.AC$6])/(1+[.AC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AG39]" office:value-type="float" office:value="1500" calcext:value-type="float">
            <text:p>1500</text:p>
          </table:table-cell>
          <table:table-cell table:style-name="ce69" table:content-validation-name="val3" table:formula="of:=VLOOKUP([.AE55];UNITSDB;12;0)*[.AG55]/(1+[.AH$6])/(1+[.AH$7])" office:value-type="time" office:time-value="PT144H13M50.769230769S" calcext:value-type="time">
            <text:p>144:13:51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40]" office:value-type="float" office:value="0" calcext:value-type="float">
            <text:p>0</text:p>
          </table:table-cell>
          <table:table-cell table:style-name="ce69" table:content-validation-name="val3" table:formula="of:=VLOOKUP([.A56];UNITSDB;12;0)*[.C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40]" office:value-type="float" office:value="0" calcext:value-type="float">
            <text:p>0</text:p>
          </table:table-cell>
          <table:table-cell table:style-name="ce69" table:content-validation-name="val3" table:formula="of:=VLOOKUP([.F56];UNITSDB;12;0)*[.H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40]" office:value-type="float" office:value="0" calcext:value-type="float">
            <text:p>0</text:p>
          </table:table-cell>
          <table:table-cell table:style-name="ce69" table:content-validation-name="val3" table:formula="of:=VLOOKUP([.K56];UNITSDB;12;0)*[.M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40]" office:value-type="float" office:value="0" calcext:value-type="float">
            <text:p>0</text:p>
          </table:table-cell>
          <table:table-cell table:style-name="ce69" table:content-validation-name="val3" table:formula="of:=VLOOKUP([.P56];UNITSDB;12;0)*[.R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40]" office:value-type="float" office:value="1100" calcext:value-type="float">
            <text:p>1100</text:p>
          </table:table-cell>
          <table:table-cell table:style-name="ce69" table:content-validation-name="val3" table:formula="of:=VLOOKUP([.U56];UNITSDB;12;0)*[.W56]" office:value-type="time" office:time-value="PT366H40M00S" calcext:value-type="time">
            <text:p>366:4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AB40]" office:value-type="float" office:value="0" calcext:value-type="float">
            <text:p>0</text:p>
          </table:table-cell>
          <table:table-cell table:style-name="ce69" table:content-validation-name="val3" table:formula="of:=VLOOKUP([.Z56];UNITSDB;12;0)*[.AB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AG40]" office:value-type="float" office:value="0" calcext:value-type="float">
            <text:p>0</text:p>
          </table:table-cell>
          <table:table-cell table:style-name="ce69" table:content-validation-name="val3" table:formula="of:=VLOOKUP([.AE56];UNITSDB;12;0)*[.AG56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C41]" office:value-type="float" office:value="170" calcext:value-type="float">
            <text:p>170</text:p>
          </table:table-cell>
          <table:table-cell table:style-name="ce69" table:content-validation-name="val3" table:formula="of:=VLOOKUP([.A57];UNITSDB;12;0)*[.C57]" office:value-type="time" office:time-value="PT56H40M00S" calcext:value-type="time">
            <text:p>56:4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H41]" office:value-type="float" office:value="110" calcext:value-type="float">
            <text:p>110</text:p>
          </table:table-cell>
          <table:table-cell table:style-name="ce69" table:content-validation-name="val3" table:formula="of:=VLOOKUP([.F57];UNITSDB;12;0)*[.H57]" office:value-type="time" office:time-value="PT36H40M00S" calcext:value-type="time">
            <text:p>36:4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M41]" office:value-type="float" office:value="30" calcext:value-type="float">
            <text:p>30</text:p>
          </table:table-cell>
          <table:table-cell table:style-name="ce69" table:content-validation-name="val3" table:formula="of:=VLOOKUP([.K57];UNITSDB;12;0)*[.M57]" office:value-type="time" office:time-value="PT10H00M00S" calcext:value-type="time">
            <text:p>1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R41]" office:value-type="float" office:value="0" calcext:value-type="float">
            <text:p>0</text:p>
          </table:table-cell>
          <table:table-cell table:style-name="ce69" table:content-validation-name="val3" table:formula="of:=VLOOKUP([.P57];UNITSDB;12;0)*[.R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W41]" office:value-type="float" office:value="0" calcext:value-type="float">
            <text:p>0</text:p>
          </table:table-cell>
          <table:table-cell table:style-name="ce69" table:content-validation-name="val3" table:formula="of:=VLOOKUP([.U57];UNITSDB;12;0)*[.W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AB41]" office:value-type="float" office:value="0" calcext:value-type="float">
            <text:p>0</text:p>
          </table:table-cell>
          <table:table-cell table:style-name="ce69" table:content-validation-name="val3" table:formula="of:=VLOOKUP([.Z57];UNITSDB;12;0)*[.AB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AG41]" office:value-type="float" office:value="0" calcext:value-type="float">
            <text:p>0</text:p>
          </table:table-cell>
          <table:table-cell table:style-name="ce69" table:content-validation-name="val3" table:formula="of:=VLOOKUP([.AE57];UNITSDB;12;0)*[.AG57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C42]" office:value-type="float" office:value="0" calcext:value-type="float">
            <text:p>0</text:p>
          </table:table-cell>
          <table:table-cell table:style-name="ce69" table:content-validation-name="val3" table:formula="of:=VLOOKUP([.A58];UNITSDB;12;0)*[.C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H42]" office:value-type="float" office:value="0" calcext:value-type="float">
            <text:p>0</text:p>
          </table:table-cell>
          <table:table-cell table:style-name="ce69" table:content-validation-name="val3" table:formula="of:=VLOOKUP([.F58];UNITSDB;12;0)*[.H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M42]" office:value-type="float" office:value="0" calcext:value-type="float">
            <text:p>0</text:p>
          </table:table-cell>
          <table:table-cell table:style-name="ce69" table:content-validation-name="val3" table:formula="of:=VLOOKUP([.K58];UNITSDB;12;0)*[.M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R42]" office:value-type="float" office:value="0" calcext:value-type="float">
            <text:p>0</text:p>
          </table:table-cell>
          <table:table-cell table:style-name="ce69" table:content-validation-name="val3" table:formula="of:=VLOOKUP([.P58];UNITSDB;12;0)*[.R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W42]" office:value-type="float" office:value="0" calcext:value-type="float">
            <text:p>0</text:p>
          </table:table-cell>
          <table:table-cell table:style-name="ce69" table:content-validation-name="val3" table:formula="of:=VLOOKUP([.U58];UNITSDB;12;0)*[.W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AB42]" office:value-type="float" office:value="0" calcext:value-type="float">
            <text:p>0</text:p>
          </table:table-cell>
          <table:table-cell table:style-name="ce69" table:content-validation-name="val3" table:formula="of:=VLOOKUP([.Z58];UNITSDB;12;0)*[.AB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AG42]" office:value-type="float" office:value="0" calcext:value-type="float">
            <text:p>0</text:p>
          </table:table-cell>
          <table:table-cell table:style-name="ce69" table:content-validation-name="val3" table:formula="of:=VLOOKUP([.AE58];UNITSDB;12;0)*[.AG58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C43]" office:value-type="float" office:value="0" calcext:value-type="float">
            <text:p>0</text:p>
          </table:table-cell>
          <table:table-cell table:style-name="ce70" table:content-validation-name="val3" table:formula="of:=VLOOKUP([.A59];UNITSDB;12;0)*[.C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H43]" office:value-type="float" office:value="0" calcext:value-type="float">
            <text:p>0</text:p>
          </table:table-cell>
          <table:table-cell table:style-name="ce70" table:content-validation-name="val3" table:formula="of:=VLOOKUP([.F59];UNITSDB;12;0)*[.H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M43]" office:value-type="float" office:value="0" calcext:value-type="float">
            <text:p>0</text:p>
          </table:table-cell>
          <table:table-cell table:style-name="ce70" table:content-validation-name="val3" table:formula="of:=VLOOKUP([.K59];UNITSDB;12;0)*[.M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R43]" office:value-type="float" office:value="0" calcext:value-type="float">
            <text:p>0</text:p>
          </table:table-cell>
          <table:table-cell table:style-name="ce70" table:content-validation-name="val3" table:formula="of:=VLOOKUP([.P59];UNITSDB;12;0)*[.R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W43]" office:value-type="float" office:value="0" calcext:value-type="float">
            <text:p>0</text:p>
          </table:table-cell>
          <table:table-cell table:style-name="ce70" table:content-validation-name="val3" table:formula="of:=VLOOKUP([.U59];UNITSDB;12;0)*[.W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AB43]" office:value-type="float" office:value="0" calcext:value-type="float">
            <text:p>0</text:p>
          </table:table-cell>
          <table:table-cell table:style-name="ce70" table:content-validation-name="val3" table:formula="of:=VLOOKUP([.Z59];UNITSDB;12;0)*[.AB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AG43]" office:value-type="float" office:value="0" calcext:value-type="float">
            <text:p>0</text:p>
          </table:table-cell>
          <table:table-cell table:style-name="ce70" table:content-validation-name="val3" table:formula="of:=VLOOKUP([.AE59];UNITSDB;12;0)*[.AG59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D47:.D55])&gt;SUM([.D56:.D57]);SUM([.D47:.D55])&gt;[.D58];SUM([.D47:.D55])&gt;[.D59]);SUM([.D47:.D55]);IF(AND(SUM([.D56:.D57])&gt;[.D58];SUM([.D56:.D57])&gt;[.D59]);SUM([.D56:.D57]);IF([.D58]&gt;[.D59];[.D58];[.D59])))" office:value-type="time" office:time-value="PT165H32M18.461538462S" calcext:value-type="time">
            <text:p>165:32:18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I47:.I55])&gt;SUM([.I56:.I57]);SUM([.I47:.I55])&gt;[.I58];SUM([.I47:.I55])&gt;[.I59]);SUM([.I47:.I55]);IF(AND(SUM([.I56:.I57])&gt;[.I58];SUM([.I56:.I57])&gt;[.I59]);SUM([.I56:.I57]);IF([.I58]&gt;[.I59];[.I58];[.I59])))" office:value-type="time" office:time-value="PT452H43M04.615384615S" calcext:value-type="time">
            <text:p>452:43:05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N47:.N55])&gt;SUM([.N56:.N57]);SUM([.N47:.N55])&gt;[.N58];SUM([.N47:.N55])&gt;[.N59]);SUM([.N47:.N55]);IF(AND(SUM([.N56:.N57])&gt;[.N58];SUM([.N56:.N57])&gt;[.N59]);SUM([.N56:.N57]);IF([.N58]&gt;[.N59];[.N58];[.N59])))" office:value-type="time" office:time-value="PT462H20M00S" calcext:value-type="time">
            <text:p>462:2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S47:.S55])&gt;SUM([.S56:.S57]);SUM([.S47:.S55])&gt;[.S58];SUM([.S47:.S55])&gt;[.S59]);SUM([.S47:.S55]);IF(AND(SUM([.S56:.S57])&gt;[.S58];SUM([.S56:.S57])&gt;[.S59]);SUM([.S56:.S57]);IF([.S58]&gt;[.S59];[.S58];[.S59])))" office:value-type="time" office:time-value="PT406H18M27.692307692S" calcext:value-type="time">
            <text:p>406:18:28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X47:.X55])&gt;SUM([.X56:.X57]);SUM([.X47:.X55])&gt;[.X58];SUM([.X47:.X55])&gt;[.X59]);SUM([.X47:.X55]);IF(AND(SUM([.X56:.X57])&gt;[.X58];SUM([.X56:.X57])&gt;[.X59]);SUM([.X56:.X57]);IF([.X58]&gt;[.X59];[.X58];[.X59])))" office:value-type="time" office:time-value="PT366H40M00S" calcext:value-type="time">
            <text:p>366:4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AC47:.AC55])&gt;SUM([.AC56:.AC57]);SUM([.AC47:.AC55])&gt;[.AC58];SUM([.AC47:.AC55])&gt;[.AC59]);SUM([.AC47:.AC55]);IF(AND(SUM([.AC56:.AC57])&gt;[.AC58];SUM([.AC56:.AC57])&gt;[.AC59]);SUM([.AC56:.AC57]);IF([.AC58]&gt;[.AC59];[.AC58];[.AC59])))" office:value-type="time" office:time-value="PT410H24M36.923076923S" calcext:value-type="time">
            <text:p>410:24:37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AH47:.AH55])&gt;SUM([.AH56:.AH57]);SUM([.AH47:.AH55])&gt;[.AH58];SUM([.AH47:.AH55])&gt;[.AH59]);SUM([.AH47:.AH55]);IF(AND(SUM([.AH56:.AH57])&gt;[.AH58];SUM([.AH56:.AH57])&gt;[.AH59]);SUM([.AH56:.AH57]);IF([.AH58]&gt;[.AH59];[.AH58];[.AH59])))" office:value-type="time" office:time-value="PT319H46M09.230769231S" calcext:value-type="time">
            <text:p>319:46:09</text:p>
          </table:table-cell>
          <table:table-cell table:number-columns-repeated="985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3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985"/>
        </table:table-row>
        <table:table-row table:style-name="ro1" table:number-rows-repeated="104851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DEFENSE" table:style-name="ta1"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3" table:number-columns-repeated="974" table:default-cell-style-name="ce29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number-columns-repeated="984"/>
        </table:table-row>
        <table:table-row table:style-name="ro1"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number-columns-repeated="984"/>
        </table:table-row>
        <table:table-row table:style-name="ro1"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D11:.D14];[.D16:.D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I11:.I14];[.I16:.I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N11:.N14];[.N16:.N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S11:.S14];[.S16:.S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X11:.X14];[.X16:.X27])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D31:.D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I31:.I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N31:.N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S31:.S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D3];[.D4];[.D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I3];[.I4];[.I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N3];[.N4];[.N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S3];[.S4];[.S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X3];[.X4];[.X15])" office:value-type="float" office:value="-0" calcext:value-type="float">
            <text:p>0</text:p>
          </table:table-cell>
          <table:table-cell table:style-name="ce73"/>
          <table:table-cell table:number-columns-repeated="974"/>
          <table:table-cell table:style-name="ce29" table:number-columns-repeated="10"/>
        </table:table-row>
        <table:table-row table:style-name="ro1"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B20]" office:value-type="float" office:value="0" calcext:value-type="float">
            <text:p>0</text:p>
          </table:table-cell>
          <table:table-cell table:style-name="ce62" table:content-validation-name="val3" table:formula="of:=IF([.B20]&lt;10;0;IF([.B20]&lt;20;0.05;IF([.B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G20]" office:value-type="float" office:value="0" calcext:value-type="float">
            <text:p>0</text:p>
          </table:table-cell>
          <table:table-cell table:style-name="ce62" table:content-validation-name="val3" table:formula="of:=IF([.G20]&lt;10;0;IF([.G20]&lt;20;0.05;IF([.G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L20]" office:value-type="float" office:value="0" calcext:value-type="float">
            <text:p>0</text:p>
          </table:table-cell>
          <table:table-cell table:style-name="ce62" table:content-validation-name="val3" table:formula="of:=IF([.L20]&lt;10;0;IF([.L20]&lt;20;0.05;IF([.L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Q20]" office:value-type="float" office:value="0" calcext:value-type="float">
            <text:p>0</text:p>
          </table:table-cell>
          <table:table-cell table:style-name="ce62" table:content-validation-name="val3" table:formula="of:=IF([.Q20]&lt;10;0;IF([.Q20]&lt;20;0.05;IF([.Q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V20]" office:value-type="float" office:value="0" calcext:value-type="float">
            <text:p>0</text:p>
          </table:table-cell>
          <table:table-cell table:style-name="ce62" table:content-validation-name="val3" table:formula="of:=IF([.V20]&lt;10;0;IF([.V20]&lt;20;0.05;IF([.V20]&lt;25;0.15;0.3)))" office:value-type="percentage" office:value="0" calcext:value-type="percentage">
            <text:p>0.00%</text:p>
          </table:table-cell>
          <table:table-cell table:style-name="ce73"/>
          <table:table-cell table:number-columns-repeated="974"/>
          <table:table-cell table:style-name="ce29" table:number-columns-repeated="10"/>
        </table:table-row>
        <table:table-row table:style-name="ro1"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C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H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M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R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W7]*0.04" office:value-type="percentage" office:value="0" calcext:value-type="percentage">
            <text:p>0.00%</text:p>
          </table:table-cell>
          <table:table-cell table:style-name="ce73"/>
          <table:table-cell table:number-columns-repeated="974"/>
          <table:table-cell table:style-name="ce29" table:number-columns-repeated="10"/>
        </table:table-row>
        <table:table-row table:style-name="ro1"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D60]);0)" office:value-type="float" office:value="-0" calcext:value-type="float">
            <text:p>0</text:p>
          </table:table-cell>
          <table:table-cell table:style-name="ce64" table:content-validation-name="val3" table:formula="of:=[.D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I60]);0)" office:value-type="float" office:value="-0" calcext:value-type="float">
            <text:p>0</text:p>
          </table:table-cell>
          <table:table-cell table:style-name="ce64" table:content-validation-name="val3" table:formula="of:=[.I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N60]);0)" office:value-type="float" office:value="-0" calcext:value-type="float">
            <text:p>0</text:p>
          </table:table-cell>
          <table:table-cell table:style-name="ce64" table:content-validation-name="val3" table:formula="of:=[.N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S60]);0)" office:value-type="float" office:value="-0" calcext:value-type="float">
            <text:p>0</text:p>
          </table:table-cell>
          <table:table-cell table:style-name="ce64" table:content-validation-name="val3" table:formula="of:=[.S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X60]);0)" office:value-type="float" office:value="-0" calcext:value-type="float">
            <text:p>0</text:p>
          </table:table-cell>
          <table:table-cell table:style-name="ce64" table:content-validation-name="val3" table:formula="of:=[.X60]" office:value-type="time" office:time-value="PT00H00M00S" calcext:value-type="time">
            <text:p>00:00:00</text:p>
          </table:table-cell>
          <table:table-cell table:style-name="ce5"/>
          <table:table-cell table:number-columns-repeated="984"/>
        </table:table-row>
        <table:table-row table:style-name="ro1">
          <table:table-cell table:number-columns-repeated="1009"/>
        </table:table-row>
        <table:table-row table:style-name="ro1"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B11]=0;0;HLOOKUP([.B11];BLDPOINTS;2;0))" office:value-type="float" office:value="0" calcext:value-type="float">
            <text:p>0</text:p>
          </table:table-cell>
          <table:table-cell table:style-name="ce65" table:formula="of:=IF([.B11]=0;0;HLOOKUP([.B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G11]=0;0;HLOOKUP([.G11];BLDPOINTS;2;0))" office:value-type="float" office:value="0" calcext:value-type="float">
            <text:p>0</text:p>
          </table:table-cell>
          <table:table-cell table:style-name="ce65" table:formula="of:=IF([.G11]=0;0;HLOOKUP([.G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L11]=0;0;HLOOKUP([.L11];BLDPOINTS;2;0))" office:value-type="float" office:value="0" calcext:value-type="float">
            <text:p>0</text:p>
          </table:table-cell>
          <table:table-cell table:style-name="ce65" table:formula="of:=IF([.L11]=0;0;HLOOKUP([.L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Q11]=0;0;HLOOKUP([.Q11];BLDPOINTS;2;0))" office:value-type="float" office:value="0" calcext:value-type="float">
            <text:p>0</text:p>
          </table:table-cell>
          <table:table-cell table:style-name="ce65" table:formula="of:=IF([.Q11]=0;0;HLOOKUP([.Q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V11]=0;0;HLOOKUP([.V11];BLDPOINTS;2;0))" office:value-type="float" office:value="0" calcext:value-type="float">
            <text:p>0</text:p>
          </table:table-cell>
          <table:table-cell table:style-name="ce65" table:formula="of:=IF([.V11]=0;0;HLOOKUP([.V11];BLDFOOD;2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2]=0;0;HLOOKUP([.B12];BLDPOINTS;3;0))" office:value-type="float" office:value="0" calcext:value-type="float">
            <text:p>0</text:p>
          </table:table-cell>
          <table:table-cell table:style-name="ce66" table:formula="of:=IF([.B12]=0;0;HLOOKUP([.B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2]=0;0;HLOOKUP([.G12];BLDPOINTS;3;0))" office:value-type="float" office:value="0" calcext:value-type="float">
            <text:p>0</text:p>
          </table:table-cell>
          <table:table-cell table:style-name="ce66" table:formula="of:=IF([.G12]=0;0;HLOOKUP([.G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2]=0;0;HLOOKUP([.L12];BLDPOINTS;3;0))" office:value-type="float" office:value="0" calcext:value-type="float">
            <text:p>0</text:p>
          </table:table-cell>
          <table:table-cell table:style-name="ce66" table:formula="of:=IF([.L12]=0;0;HLOOKUP([.L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2]=0;0;HLOOKUP([.Q12];BLDPOINTS;3;0))" office:value-type="float" office:value="0" calcext:value-type="float">
            <text:p>0</text:p>
          </table:table-cell>
          <table:table-cell table:style-name="ce66" table:formula="of:=IF([.Q12]=0;0;HLOOKUP([.Q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2]=0;0;HLOOKUP([.V12];BLDPOINTS;3;0))" office:value-type="float" office:value="0" calcext:value-type="float">
            <text:p>0</text:p>
          </table:table-cell>
          <table:table-cell table:style-name="ce66" table:formula="of:=IF([.V12]=0;0;HLOOKUP([.V12];BLDFOOD;3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3]=0;0;HLOOKUP([.B13];BLDPOINTS;4;0))" office:value-type="float" office:value="0" calcext:value-type="float">
            <text:p>0</text:p>
          </table:table-cell>
          <table:table-cell table:style-name="ce66" table:formula="of:=IF([.B13]=0;0;HLOOKUP([.B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3]=0;0;HLOOKUP([.G13];BLDPOINTS;4;0))" office:value-type="float" office:value="0" calcext:value-type="float">
            <text:p>0</text:p>
          </table:table-cell>
          <table:table-cell table:style-name="ce66" table:formula="of:=IF([.G13]=0;0;HLOOKUP([.G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3]=0;0;HLOOKUP([.L13];BLDPOINTS;4;0))" office:value-type="float" office:value="0" calcext:value-type="float">
            <text:p>0</text:p>
          </table:table-cell>
          <table:table-cell table:style-name="ce66" table:formula="of:=IF([.L13]=0;0;HLOOKUP([.L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3]=0;0;HLOOKUP([.Q13];BLDPOINTS;4;0))" office:value-type="float" office:value="0" calcext:value-type="float">
            <text:p>0</text:p>
          </table:table-cell>
          <table:table-cell table:style-name="ce66" table:formula="of:=IF([.Q13]=0;0;HLOOKUP([.Q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3]=0;0;HLOOKUP([.V13];BLDPOINTS;4;0))" office:value-type="float" office:value="0" calcext:value-type="float">
            <text:p>0</text:p>
          </table:table-cell>
          <table:table-cell table:style-name="ce66" table:formula="of:=IF([.V13]=0;0;HLOOKUP([.V13];BLDFOOD;4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4]=0;0;HLOOKUP([.B14];BLDPOINTS;5;0))" office:value-type="float" office:value="0" calcext:value-type="float">
            <text:p>0</text:p>
          </table:table-cell>
          <table:table-cell table:style-name="ce66" table:formula="of:=IF([.B14]=0;0;HLOOKUP([.B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4]=0;0;HLOOKUP([.G14];BLDPOINTS;5;0))" office:value-type="float" office:value="0" calcext:value-type="float">
            <text:p>0</text:p>
          </table:table-cell>
          <table:table-cell table:style-name="ce66" table:formula="of:=IF([.G14]=0;0;HLOOKUP([.G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4]=0;0;HLOOKUP([.L14];BLDPOINTS;5;0))" office:value-type="float" office:value="0" calcext:value-type="float">
            <text:p>0</text:p>
          </table:table-cell>
          <table:table-cell table:style-name="ce66" table:formula="of:=IF([.L14]=0;0;HLOOKUP([.L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4]=0;0;HLOOKUP([.Q14];BLDPOINTS;5;0))" office:value-type="float" office:value="0" calcext:value-type="float">
            <text:p>0</text:p>
          </table:table-cell>
          <table:table-cell table:style-name="ce66" table:formula="of:=IF([.Q14]=0;0;HLOOKUP([.Q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4]=0;0;HLOOKUP([.V14];BLDPOINTS;5;0))" office:value-type="float" office:value="0" calcext:value-type="float">
            <text:p>0</text:p>
          </table:table-cell>
          <table:table-cell table:style-name="ce66" table:formula="of:=IF([.V14]=0;0;HLOOKUP([.V14];BLDFOOD;5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B15]=0;0;IF([.B15]=31;HLOOKUP(30;BLDPOINTS;6;0);HLOOKUP([.B15];BLDPOINTS;6;0)))" office:value-type="float" office:value="0" calcext:value-type="float">
            <text:p>0</text:p>
          </table:table-cell>
          <table:table-cell table:style-name="ce66" table:formula="of:=ROUND(IF([.B15]=0;0;IF([.B15]=31;HLOOKUP(30;BLDFOOD;6;0)*1.1;HLOOKUP([.B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G15]=0;0;IF([.G15]=31;HLOOKUP(30;BLDPOINTS;6;0);HLOOKUP([.G15];BLDPOINTS;6;0)))" office:value-type="float" office:value="0" calcext:value-type="float">
            <text:p>0</text:p>
          </table:table-cell>
          <table:table-cell table:style-name="ce66" table:formula="of:=ROUND(IF([.G15]=0;0;IF([.G15]=31;HLOOKUP(30;BLDFOOD;6;0)*1.1;HLOOKUP([.G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L15]=0;0;IF([.L15]=31;HLOOKUP(30;BLDPOINTS;6;0);HLOOKUP([.L15];BLDPOINTS;6;0)))" office:value-type="float" office:value="0" calcext:value-type="float">
            <text:p>0</text:p>
          </table:table-cell>
          <table:table-cell table:style-name="ce66" table:formula="of:=ROUND(IF([.L15]=0;0;IF([.L15]=31;HLOOKUP(30;BLDFOOD;6;0)*1.1;HLOOKUP([.L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Q15]=0;0;IF([.Q15]=31;HLOOKUP(30;BLDPOINTS;6;0);HLOOKUP([.Q15];BLDPOINTS;6;0)))" office:value-type="float" office:value="0" calcext:value-type="float">
            <text:p>0</text:p>
          </table:table-cell>
          <table:table-cell table:style-name="ce66" table:formula="of:=ROUND(IF([.Q15]=0;0;IF([.Q15]=31;HLOOKUP(30;BLDFOOD;6;0)*1.1;HLOOKUP([.Q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V15]=0;0;IF([.V15]=31;HLOOKUP(30;BLDPOINTS;6;0);HLOOKUP([.V15];BLDPOINTS;6;0)))" office:value-type="float" office:value="0" calcext:value-type="float">
            <text:p>0</text:p>
          </table:table-cell>
          <table:table-cell table:style-name="ce66" table:formula="of:=ROUND(IF([.V15]=0;0;IF([.V15]=31;HLOOKUP(30;BLDFOOD;6;0)*1.1;HLOOKUP([.V15];BLDFOOD;6;0)));0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6]=0;0;HLOOKUP([.B16];BLDPOINTS;7;0))" office:value-type="float" office:value="0" calcext:value-type="float">
            <text:p>0</text:p>
          </table:table-cell>
          <table:table-cell table:style-name="ce66" table:formula="of:=IF([.B16]=0;0;HLOOKUP([.B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6]=0;0;HLOOKUP([.G16];BLDPOINTS;7;0))" office:value-type="float" office:value="0" calcext:value-type="float">
            <text:p>0</text:p>
          </table:table-cell>
          <table:table-cell table:style-name="ce66" table:formula="of:=IF([.G16]=0;0;HLOOKUP([.G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6]=0;0;HLOOKUP([.L16];BLDPOINTS;7;0))" office:value-type="float" office:value="0" calcext:value-type="float">
            <text:p>0</text:p>
          </table:table-cell>
          <table:table-cell table:style-name="ce66" table:formula="of:=IF([.L16]=0;0;HLOOKUP([.L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6]=0;0;HLOOKUP([.Q16];BLDPOINTS;7;0))" office:value-type="float" office:value="0" calcext:value-type="float">
            <text:p>0</text:p>
          </table:table-cell>
          <table:table-cell table:style-name="ce66" table:formula="of:=IF([.Q16]=0;0;HLOOKUP([.Q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6]=0;0;HLOOKUP([.V16];BLDPOINTS;7;0))" office:value-type="float" office:value="0" calcext:value-type="float">
            <text:p>0</text:p>
          </table:table-cell>
          <table:table-cell table:style-name="ce66" table:formula="of:=IF([.V16]=0;0;HLOOKUP([.V16];BLDFOOD;7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7]=0;0;HLOOKUP([.B17];BLDPOINTS;8;0))" office:value-type="float" office:value="0" calcext:value-type="float">
            <text:p>0</text:p>
          </table:table-cell>
          <table:table-cell table:style-name="ce66" table:formula="of:=IF([.B17]=0;0;HLOOKUP([.B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7]=0;0;HLOOKUP([.G17];BLDPOINTS;8;0))" office:value-type="float" office:value="0" calcext:value-type="float">
            <text:p>0</text:p>
          </table:table-cell>
          <table:table-cell table:style-name="ce66" table:formula="of:=IF([.G17]=0;0;HLOOKUP([.G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7]=0;0;HLOOKUP([.L17];BLDPOINTS;8;0))" office:value-type="float" office:value="0" calcext:value-type="float">
            <text:p>0</text:p>
          </table:table-cell>
          <table:table-cell table:style-name="ce66" table:formula="of:=IF([.L17]=0;0;HLOOKUP([.L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7]=0;0;HLOOKUP([.Q17];BLDPOINTS;8;0))" office:value-type="float" office:value="0" calcext:value-type="float">
            <text:p>0</text:p>
          </table:table-cell>
          <table:table-cell table:style-name="ce66" table:formula="of:=IF([.Q17]=0;0;HLOOKUP([.Q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7]=0;0;HLOOKUP([.V17];BLDPOINTS;8;0))" office:value-type="float" office:value="0" calcext:value-type="float">
            <text:p>0</text:p>
          </table:table-cell>
          <table:table-cell table:style-name="ce66" table:formula="of:=IF([.V17]=0;0;HLOOKUP([.V17];BLDFOOD;8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8]=0;0;HLOOKUP([.B18];BLDPOINTS;9;0))" office:value-type="float" office:value="0" calcext:value-type="float">
            <text:p>0</text:p>
          </table:table-cell>
          <table:table-cell table:style-name="ce66" table:formula="of:=IF([.B18]=0;0;HLOOKUP([.B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8]=0;0;HLOOKUP([.G18];BLDPOINTS;9;0))" office:value-type="float" office:value="0" calcext:value-type="float">
            <text:p>0</text:p>
          </table:table-cell>
          <table:table-cell table:style-name="ce66" table:formula="of:=IF([.G18]=0;0;HLOOKUP([.G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8]=0;0;HLOOKUP([.L18];BLDPOINTS;9;0))" office:value-type="float" office:value="0" calcext:value-type="float">
            <text:p>0</text:p>
          </table:table-cell>
          <table:table-cell table:style-name="ce66" table:formula="of:=IF([.L18]=0;0;HLOOKUP([.L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8]=0;0;HLOOKUP([.Q18];BLDPOINTS;9;0))" office:value-type="float" office:value="0" calcext:value-type="float">
            <text:p>0</text:p>
          </table:table-cell>
          <table:table-cell table:style-name="ce66" table:formula="of:=IF([.Q18]=0;0;HLOOKUP([.Q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8]=0;0;HLOOKUP([.V18];BLDPOINTS;9;0))" office:value-type="float" office:value="0" calcext:value-type="float">
            <text:p>0</text:p>
          </table:table-cell>
          <table:table-cell table:style-name="ce66" table:formula="of:=IF([.V18]=0;0;HLOOKUP([.V18];BLDFOOD;9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9]=0;0;HLOOKUP([.B19];BLDPOINTS;10;0))" office:value-type="float" office:value="0" calcext:value-type="float">
            <text:p>0</text:p>
          </table:table-cell>
          <table:table-cell table:style-name="ce66" table:formula="of:=IF([.B19]=0;0;HLOOKUP([.B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9]=0;0;HLOOKUP([.G19];BLDPOINTS;10;0))" office:value-type="float" office:value="0" calcext:value-type="float">
            <text:p>0</text:p>
          </table:table-cell>
          <table:table-cell table:style-name="ce66" table:formula="of:=IF([.G19]=0;0;HLOOKUP([.G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9]=0;0;HLOOKUP([.L19];BLDPOINTS;10;0))" office:value-type="float" office:value="0" calcext:value-type="float">
            <text:p>0</text:p>
          </table:table-cell>
          <table:table-cell table:style-name="ce66" table:formula="of:=IF([.L19]=0;0;HLOOKUP([.L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9]=0;0;HLOOKUP([.Q19];BLDPOINTS;10;0))" office:value-type="float" office:value="0" calcext:value-type="float">
            <text:p>0</text:p>
          </table:table-cell>
          <table:table-cell table:style-name="ce66" table:formula="of:=IF([.Q19]=0;0;HLOOKUP([.Q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9]=0;0;HLOOKUP([.V19];BLDPOINTS;10;0))" office:value-type="float" office:value="0" calcext:value-type="float">
            <text:p>0</text:p>
          </table:table-cell>
          <table:table-cell table:style-name="ce66" table:formula="of:=IF([.V19]=0;0;HLOOKUP([.V19];BLDFOOD;10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0]=0;0;HLOOKUP([.B20];BLDPOINTS;11;0))" office:value-type="float" office:value="0" calcext:value-type="float">
            <text:p>0</text:p>
          </table:table-cell>
          <table:table-cell table:style-name="ce66" table:formula="of:=IF([.B20]=0;0;HLOOKUP([.B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0]=0;0;HLOOKUP([.G20];BLDPOINTS;11;0))" office:value-type="float" office:value="0" calcext:value-type="float">
            <text:p>0</text:p>
          </table:table-cell>
          <table:table-cell table:style-name="ce66" table:formula="of:=IF([.G20]=0;0;HLOOKUP([.G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0]=0;0;HLOOKUP([.L20];BLDPOINTS;11;0))" office:value-type="float" office:value="0" calcext:value-type="float">
            <text:p>0</text:p>
          </table:table-cell>
          <table:table-cell table:style-name="ce66" table:formula="of:=IF([.L20]=0;0;HLOOKUP([.L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0]=0;0;HLOOKUP([.Q20];BLDPOINTS;11;0))" office:value-type="float" office:value="0" calcext:value-type="float">
            <text:p>0</text:p>
          </table:table-cell>
          <table:table-cell table:style-name="ce66" table:formula="of:=IF([.Q20]=0;0;HLOOKUP([.Q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0]=0;0;HLOOKUP([.V20];BLDPOINTS;11;0))" office:value-type="float" office:value="0" calcext:value-type="float">
            <text:p>0</text:p>
          </table:table-cell>
          <table:table-cell table:style-name="ce66" table:formula="of:=IF([.V20]=0;0;HLOOKUP([.V20];BLDFOOD;11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1]=0;0;HLOOKUP([.B21];BLDPOINTS;12;0))" office:value-type="float" office:value="0" calcext:value-type="float">
            <text:p>0</text:p>
          </table:table-cell>
          <table:table-cell table:style-name="ce66" table:formula="of:=IF([.B21]=0;0;HLOOKUP([.B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1]=0;0;HLOOKUP([.G21];BLDPOINTS;12;0))" office:value-type="float" office:value="0" calcext:value-type="float">
            <text:p>0</text:p>
          </table:table-cell>
          <table:table-cell table:style-name="ce66" table:formula="of:=IF([.G21]=0;0;HLOOKUP([.G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1]=0;0;HLOOKUP([.L21];BLDPOINTS;12;0))" office:value-type="float" office:value="0" calcext:value-type="float">
            <text:p>0</text:p>
          </table:table-cell>
          <table:table-cell table:style-name="ce66" table:formula="of:=IF([.L21]=0;0;HLOOKUP([.L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1]=0;0;HLOOKUP([.Q21];BLDPOINTS;12;0))" office:value-type="float" office:value="0" calcext:value-type="float">
            <text:p>0</text:p>
          </table:table-cell>
          <table:table-cell table:style-name="ce66" table:formula="of:=IF([.Q21]=0;0;HLOOKUP([.Q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1]=0;0;HLOOKUP([.V21];BLDPOINTS;12;0))" office:value-type="float" office:value="0" calcext:value-type="float">
            <text:p>0</text:p>
          </table:table-cell>
          <table:table-cell table:style-name="ce66" table:formula="of:=IF([.V21]=0;0;HLOOKUP([.V21];BLDFOOD;12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2]=0;0;HLOOKUP([.B22];BLDPOINTS;13;0))" office:value-type="float" office:value="0" calcext:value-type="float">
            <text:p>0</text:p>
          </table:table-cell>
          <table:table-cell table:style-name="ce66" table:formula="of:=IF([.B22]=0;0;HLOOKUP([.B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2]=0;0;HLOOKUP([.G22];BLDPOINTS;13;0))" office:value-type="float" office:value="0" calcext:value-type="float">
            <text:p>0</text:p>
          </table:table-cell>
          <table:table-cell table:style-name="ce66" table:formula="of:=IF([.G22]=0;0;HLOOKUP([.G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2]=0;0;HLOOKUP([.L22];BLDPOINTS;13;0))" office:value-type="float" office:value="0" calcext:value-type="float">
            <text:p>0</text:p>
          </table:table-cell>
          <table:table-cell table:style-name="ce66" table:formula="of:=IF([.L22]=0;0;HLOOKUP([.L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2]=0;0;HLOOKUP([.Q22];BLDPOINTS;13;0))" office:value-type="float" office:value="0" calcext:value-type="float">
            <text:p>0</text:p>
          </table:table-cell>
          <table:table-cell table:style-name="ce66" table:formula="of:=IF([.Q22]=0;0;HLOOKUP([.Q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2]=0;0;HLOOKUP([.V22];BLDPOINTS;13;0))" office:value-type="float" office:value="0" calcext:value-type="float">
            <text:p>0</text:p>
          </table:table-cell>
          <table:table-cell table:style-name="ce66" table:formula="of:=IF([.V22]=0;0;HLOOKUP([.V22];BLDFOOD;13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3]=0;0;HLOOKUP([.B23];BLDPOINTS;14;0))" office:value-type="float" office:value="0" calcext:value-type="float">
            <text:p>0</text:p>
          </table:table-cell>
          <table:table-cell table:style-name="ce66" table:formula="of:=IF([.B23]=0;0;HLOOKUP([.B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3]=0;0;HLOOKUP([.G23];BLDPOINTS;14;0))" office:value-type="float" office:value="0" calcext:value-type="float">
            <text:p>0</text:p>
          </table:table-cell>
          <table:table-cell table:style-name="ce66" table:formula="of:=IF([.G23]=0;0;HLOOKUP([.G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3]=0;0;HLOOKUP([.L23];BLDPOINTS;14;0))" office:value-type="float" office:value="0" calcext:value-type="float">
            <text:p>0</text:p>
          </table:table-cell>
          <table:table-cell table:style-name="ce66" table:formula="of:=IF([.L23]=0;0;HLOOKUP([.L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3]=0;0;HLOOKUP([.Q23];BLDPOINTS;14;0))" office:value-type="float" office:value="0" calcext:value-type="float">
            <text:p>0</text:p>
          </table:table-cell>
          <table:table-cell table:style-name="ce66" table:formula="of:=IF([.Q23]=0;0;HLOOKUP([.Q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3]=0;0;HLOOKUP([.V23];BLDPOINTS;14;0))" office:value-type="float" office:value="0" calcext:value-type="float">
            <text:p>0</text:p>
          </table:table-cell>
          <table:table-cell table:style-name="ce66" table:formula="of:=IF([.V23]=0;0;HLOOKUP([.V23];BLDFOOD;14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4]=0;0;HLOOKUP([.B24];BLDPOINTS;15;0))" office:value-type="float" office:value="0" calcext:value-type="float">
            <text:p>0</text:p>
          </table:table-cell>
          <table:table-cell table:style-name="ce66" table:formula="of:=IF([.B24]=0;0;HLOOKUP([.B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4]=0;0;HLOOKUP([.G24];BLDPOINTS;15;0))" office:value-type="float" office:value="0" calcext:value-type="float">
            <text:p>0</text:p>
          </table:table-cell>
          <table:table-cell table:style-name="ce66" table:formula="of:=IF([.G24]=0;0;HLOOKUP([.G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4]=0;0;HLOOKUP([.L24];BLDPOINTS;15;0))" office:value-type="float" office:value="0" calcext:value-type="float">
            <text:p>0</text:p>
          </table:table-cell>
          <table:table-cell table:style-name="ce66" table:formula="of:=IF([.L24]=0;0;HLOOKUP([.L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4]=0;0;HLOOKUP([.Q24];BLDPOINTS;15;0))" office:value-type="float" office:value="0" calcext:value-type="float">
            <text:p>0</text:p>
          </table:table-cell>
          <table:table-cell table:style-name="ce66" table:formula="of:=IF([.Q24]=0;0;HLOOKUP([.Q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4]=0;0;HLOOKUP([.V24];BLDPOINTS;15;0))" office:value-type="float" office:value="0" calcext:value-type="float">
            <text:p>0</text:p>
          </table:table-cell>
          <table:table-cell table:style-name="ce66" table:formula="of:=IF([.V24]=0;0;HLOOKUP([.V24];BLDFOOD;15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5]=0;0;HLOOKUP([.B25];BLDPOINTS;16;0))" office:value-type="float" office:value="0" calcext:value-type="float">
            <text:p>0</text:p>
          </table:table-cell>
          <table:table-cell table:style-name="ce66" table:formula="of:=IF([.B25]=0;0;HLOOKUP([.B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5]=0;0;HLOOKUP([.G25];BLDPOINTS;16;0))" office:value-type="float" office:value="0" calcext:value-type="float">
            <text:p>0</text:p>
          </table:table-cell>
          <table:table-cell table:style-name="ce66" table:formula="of:=IF([.G25]=0;0;HLOOKUP([.G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5]=0;0;HLOOKUP([.L25];BLDPOINTS;16;0))" office:value-type="float" office:value="0" calcext:value-type="float">
            <text:p>0</text:p>
          </table:table-cell>
          <table:table-cell table:style-name="ce66" table:formula="of:=IF([.L25]=0;0;HLOOKUP([.L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5]=0;0;HLOOKUP([.Q25];BLDPOINTS;16;0))" office:value-type="float" office:value="0" calcext:value-type="float">
            <text:p>0</text:p>
          </table:table-cell>
          <table:table-cell table:style-name="ce66" table:formula="of:=IF([.Q25]=0;0;HLOOKUP([.Q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5]=0;0;HLOOKUP([.V25];BLDPOINTS;16;0))" office:value-type="float" office:value="0" calcext:value-type="float">
            <text:p>0</text:p>
          </table:table-cell>
          <table:table-cell table:style-name="ce66" table:formula="of:=IF([.V25]=0;0;HLOOKUP([.V25];BLDFOOD;16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6]=0;0;HLOOKUP([.B26];BLDPOINTS;17;0))" office:value-type="float" office:value="0" calcext:value-type="float">
            <text:p>0</text:p>
          </table:table-cell>
          <table:table-cell table:style-name="ce66" table:formula="of:=IF([.B26]=0;0;HLOOKUP([.B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6]=0;0;HLOOKUP([.G26];BLDPOINTS;17;0))" office:value-type="float" office:value="0" calcext:value-type="float">
            <text:p>0</text:p>
          </table:table-cell>
          <table:table-cell table:style-name="ce66" table:formula="of:=IF([.G26]=0;0;HLOOKUP([.G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6]=0;0;HLOOKUP([.L26];BLDPOINTS;17;0))" office:value-type="float" office:value="0" calcext:value-type="float">
            <text:p>0</text:p>
          </table:table-cell>
          <table:table-cell table:style-name="ce66" table:formula="of:=IF([.L26]=0;0;HLOOKUP([.L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6]=0;0;HLOOKUP([.Q26];BLDPOINTS;17;0))" office:value-type="float" office:value="0" calcext:value-type="float">
            <text:p>0</text:p>
          </table:table-cell>
          <table:table-cell table:style-name="ce66" table:formula="of:=IF([.Q26]=0;0;HLOOKUP([.Q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6]=0;0;HLOOKUP([.V26];BLDPOINTS;17;0))" office:value-type="float" office:value="0" calcext:value-type="float">
            <text:p>0</text:p>
          </table:table-cell>
          <table:table-cell table:style-name="ce66" table:formula="of:=IF([.V26]=0;0;HLOOKUP([.V26];BLDFOOD;17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B27]=0;0;HLOOKUP([.B27];BLDPOINTS;18;0))" office:value-type="float" office:value="0" calcext:value-type="float">
            <text:p>0</text:p>
          </table:table-cell>
          <table:table-cell table:style-name="ce67" table:formula="of:=IF([.B27]=0;0;HLOOKUP([.B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G27]=0;0;HLOOKUP([.G27];BLDPOINTS;18;0))" office:value-type="float" office:value="0" calcext:value-type="float">
            <text:p>0</text:p>
          </table:table-cell>
          <table:table-cell table:style-name="ce67" table:formula="of:=IF([.G27]=0;0;HLOOKUP([.G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L27]=0;0;HLOOKUP([.L27];BLDPOINTS;18;0))" office:value-type="float" office:value="0" calcext:value-type="float">
            <text:p>0</text:p>
          </table:table-cell>
          <table:table-cell table:style-name="ce67" table:formula="of:=IF([.L27]=0;0;HLOOKUP([.L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Q27]=0;0;HLOOKUP([.Q27];BLDPOINTS;18;0))" office:value-type="float" office:value="0" calcext:value-type="float">
            <text:p>0</text:p>
          </table:table-cell>
          <table:table-cell table:style-name="ce67" table:formula="of:=IF([.Q27]=0;0;HLOOKUP([.Q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V27]=0;0;HLOOKUP([.V27];BLDPOINTS;18;0))" office:value-type="float" office:value="0" calcext:value-type="float">
            <text:p>0</text:p>
          </table:table-cell>
          <table:table-cell table:style-name="ce67" table:formula="of:=IF([.V27]=0;0;HLOOKUP([.V27];BLDFOOD;18;0)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C11:.C27])" office:value-type="float" office:value="0" calcext:value-type="float">
            <text:p>0</text:p>
          </table:table-cell>
          <table:table-cell table:style-name="ce12" table:formula="of:=SUM([.D11:.D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H11:.H27])" office:value-type="float" office:value="0" calcext:value-type="float">
            <text:p>0</text:p>
          </table:table-cell>
          <table:table-cell table:style-name="ce12" table:formula="of:=SUM([.I11:.I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M11:.M27])" office:value-type="float" office:value="0" calcext:value-type="float">
            <text:p>0</text:p>
          </table:table-cell>
          <table:table-cell table:style-name="ce12" table:formula="of:=SUM([.N11:.N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R11:.R27])" office:value-type="float" office:value="0" calcext:value-type="float">
            <text:p>0</text:p>
          </table:table-cell>
          <table:table-cell table:style-name="ce12" table:formula="of:=SUM([.S11:.S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W11:.W27])" office:value-type="float" office:value="0" calcext:value-type="float">
            <text:p>0</text:p>
          </table:table-cell>
          <table:table-cell table:style-name="ce12" table:formula="of:=SUM([.X11:.X27]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87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C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H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M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R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W31]*[.$B31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2]*[.$B32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3]*[.$B33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4]*[.$B34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5]*[.$B35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6]*[.$B36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7]*[.$B37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8]*[.$B38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9]*[.$B39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0]*[.$B40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1]*[.$B41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2]*[.$B42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3]*[.$B43]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D31:.D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I31:.I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N31:.N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S31:.S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84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87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Default" table:number-columns-repeated="974"/>
          <table:table-cell table:number-columns-repeated="10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C31]" office:value-type="float" office:value="0" calcext:value-type="float">
            <text:p>0</text:p>
          </table:table-cell>
          <table:table-cell table:style-name="ce68" table:content-validation-name="val3" table:formula="of:=VLOOKUP([.A47];UNITSDB;12;0)*[.C47]/(1+[.D$6])/(1+[.D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H31]" office:value-type="float" office:value="0" calcext:value-type="float">
            <text:p>0</text:p>
          </table:table-cell>
          <table:table-cell table:style-name="ce68" table:content-validation-name="val3" table:formula="of:=VLOOKUP([.F47];UNITSDB;12;0)*[.H47]/(1+[.I$6])/(1+[.I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M31]" office:value-type="float" office:value="0" calcext:value-type="float">
            <text:p>0</text:p>
          </table:table-cell>
          <table:table-cell table:style-name="ce68" table:content-validation-name="val3" table:formula="of:=VLOOKUP([.K47];UNITSDB;12;0)*[.M47]/(1+[.N$6])/(1+[.N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R31]" office:value-type="float" office:value="0" calcext:value-type="float">
            <text:p>0</text:p>
          </table:table-cell>
          <table:table-cell table:style-name="ce68" table:content-validation-name="val3" table:formula="of:=VLOOKUP([.P47];UNITSDB;12;0)*[.R47]/(1+[.S$6])/(1+[.S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W31]" office:value-type="float" office:value="0" calcext:value-type="float">
            <text:p>0</text:p>
          </table:table-cell>
          <table:table-cell table:style-name="ce68" table:content-validation-name="val3" table:formula="of:=VLOOKUP([.U47];UNITSDB;12;0)*[.W47]/(1+[.X$6])/(1+[.X$7])" office:value-type="time" office:time-value="PT00H00M00S" calcext:value-type="time">
            <text:p>00:00:00</text:p>
          </table:table-cell>
          <table:table-cell/>
          <table:table-cell table:style-name="Default" table:number-columns-repeated="974"/>
          <table:table-cell table:number-columns-repeated="10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2]" office:value-type="float" office:value="0" calcext:value-type="float">
            <text:p>0</text:p>
          </table:table-cell>
          <table:table-cell table:style-name="ce69" table:content-validation-name="val3" table:formula="of:=VLOOKUP([.A48];UNITSDB;12;0)*[.C48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2]" office:value-type="float" office:value="0" calcext:value-type="float">
            <text:p>0</text:p>
          </table:table-cell>
          <table:table-cell table:style-name="ce69" table:content-validation-name="val3" table:formula="of:=VLOOKUP([.F48];UNITSDB;12;0)*[.H48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2]" office:value-type="float" office:value="0" calcext:value-type="float">
            <text:p>0</text:p>
          </table:table-cell>
          <table:table-cell table:style-name="ce69" table:content-validation-name="val3" table:formula="of:=VLOOKUP([.K48];UNITSDB;12;0)*[.M48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2]" office:value-type="float" office:value="0" calcext:value-type="float">
            <text:p>0</text:p>
          </table:table-cell>
          <table:table-cell table:style-name="ce69" table:content-validation-name="val3" table:formula="of:=VLOOKUP([.P48];UNITSDB;12;0)*[.R48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2]" office:value-type="float" office:value="0" calcext:value-type="float">
            <text:p>0</text:p>
          </table:table-cell>
          <table:table-cell table:style-name="ce69" table:content-validation-name="val3" table:formula="of:=VLOOKUP([.U48];UNITSDB;12;0)*[.W48]/(1+[.X$6])/(1+[.X$7])" office:value-type="time" office:time-value="PT00H00M00S" calcext:value-type="time">
            <text:p>00:00:00</text:p>
          </table:table-cell>
          <table:table-cell/>
          <table:table-cell table:style-name="Default" table:number-columns-repeated="974"/>
          <table:table-cell table:number-columns-repeated="10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3]" office:value-type="float" office:value="0" calcext:value-type="float">
            <text:p>0</text:p>
          </table:table-cell>
          <table:table-cell table:style-name="ce69" table:content-validation-name="val3" table:formula="of:=VLOOKUP([.A49];UNITSDB;12;0)*[.C49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3]" office:value-type="float" office:value="0" calcext:value-type="float">
            <text:p>0</text:p>
          </table:table-cell>
          <table:table-cell table:style-name="ce69" table:content-validation-name="val3" table:formula="of:=VLOOKUP([.F49];UNITSDB;12;0)*[.H49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3]" office:value-type="float" office:value="0" calcext:value-type="float">
            <text:p>0</text:p>
          </table:table-cell>
          <table:table-cell table:style-name="ce69" table:content-validation-name="val3" table:formula="of:=VLOOKUP([.K49];UNITSDB;12;0)*[.M49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3]" office:value-type="float" office:value="0" calcext:value-type="float">
            <text:p>0</text:p>
          </table:table-cell>
          <table:table-cell table:style-name="ce69" table:content-validation-name="val3" table:formula="of:=VLOOKUP([.P49];UNITSDB;12;0)*[.R49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3]" office:value-type="float" office:value="0" calcext:value-type="float">
            <text:p>0</text:p>
          </table:table-cell>
          <table:table-cell table:style-name="ce69" table:content-validation-name="val3" table:formula="of:=VLOOKUP([.U49];UNITSDB;12;0)*[.W49]/(1+[.X$6])/(1+[.X$7])" office:value-type="time" office:time-value="PT00H00M00S" calcext:value-type="time">
            <text:p>00:00:00</text:p>
          </table:table-cell>
          <table:table-cell/>
          <table:table-cell table:style-name="Default" table:number-columns-repeated="974"/>
          <table:table-cell table:number-columns-repeated="10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4]" office:value-type="float" office:value="0" calcext:value-type="float">
            <text:p>0</text:p>
          </table:table-cell>
          <table:table-cell table:style-name="ce69" table:content-validation-name="val3" table:formula="of:=VLOOKUP([.A50];UNITSDB;12;0)*[.C50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4]" office:value-type="float" office:value="0" calcext:value-type="float">
            <text:p>0</text:p>
          </table:table-cell>
          <table:table-cell table:style-name="ce69" table:content-validation-name="val3" table:formula="of:=VLOOKUP([.F50];UNITSDB;12;0)*[.H50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4]" office:value-type="float" office:value="0" calcext:value-type="float">
            <text:p>0</text:p>
          </table:table-cell>
          <table:table-cell table:style-name="ce69" table:content-validation-name="val3" table:formula="of:=VLOOKUP([.K50];UNITSDB;12;0)*[.M50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4]" office:value-type="float" office:value="0" calcext:value-type="float">
            <text:p>0</text:p>
          </table:table-cell>
          <table:table-cell table:style-name="ce69" table:content-validation-name="val3" table:formula="of:=VLOOKUP([.P50];UNITSDB;12;0)*[.R50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4]" office:value-type="float" office:value="0" calcext:value-type="float">
            <text:p>0</text:p>
          </table:table-cell>
          <table:table-cell table:style-name="ce69" table:content-validation-name="val3" table:formula="of:=VLOOKUP([.U50];UNITSDB;12;0)*[.W50]/(1+[.X$6])/(1+[.X$7])" office:value-type="time" office:time-value="PT00H00M00S" calcext:value-type="time">
            <text:p>00:00:00</text:p>
          </table:table-cell>
          <table:table-cell/>
          <table:table-cell table:style-name="Default" table:number-columns-repeated="974"/>
          <table:table-cell table:number-columns-repeated="10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C35]" office:value-type="float" office:value="0" calcext:value-type="float">
            <text:p>0</text:p>
          </table:table-cell>
          <table:table-cell table:style-name="ce69" table:content-validation-name="val3" table:formula="of:=VLOOKUP([.A51];UNITSDB;12;0)*[.C51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H35]" office:value-type="float" office:value="0" calcext:value-type="float">
            <text:p>0</text:p>
          </table:table-cell>
          <table:table-cell table:style-name="ce69" table:content-validation-name="val3" table:formula="of:=VLOOKUP([.F51];UNITSDB;12;0)*[.H51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M35]" office:value-type="float" office:value="0" calcext:value-type="float">
            <text:p>0</text:p>
          </table:table-cell>
          <table:table-cell table:style-name="ce69" table:content-validation-name="val3" table:formula="of:=VLOOKUP([.K51];UNITSDB;12;0)*[.M51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R35]" office:value-type="float" office:value="0" calcext:value-type="float">
            <text:p>0</text:p>
          </table:table-cell>
          <table:table-cell table:style-name="ce69" table:content-validation-name="val3" table:formula="of:=VLOOKUP([.P51];UNITSDB;12;0)*[.R51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W35]" office:value-type="float" office:value="0" calcext:value-type="float">
            <text:p>0</text:p>
          </table:table-cell>
          <table:table-cell table:style-name="ce69" table:content-validation-name="val3" table:formula="of:=VLOOKUP([.U51];UNITSDB;12;0)*[.W51]/(1+[.X$6])/(1+[.X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6]" office:value-type="float" office:value="0" calcext:value-type="float">
            <text:p>0</text:p>
          </table:table-cell>
          <table:table-cell table:style-name="ce69" table:content-validation-name="val3" table:formula="of:=VLOOKUP([.A52];UNITSDB;12;0)*[.C52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6]" office:value-type="float" office:value="0" calcext:value-type="float">
            <text:p>0</text:p>
          </table:table-cell>
          <table:table-cell table:style-name="ce69" table:content-validation-name="val3" table:formula="of:=VLOOKUP([.F52];UNITSDB;12;0)*[.H52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6]" office:value-type="float" office:value="0" calcext:value-type="float">
            <text:p>0</text:p>
          </table:table-cell>
          <table:table-cell table:style-name="ce69" table:content-validation-name="val3" table:formula="of:=VLOOKUP([.K52];UNITSDB;12;0)*[.M52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6]" office:value-type="float" office:value="0" calcext:value-type="float">
            <text:p>0</text:p>
          </table:table-cell>
          <table:table-cell table:style-name="ce69" table:content-validation-name="val3" table:formula="of:=VLOOKUP([.P52];UNITSDB;12;0)*[.R52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6]" office:value-type="float" office:value="0" calcext:value-type="float">
            <text:p>0</text:p>
          </table:table-cell>
          <table:table-cell table:style-name="ce69" table:content-validation-name="val3" table:formula="of:=VLOOKUP([.U52];UNITSDB;12;0)*[.W52]/(1+[.X$6])/(1+[.X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37]" office:value-type="float" office:value="0" calcext:value-type="float">
            <text:p>0</text:p>
          </table:table-cell>
          <table:table-cell table:style-name="ce69" table:content-validation-name="val3" table:formula="of:=VLOOKUP([.A53];UNITSDB;12;0)*[.C53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37]" office:value-type="float" office:value="0" calcext:value-type="float">
            <text:p>0</text:p>
          </table:table-cell>
          <table:table-cell table:style-name="ce69" table:content-validation-name="val3" table:formula="of:=VLOOKUP([.F53];UNITSDB;12;0)*[.H53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37]" office:value-type="float" office:value="0" calcext:value-type="float">
            <text:p>0</text:p>
          </table:table-cell>
          <table:table-cell table:style-name="ce69" table:content-validation-name="val3" table:formula="of:=VLOOKUP([.K53];UNITSDB;12;0)*[.M53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37]" office:value-type="float" office:value="0" calcext:value-type="float">
            <text:p>0</text:p>
          </table:table-cell>
          <table:table-cell table:style-name="ce69" table:content-validation-name="val3" table:formula="of:=VLOOKUP([.P53];UNITSDB;12;0)*[.R53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37]" office:value-type="float" office:value="0" calcext:value-type="float">
            <text:p>0</text:p>
          </table:table-cell>
          <table:table-cell table:style-name="ce69" table:content-validation-name="val3" table:formula="of:=VLOOKUP([.U53];UNITSDB;12;0)*[.W53]/(1+[.X$6])/(1+[.X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8]" office:value-type="float" office:value="0" calcext:value-type="float">
            <text:p>0</text:p>
          </table:table-cell>
          <table:table-cell table:style-name="ce69" table:content-validation-name="val3" table:formula="of:=VLOOKUP([.A54];UNITSDB;12;0)*[.C54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8]" office:value-type="float" office:value="0" calcext:value-type="float">
            <text:p>0</text:p>
          </table:table-cell>
          <table:table-cell table:style-name="ce69" table:content-validation-name="val3" table:formula="of:=VLOOKUP([.F54];UNITSDB;12;0)*[.H54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8]" office:value-type="float" office:value="0" calcext:value-type="float">
            <text:p>0</text:p>
          </table:table-cell>
          <table:table-cell table:style-name="ce69" table:content-validation-name="val3" table:formula="of:=VLOOKUP([.K54];UNITSDB;12;0)*[.M54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8]" office:value-type="float" office:value="0" calcext:value-type="float">
            <text:p>0</text:p>
          </table:table-cell>
          <table:table-cell table:style-name="ce69" table:content-validation-name="val3" table:formula="of:=VLOOKUP([.P54];UNITSDB;12;0)*[.R54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8]" office:value-type="float" office:value="0" calcext:value-type="float">
            <text:p>0</text:p>
          </table:table-cell>
          <table:table-cell table:style-name="ce69" table:content-validation-name="val3" table:formula="of:=VLOOKUP([.U54];UNITSDB;12;0)*[.W54]/(1+[.X$6])/(1+[.X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C39]" office:value-type="float" office:value="0" calcext:value-type="float">
            <text:p>0</text:p>
          </table:table-cell>
          <table:table-cell table:style-name="ce69" table:content-validation-name="val3" table:formula="of:=VLOOKUP([.A55];UNITSDB;12;0)*[.C55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H39]" office:value-type="float" office:value="0" calcext:value-type="float">
            <text:p>0</text:p>
          </table:table-cell>
          <table:table-cell table:style-name="ce69" table:content-validation-name="val3" table:formula="of:=VLOOKUP([.F55];UNITSDB;12;0)*[.H55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M39]" office:value-type="float" office:value="0" calcext:value-type="float">
            <text:p>0</text:p>
          </table:table-cell>
          <table:table-cell table:style-name="ce69" table:content-validation-name="val3" table:formula="of:=VLOOKUP([.K55];UNITSDB;12;0)*[.M55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R39]" office:value-type="float" office:value="0" calcext:value-type="float">
            <text:p>0</text:p>
          </table:table-cell>
          <table:table-cell table:style-name="ce69" table:content-validation-name="val3" table:formula="of:=VLOOKUP([.P55];UNITSDB;12;0)*[.R55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W39]" office:value-type="float" office:value="0" calcext:value-type="float">
            <text:p>0</text:p>
          </table:table-cell>
          <table:table-cell table:style-name="ce69" table:content-validation-name="val3" table:formula="of:=VLOOKUP([.U55];UNITSDB;12;0)*[.W55]/(1+[.X$6])/(1+[.X$7]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40]" office:value-type="float" office:value="0" calcext:value-type="float">
            <text:p>0</text:p>
          </table:table-cell>
          <table:table-cell table:style-name="ce69" table:content-validation-name="val3" table:formula="of:=VLOOKUP([.A56];UNITSDB;12;0)*[.C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40]" office:value-type="float" office:value="0" calcext:value-type="float">
            <text:p>0</text:p>
          </table:table-cell>
          <table:table-cell table:style-name="ce69" table:content-validation-name="val3" table:formula="of:=VLOOKUP([.F56];UNITSDB;12;0)*[.H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40]" office:value-type="float" office:value="0" calcext:value-type="float">
            <text:p>0</text:p>
          </table:table-cell>
          <table:table-cell table:style-name="ce69" table:content-validation-name="val3" table:formula="of:=VLOOKUP([.K56];UNITSDB;12;0)*[.M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40]" office:value-type="float" office:value="0" calcext:value-type="float">
            <text:p>0</text:p>
          </table:table-cell>
          <table:table-cell table:style-name="ce69" table:content-validation-name="val3" table:formula="of:=VLOOKUP([.P56];UNITSDB;12;0)*[.R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40]" office:value-type="float" office:value="0" calcext:value-type="float">
            <text:p>0</text:p>
          </table:table-cell>
          <table:table-cell table:style-name="ce69" table:content-validation-name="val3" table:formula="of:=VLOOKUP([.U56];UNITSDB;12;0)*[.W56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C41]" office:value-type="float" office:value="0" calcext:value-type="float">
            <text:p>0</text:p>
          </table:table-cell>
          <table:table-cell table:style-name="ce69" table:content-validation-name="val3" table:formula="of:=VLOOKUP([.A57];UNITSDB;12;0)*[.C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H41]" office:value-type="float" office:value="0" calcext:value-type="float">
            <text:p>0</text:p>
          </table:table-cell>
          <table:table-cell table:style-name="ce69" table:content-validation-name="val3" table:formula="of:=VLOOKUP([.F57];UNITSDB;12;0)*[.H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M41]" office:value-type="float" office:value="0" calcext:value-type="float">
            <text:p>0</text:p>
          </table:table-cell>
          <table:table-cell table:style-name="ce69" table:content-validation-name="val3" table:formula="of:=VLOOKUP([.K57];UNITSDB;12;0)*[.M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R41]" office:value-type="float" office:value="0" calcext:value-type="float">
            <text:p>0</text:p>
          </table:table-cell>
          <table:table-cell table:style-name="ce69" table:content-validation-name="val3" table:formula="of:=VLOOKUP([.P57];UNITSDB;12;0)*[.R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W41]" office:value-type="float" office:value="0" calcext:value-type="float">
            <text:p>0</text:p>
          </table:table-cell>
          <table:table-cell table:style-name="ce69" table:content-validation-name="val3" table:formula="of:=VLOOKUP([.U57];UNITSDB;12;0)*[.W57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C42]" office:value-type="float" office:value="0" calcext:value-type="float">
            <text:p>0</text:p>
          </table:table-cell>
          <table:table-cell table:style-name="ce69" table:content-validation-name="val3" table:formula="of:=VLOOKUP([.A58];UNITSDB;12;0)*[.C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H42]" office:value-type="float" office:value="0" calcext:value-type="float">
            <text:p>0</text:p>
          </table:table-cell>
          <table:table-cell table:style-name="ce69" table:content-validation-name="val3" table:formula="of:=VLOOKUP([.F58];UNITSDB;12;0)*[.H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M42]" office:value-type="float" office:value="0" calcext:value-type="float">
            <text:p>0</text:p>
          </table:table-cell>
          <table:table-cell table:style-name="ce69" table:content-validation-name="val3" table:formula="of:=VLOOKUP([.K58];UNITSDB;12;0)*[.M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R42]" office:value-type="float" office:value="0" calcext:value-type="float">
            <text:p>0</text:p>
          </table:table-cell>
          <table:table-cell table:style-name="ce69" table:content-validation-name="val3" table:formula="of:=VLOOKUP([.P58];UNITSDB;12;0)*[.R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W42]" office:value-type="float" office:value="0" calcext:value-type="float">
            <text:p>0</text:p>
          </table:table-cell>
          <table:table-cell table:style-name="ce69" table:content-validation-name="val3" table:formula="of:=VLOOKUP([.U58];UNITSDB;12;0)*[.W58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C43]" office:value-type="float" office:value="0" calcext:value-type="float">
            <text:p>0</text:p>
          </table:table-cell>
          <table:table-cell table:style-name="ce70" table:content-validation-name="val3" table:formula="of:=VLOOKUP([.A59];UNITSDB;12;0)*[.C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H43]" office:value-type="float" office:value="0" calcext:value-type="float">
            <text:p>0</text:p>
          </table:table-cell>
          <table:table-cell table:style-name="ce70" table:content-validation-name="val3" table:formula="of:=VLOOKUP([.F59];UNITSDB;12;0)*[.H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M43]" office:value-type="float" office:value="0" calcext:value-type="float">
            <text:p>0</text:p>
          </table:table-cell>
          <table:table-cell table:style-name="ce70" table:content-validation-name="val3" table:formula="of:=VLOOKUP([.K59];UNITSDB;12;0)*[.M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R43]" office:value-type="float" office:value="0" calcext:value-type="float">
            <text:p>0</text:p>
          </table:table-cell>
          <table:table-cell table:style-name="ce70" table:content-validation-name="val3" table:formula="of:=VLOOKUP([.P59];UNITSDB;12;0)*[.R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W43]" office:value-type="float" office:value="0" calcext:value-type="float">
            <text:p>0</text:p>
          </table:table-cell>
          <table:table-cell table:style-name="ce70" table:content-validation-name="val3" table:formula="of:=VLOOKUP([.U59];UNITSDB;12;0)*[.W59]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D47:.D55])&gt;SUM([.D56:.D57]);SUM([.D47:.D55])&gt;[.D58];SUM([.D47:.D55])&gt;[.D59]);SUM([.D47:.D55]);IF(AND(SUM([.D56:.D57])&gt;[.D58];SUM([.D56:.D57])&gt;[.D59]);SUM([.D56:.D57]);IF([.D58]&gt;[.D59];[.D58];[.D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I47:.I55])&gt;SUM([.I56:.I57]);SUM([.I47:.I55])&gt;[.I58];SUM([.I47:.I55])&gt;[.I59]);SUM([.I47:.I55]);IF(AND(SUM([.I56:.I57])&gt;[.I58];SUM([.I56:.I57])&gt;[.I59]);SUM([.I56:.I57]);IF([.I58]&gt;[.I59];[.I58];[.I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N47:.N55])&gt;SUM([.N56:.N57]);SUM([.N47:.N55])&gt;[.N58];SUM([.N47:.N55])&gt;[.N59]);SUM([.N47:.N55]);IF(AND(SUM([.N56:.N57])&gt;[.N58];SUM([.N56:.N57])&gt;[.N59]);SUM([.N56:.N57]);IF([.N58]&gt;[.N59];[.N58];[.N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S47:.S55])&gt;SUM([.S56:.S57]);SUM([.S47:.S55])&gt;[.S58];SUM([.S47:.S55])&gt;[.S59]);SUM([.S47:.S55]);IF(AND(SUM([.S56:.S57])&gt;[.S58];SUM([.S56:.S57])&gt;[.S59]);SUM([.S56:.S57]);IF([.S58]&gt;[.S59];[.S58];[.S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X47:.X55])&gt;SUM([.X56:.X57]);SUM([.X47:.X55])&gt;[.X58];SUM([.X47:.X55])&gt;[.X59]);SUM([.X47:.X55]);IF(AND(SUM([.X56:.X57])&gt;[.X58];SUM([.X56:.X57])&gt;[.X59]);SUM([.X56:.X57]);IF([.X58]&gt;[.X59];[.X58];[.X59])))" office:value-type="time" office:time-value="PT00H00M00S" calcext:value-type="time">
            <text:p>00:00:00</text:p>
          </table:table-cell>
          <table:table-cell table:number-columns-repeated="985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3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985"/>
        </table:table-row>
        <table:table-row table:style-name="ro1" table:number-rows-repeated="1048513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OFFENSE" table:style-name="ta1"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3" table:number-columns-repeated="999" table:default-cell-style-name="ce29"/>
        <table:table-row table:style-name="ro1"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number-columns-repeated="999"/>
        </table:table-row>
        <table:table-row table:style-name="ro1"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number-columns-repeated="999"/>
        </table:table-row>
        <table:table-row table:style-name="ro1"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D11:.D14];[.D16:.D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I11:.I14];[.I16:.I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N11:.N14];[.N16:.N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S11:.S14];[.S16:.S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X11:.X14];[.X16:.X27])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D31:.D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I31:.I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N31:.N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S31:.S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D3];[.D4];[.D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I3];[.I4];[.I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N3];[.N4];[.N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S3];[.S4];[.S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X3];[.X4];[.X15])" office:value-type="float" office:value="-0" calcext:value-type="float">
            <text:p>0</text:p>
          </table:table-cell>
          <table:table-cell table:style-name="ce73"/>
          <table:table-cell table:number-columns-repeated="994"/>
          <table:table-cell table:style-name="Default" table:number-columns-repeated="5"/>
        </table:table-row>
        <table:table-row table:style-name="ro1"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B20]" office:value-type="float" office:value="0" calcext:value-type="float">
            <text:p>0</text:p>
          </table:table-cell>
          <table:table-cell table:style-name="ce62" table:content-validation-name="val3" table:formula="of:=IF([.B20]&lt;10;0;IF([.B20]&lt;20;0.05;IF([.B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G20]" office:value-type="float" office:value="0" calcext:value-type="float">
            <text:p>0</text:p>
          </table:table-cell>
          <table:table-cell table:style-name="ce62" table:content-validation-name="val3" table:formula="of:=IF([.G20]&lt;10;0;IF([.G20]&lt;20;0.05;IF([.G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L20]" office:value-type="float" office:value="0" calcext:value-type="float">
            <text:p>0</text:p>
          </table:table-cell>
          <table:table-cell table:style-name="ce62" table:content-validation-name="val3" table:formula="of:=IF([.L20]&lt;10;0;IF([.L20]&lt;20;0.05;IF([.L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Q20]" office:value-type="float" office:value="0" calcext:value-type="float">
            <text:p>0</text:p>
          </table:table-cell>
          <table:table-cell table:style-name="ce62" table:content-validation-name="val3" table:formula="of:=IF([.Q20]&lt;10;0;IF([.Q20]&lt;20;0.05;IF([.Q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V20]" office:value-type="float" office:value="0" calcext:value-type="float">
            <text:p>0</text:p>
          </table:table-cell>
          <table:table-cell table:style-name="ce62" table:content-validation-name="val3" table:formula="of:=IF([.V20]&lt;10;0;IF([.V20]&lt;20;0.05;IF([.V20]&lt;25;0.15;0.3)))" office:value-type="percentage" office:value="0" calcext:value-type="percentage">
            <text:p>0.00%</text:p>
          </table:table-cell>
          <table:table-cell table:style-name="ce73"/>
          <table:table-cell table:number-columns-repeated="994"/>
          <table:table-cell table:style-name="Default" table:number-columns-repeated="5"/>
        </table:table-row>
        <table:table-row table:style-name="ro1"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C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H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M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R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W7]*0.04" office:value-type="percentage" office:value="0" calcext:value-type="percentage">
            <text:p>0.00%</text:p>
          </table:table-cell>
          <table:table-cell table:style-name="ce73"/>
          <table:table-cell table:number-columns-repeated="994"/>
          <table:table-cell table:style-name="Default" table:number-columns-repeated="5"/>
        </table:table-row>
        <table:table-row table:style-name="ro1"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D60]);0)" office:value-type="float" office:value="-0" calcext:value-type="float">
            <text:p>0</text:p>
          </table:table-cell>
          <table:table-cell table:style-name="ce64" table:content-validation-name="val3" table:formula="of:=[.D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I60]);0)" office:value-type="float" office:value="-0" calcext:value-type="float">
            <text:p>0</text:p>
          </table:table-cell>
          <table:table-cell table:style-name="ce64" table:content-validation-name="val3" table:formula="of:=[.I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N60]);0)" office:value-type="float" office:value="-0" calcext:value-type="float">
            <text:p>0</text:p>
          </table:table-cell>
          <table:table-cell table:style-name="ce64" table:content-validation-name="val3" table:formula="of:=[.N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S60]);0)" office:value-type="float" office:value="-0" calcext:value-type="float">
            <text:p>0</text:p>
          </table:table-cell>
          <table:table-cell table:style-name="ce64" table:content-validation-name="val3" table:formula="of:=[.S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X60]);0)" office:value-type="float" office:value="-0" calcext:value-type="float">
            <text:p>0</text:p>
          </table:table-cell>
          <table:table-cell table:style-name="ce64" table:content-validation-name="val3" table:formula="of:=[.X60]" office:value-type="time" office:time-value="PT00H00M00S" calcext:value-type="time">
            <text:p>00:00:00</text:p>
          </table:table-cell>
          <table:table-cell table:style-name="ce5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B11]=0;0;HLOOKUP([.B11];BLDPOINTS;2;0))" office:value-type="float" office:value="0" calcext:value-type="float">
            <text:p>0</text:p>
          </table:table-cell>
          <table:table-cell table:style-name="ce65" table:formula="of:=IF([.B11]=0;0;HLOOKUP([.B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G11]=0;0;HLOOKUP([.G11];BLDPOINTS;2;0))" office:value-type="float" office:value="0" calcext:value-type="float">
            <text:p>0</text:p>
          </table:table-cell>
          <table:table-cell table:style-name="ce65" table:formula="of:=IF([.G11]=0;0;HLOOKUP([.G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L11]=0;0;HLOOKUP([.L11];BLDPOINTS;2;0))" office:value-type="float" office:value="0" calcext:value-type="float">
            <text:p>0</text:p>
          </table:table-cell>
          <table:table-cell table:style-name="ce65" table:formula="of:=IF([.L11]=0;0;HLOOKUP([.L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Q11]=0;0;HLOOKUP([.Q11];BLDPOINTS;2;0))" office:value-type="float" office:value="0" calcext:value-type="float">
            <text:p>0</text:p>
          </table:table-cell>
          <table:table-cell table:style-name="ce65" table:formula="of:=IF([.Q11]=0;0;HLOOKUP([.Q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V11]=0;0;HLOOKUP([.V11];BLDPOINTS;2;0))" office:value-type="float" office:value="0" calcext:value-type="float">
            <text:p>0</text:p>
          </table:table-cell>
          <table:table-cell table:style-name="ce65" table:formula="of:=IF([.V11]=0;0;HLOOKUP([.V11];BLDFOOD;2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2]=0;0;HLOOKUP([.B12];BLDPOINTS;3;0))" office:value-type="float" office:value="0" calcext:value-type="float">
            <text:p>0</text:p>
          </table:table-cell>
          <table:table-cell table:style-name="ce66" table:formula="of:=IF([.B12]=0;0;HLOOKUP([.B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2]=0;0;HLOOKUP([.G12];BLDPOINTS;3;0))" office:value-type="float" office:value="0" calcext:value-type="float">
            <text:p>0</text:p>
          </table:table-cell>
          <table:table-cell table:style-name="ce66" table:formula="of:=IF([.G12]=0;0;HLOOKUP([.G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2]=0;0;HLOOKUP([.L12];BLDPOINTS;3;0))" office:value-type="float" office:value="0" calcext:value-type="float">
            <text:p>0</text:p>
          </table:table-cell>
          <table:table-cell table:style-name="ce66" table:formula="of:=IF([.L12]=0;0;HLOOKUP([.L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2]=0;0;HLOOKUP([.Q12];BLDPOINTS;3;0))" office:value-type="float" office:value="0" calcext:value-type="float">
            <text:p>0</text:p>
          </table:table-cell>
          <table:table-cell table:style-name="ce66" table:formula="of:=IF([.Q12]=0;0;HLOOKUP([.Q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2]=0;0;HLOOKUP([.V12];BLDPOINTS;3;0))" office:value-type="float" office:value="0" calcext:value-type="float">
            <text:p>0</text:p>
          </table:table-cell>
          <table:table-cell table:style-name="ce66" table:formula="of:=IF([.V12]=0;0;HLOOKUP([.V12];BLDFOOD;3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3]=0;0;HLOOKUP([.B13];BLDPOINTS;4;0))" office:value-type="float" office:value="0" calcext:value-type="float">
            <text:p>0</text:p>
          </table:table-cell>
          <table:table-cell table:style-name="ce66" table:formula="of:=IF([.B13]=0;0;HLOOKUP([.B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3]=0;0;HLOOKUP([.G13];BLDPOINTS;4;0))" office:value-type="float" office:value="0" calcext:value-type="float">
            <text:p>0</text:p>
          </table:table-cell>
          <table:table-cell table:style-name="ce66" table:formula="of:=IF([.G13]=0;0;HLOOKUP([.G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3]=0;0;HLOOKUP([.L13];BLDPOINTS;4;0))" office:value-type="float" office:value="0" calcext:value-type="float">
            <text:p>0</text:p>
          </table:table-cell>
          <table:table-cell table:style-name="ce66" table:formula="of:=IF([.L13]=0;0;HLOOKUP([.L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3]=0;0;HLOOKUP([.Q13];BLDPOINTS;4;0))" office:value-type="float" office:value="0" calcext:value-type="float">
            <text:p>0</text:p>
          </table:table-cell>
          <table:table-cell table:style-name="ce66" table:formula="of:=IF([.Q13]=0;0;HLOOKUP([.Q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3]=0;0;HLOOKUP([.V13];BLDPOINTS;4;0))" office:value-type="float" office:value="0" calcext:value-type="float">
            <text:p>0</text:p>
          </table:table-cell>
          <table:table-cell table:style-name="ce66" table:formula="of:=IF([.V13]=0;0;HLOOKUP([.V13];BLDFOOD;4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4]=0;0;HLOOKUP([.B14];BLDPOINTS;5;0))" office:value-type="float" office:value="0" calcext:value-type="float">
            <text:p>0</text:p>
          </table:table-cell>
          <table:table-cell table:style-name="ce66" table:formula="of:=IF([.B14]=0;0;HLOOKUP([.B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4]=0;0;HLOOKUP([.G14];BLDPOINTS;5;0))" office:value-type="float" office:value="0" calcext:value-type="float">
            <text:p>0</text:p>
          </table:table-cell>
          <table:table-cell table:style-name="ce66" table:formula="of:=IF([.G14]=0;0;HLOOKUP([.G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4]=0;0;HLOOKUP([.L14];BLDPOINTS;5;0))" office:value-type="float" office:value="0" calcext:value-type="float">
            <text:p>0</text:p>
          </table:table-cell>
          <table:table-cell table:style-name="ce66" table:formula="of:=IF([.L14]=0;0;HLOOKUP([.L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4]=0;0;HLOOKUP([.Q14];BLDPOINTS;5;0))" office:value-type="float" office:value="0" calcext:value-type="float">
            <text:p>0</text:p>
          </table:table-cell>
          <table:table-cell table:style-name="ce66" table:formula="of:=IF([.Q14]=0;0;HLOOKUP([.Q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4]=0;0;HLOOKUP([.V14];BLDPOINTS;5;0))" office:value-type="float" office:value="0" calcext:value-type="float">
            <text:p>0</text:p>
          </table:table-cell>
          <table:table-cell table:style-name="ce66" table:formula="of:=IF([.V14]=0;0;HLOOKUP([.V14];BLDFOOD;5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B15]=0;0;IF([.B15]=31;HLOOKUP(30;BLDPOINTS;6;0);HLOOKUP([.B15];BLDPOINTS;6;0)))" office:value-type="float" office:value="0" calcext:value-type="float">
            <text:p>0</text:p>
          </table:table-cell>
          <table:table-cell table:style-name="ce66" table:formula="of:=ROUND(IF([.B15]=0;0;IF([.B15]=31;HLOOKUP(30;BLDFOOD;6;0)*1.1;HLOOKUP([.B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G15]=0;0;IF([.G15]=31;HLOOKUP(30;BLDPOINTS;6;0);HLOOKUP([.G15];BLDPOINTS;6;0)))" office:value-type="float" office:value="0" calcext:value-type="float">
            <text:p>0</text:p>
          </table:table-cell>
          <table:table-cell table:style-name="ce66" table:formula="of:=ROUND(IF([.G15]=0;0;IF([.G15]=31;HLOOKUP(30;BLDFOOD;6;0)*1.1;HLOOKUP([.G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L15]=0;0;IF([.L15]=31;HLOOKUP(30;BLDPOINTS;6;0);HLOOKUP([.L15];BLDPOINTS;6;0)))" office:value-type="float" office:value="0" calcext:value-type="float">
            <text:p>0</text:p>
          </table:table-cell>
          <table:table-cell table:style-name="ce66" table:formula="of:=ROUND(IF([.L15]=0;0;IF([.L15]=31;HLOOKUP(30;BLDFOOD;6;0)*1.1;HLOOKUP([.L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Q15]=0;0;IF([.Q15]=31;HLOOKUP(30;BLDPOINTS;6;0);HLOOKUP([.Q15];BLDPOINTS;6;0)))" office:value-type="float" office:value="0" calcext:value-type="float">
            <text:p>0</text:p>
          </table:table-cell>
          <table:table-cell table:style-name="ce66" table:formula="of:=ROUND(IF([.Q15]=0;0;IF([.Q15]=31;HLOOKUP(30;BLDFOOD;6;0)*1.1;HLOOKUP([.Q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V15]=0;0;IF([.V15]=31;HLOOKUP(30;BLDPOINTS;6;0);HLOOKUP([.V15];BLDPOINTS;6;0)))" office:value-type="float" office:value="0" calcext:value-type="float">
            <text:p>0</text:p>
          </table:table-cell>
          <table:table-cell table:style-name="ce66" table:formula="of:=ROUND(IF([.V15]=0;0;IF([.V15]=31;HLOOKUP(30;BLDFOOD;6;0)*1.1;HLOOKUP([.V15];BLDFOOD;6;0)));0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6]=0;0;HLOOKUP([.B16];BLDPOINTS;7;0))" office:value-type="float" office:value="0" calcext:value-type="float">
            <text:p>0</text:p>
          </table:table-cell>
          <table:table-cell table:style-name="ce66" table:formula="of:=IF([.B16]=0;0;HLOOKUP([.B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6]=0;0;HLOOKUP([.G16];BLDPOINTS;7;0))" office:value-type="float" office:value="0" calcext:value-type="float">
            <text:p>0</text:p>
          </table:table-cell>
          <table:table-cell table:style-name="ce66" table:formula="of:=IF([.G16]=0;0;HLOOKUP([.G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6]=0;0;HLOOKUP([.L16];BLDPOINTS;7;0))" office:value-type="float" office:value="0" calcext:value-type="float">
            <text:p>0</text:p>
          </table:table-cell>
          <table:table-cell table:style-name="ce66" table:formula="of:=IF([.L16]=0;0;HLOOKUP([.L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6]=0;0;HLOOKUP([.Q16];BLDPOINTS;7;0))" office:value-type="float" office:value="0" calcext:value-type="float">
            <text:p>0</text:p>
          </table:table-cell>
          <table:table-cell table:style-name="ce66" table:formula="of:=IF([.Q16]=0;0;HLOOKUP([.Q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6]=0;0;HLOOKUP([.V16];BLDPOINTS;7;0))" office:value-type="float" office:value="0" calcext:value-type="float">
            <text:p>0</text:p>
          </table:table-cell>
          <table:table-cell table:style-name="ce66" table:formula="of:=IF([.V16]=0;0;HLOOKUP([.V16];BLDFOOD;7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7]=0;0;HLOOKUP([.B17];BLDPOINTS;8;0))" office:value-type="float" office:value="0" calcext:value-type="float">
            <text:p>0</text:p>
          </table:table-cell>
          <table:table-cell table:style-name="ce66" table:formula="of:=IF([.B17]=0;0;HLOOKUP([.B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7]=0;0;HLOOKUP([.G17];BLDPOINTS;8;0))" office:value-type="float" office:value="0" calcext:value-type="float">
            <text:p>0</text:p>
          </table:table-cell>
          <table:table-cell table:style-name="ce66" table:formula="of:=IF([.G17]=0;0;HLOOKUP([.G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7]=0;0;HLOOKUP([.L17];BLDPOINTS;8;0))" office:value-type="float" office:value="0" calcext:value-type="float">
            <text:p>0</text:p>
          </table:table-cell>
          <table:table-cell table:style-name="ce66" table:formula="of:=IF([.L17]=0;0;HLOOKUP([.L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7]=0;0;HLOOKUP([.Q17];BLDPOINTS;8;0))" office:value-type="float" office:value="0" calcext:value-type="float">
            <text:p>0</text:p>
          </table:table-cell>
          <table:table-cell table:style-name="ce66" table:formula="of:=IF([.Q17]=0;0;HLOOKUP([.Q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7]=0;0;HLOOKUP([.V17];BLDPOINTS;8;0))" office:value-type="float" office:value="0" calcext:value-type="float">
            <text:p>0</text:p>
          </table:table-cell>
          <table:table-cell table:style-name="ce66" table:formula="of:=IF([.V17]=0;0;HLOOKUP([.V17];BLDFOOD;8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8]=0;0;HLOOKUP([.B18];BLDPOINTS;9;0))" office:value-type="float" office:value="0" calcext:value-type="float">
            <text:p>0</text:p>
          </table:table-cell>
          <table:table-cell table:style-name="ce66" table:formula="of:=IF([.B18]=0;0;HLOOKUP([.B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8]=0;0;HLOOKUP([.G18];BLDPOINTS;9;0))" office:value-type="float" office:value="0" calcext:value-type="float">
            <text:p>0</text:p>
          </table:table-cell>
          <table:table-cell table:style-name="ce66" table:formula="of:=IF([.G18]=0;0;HLOOKUP([.G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8]=0;0;HLOOKUP([.L18];BLDPOINTS;9;0))" office:value-type="float" office:value="0" calcext:value-type="float">
            <text:p>0</text:p>
          </table:table-cell>
          <table:table-cell table:style-name="ce66" table:formula="of:=IF([.L18]=0;0;HLOOKUP([.L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8]=0;0;HLOOKUP([.Q18];BLDPOINTS;9;0))" office:value-type="float" office:value="0" calcext:value-type="float">
            <text:p>0</text:p>
          </table:table-cell>
          <table:table-cell table:style-name="ce66" table:formula="of:=IF([.Q18]=0;0;HLOOKUP([.Q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8]=0;0;HLOOKUP([.V18];BLDPOINTS;9;0))" office:value-type="float" office:value="0" calcext:value-type="float">
            <text:p>0</text:p>
          </table:table-cell>
          <table:table-cell table:style-name="ce66" table:formula="of:=IF([.V18]=0;0;HLOOKUP([.V18];BLDFOOD;9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9]=0;0;HLOOKUP([.B19];BLDPOINTS;10;0))" office:value-type="float" office:value="0" calcext:value-type="float">
            <text:p>0</text:p>
          </table:table-cell>
          <table:table-cell table:style-name="ce66" table:formula="of:=IF([.B19]=0;0;HLOOKUP([.B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9]=0;0;HLOOKUP([.G19];BLDPOINTS;10;0))" office:value-type="float" office:value="0" calcext:value-type="float">
            <text:p>0</text:p>
          </table:table-cell>
          <table:table-cell table:style-name="ce66" table:formula="of:=IF([.G19]=0;0;HLOOKUP([.G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9]=0;0;HLOOKUP([.L19];BLDPOINTS;10;0))" office:value-type="float" office:value="0" calcext:value-type="float">
            <text:p>0</text:p>
          </table:table-cell>
          <table:table-cell table:style-name="ce66" table:formula="of:=IF([.L19]=0;0;HLOOKUP([.L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9]=0;0;HLOOKUP([.Q19];BLDPOINTS;10;0))" office:value-type="float" office:value="0" calcext:value-type="float">
            <text:p>0</text:p>
          </table:table-cell>
          <table:table-cell table:style-name="ce66" table:formula="of:=IF([.Q19]=0;0;HLOOKUP([.Q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9]=0;0;HLOOKUP([.V19];BLDPOINTS;10;0))" office:value-type="float" office:value="0" calcext:value-type="float">
            <text:p>0</text:p>
          </table:table-cell>
          <table:table-cell table:style-name="ce66" table:formula="of:=IF([.V19]=0;0;HLOOKUP([.V19];BLDFOOD;10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0]=0;0;HLOOKUP([.B20];BLDPOINTS;11;0))" office:value-type="float" office:value="0" calcext:value-type="float">
            <text:p>0</text:p>
          </table:table-cell>
          <table:table-cell table:style-name="ce66" table:formula="of:=IF([.B20]=0;0;HLOOKUP([.B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0]=0;0;HLOOKUP([.G20];BLDPOINTS;11;0))" office:value-type="float" office:value="0" calcext:value-type="float">
            <text:p>0</text:p>
          </table:table-cell>
          <table:table-cell table:style-name="ce66" table:formula="of:=IF([.G20]=0;0;HLOOKUP([.G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0]=0;0;HLOOKUP([.L20];BLDPOINTS;11;0))" office:value-type="float" office:value="0" calcext:value-type="float">
            <text:p>0</text:p>
          </table:table-cell>
          <table:table-cell table:style-name="ce66" table:formula="of:=IF([.L20]=0;0;HLOOKUP([.L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0]=0;0;HLOOKUP([.Q20];BLDPOINTS;11;0))" office:value-type="float" office:value="0" calcext:value-type="float">
            <text:p>0</text:p>
          </table:table-cell>
          <table:table-cell table:style-name="ce66" table:formula="of:=IF([.Q20]=0;0;HLOOKUP([.Q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0]=0;0;HLOOKUP([.V20];BLDPOINTS;11;0))" office:value-type="float" office:value="0" calcext:value-type="float">
            <text:p>0</text:p>
          </table:table-cell>
          <table:table-cell table:style-name="ce66" table:formula="of:=IF([.V20]=0;0;HLOOKUP([.V20];BLDFOOD;1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1]=0;0;HLOOKUP([.B21];BLDPOINTS;12;0))" office:value-type="float" office:value="0" calcext:value-type="float">
            <text:p>0</text:p>
          </table:table-cell>
          <table:table-cell table:style-name="ce66" table:formula="of:=IF([.B21]=0;0;HLOOKUP([.B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1]=0;0;HLOOKUP([.G21];BLDPOINTS;12;0))" office:value-type="float" office:value="0" calcext:value-type="float">
            <text:p>0</text:p>
          </table:table-cell>
          <table:table-cell table:style-name="ce66" table:formula="of:=IF([.G21]=0;0;HLOOKUP([.G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1]=0;0;HLOOKUP([.L21];BLDPOINTS;12;0))" office:value-type="float" office:value="0" calcext:value-type="float">
            <text:p>0</text:p>
          </table:table-cell>
          <table:table-cell table:style-name="ce66" table:formula="of:=IF([.L21]=0;0;HLOOKUP([.L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1]=0;0;HLOOKUP([.Q21];BLDPOINTS;12;0))" office:value-type="float" office:value="0" calcext:value-type="float">
            <text:p>0</text:p>
          </table:table-cell>
          <table:table-cell table:style-name="ce66" table:formula="of:=IF([.Q21]=0;0;HLOOKUP([.Q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1]=0;0;HLOOKUP([.V21];BLDPOINTS;12;0))" office:value-type="float" office:value="0" calcext:value-type="float">
            <text:p>0</text:p>
          </table:table-cell>
          <table:table-cell table:style-name="ce66" table:formula="of:=IF([.V21]=0;0;HLOOKUP([.V21];BLDFOOD;12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2]=0;0;HLOOKUP([.B22];BLDPOINTS;13;0))" office:value-type="float" office:value="0" calcext:value-type="float">
            <text:p>0</text:p>
          </table:table-cell>
          <table:table-cell table:style-name="ce66" table:formula="of:=IF([.B22]=0;0;HLOOKUP([.B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2]=0;0;HLOOKUP([.G22];BLDPOINTS;13;0))" office:value-type="float" office:value="0" calcext:value-type="float">
            <text:p>0</text:p>
          </table:table-cell>
          <table:table-cell table:style-name="ce66" table:formula="of:=IF([.G22]=0;0;HLOOKUP([.G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2]=0;0;HLOOKUP([.L22];BLDPOINTS;13;0))" office:value-type="float" office:value="0" calcext:value-type="float">
            <text:p>0</text:p>
          </table:table-cell>
          <table:table-cell table:style-name="ce66" table:formula="of:=IF([.L22]=0;0;HLOOKUP([.L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2]=0;0;HLOOKUP([.Q22];BLDPOINTS;13;0))" office:value-type="float" office:value="0" calcext:value-type="float">
            <text:p>0</text:p>
          </table:table-cell>
          <table:table-cell table:style-name="ce66" table:formula="of:=IF([.Q22]=0;0;HLOOKUP([.Q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2]=0;0;HLOOKUP([.V22];BLDPOINTS;13;0))" office:value-type="float" office:value="0" calcext:value-type="float">
            <text:p>0</text:p>
          </table:table-cell>
          <table:table-cell table:style-name="ce66" table:formula="of:=IF([.V22]=0;0;HLOOKUP([.V22];BLDFOOD;13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3]=0;0;HLOOKUP([.B23];BLDPOINTS;14;0))" office:value-type="float" office:value="0" calcext:value-type="float">
            <text:p>0</text:p>
          </table:table-cell>
          <table:table-cell table:style-name="ce66" table:formula="of:=IF([.B23]=0;0;HLOOKUP([.B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3]=0;0;HLOOKUP([.G23];BLDPOINTS;14;0))" office:value-type="float" office:value="0" calcext:value-type="float">
            <text:p>0</text:p>
          </table:table-cell>
          <table:table-cell table:style-name="ce66" table:formula="of:=IF([.G23]=0;0;HLOOKUP([.G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3]=0;0;HLOOKUP([.L23];BLDPOINTS;14;0))" office:value-type="float" office:value="0" calcext:value-type="float">
            <text:p>0</text:p>
          </table:table-cell>
          <table:table-cell table:style-name="ce66" table:formula="of:=IF([.L23]=0;0;HLOOKUP([.L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3]=0;0;HLOOKUP([.Q23];BLDPOINTS;14;0))" office:value-type="float" office:value="0" calcext:value-type="float">
            <text:p>0</text:p>
          </table:table-cell>
          <table:table-cell table:style-name="ce66" table:formula="of:=IF([.Q23]=0;0;HLOOKUP([.Q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3]=0;0;HLOOKUP([.V23];BLDPOINTS;14;0))" office:value-type="float" office:value="0" calcext:value-type="float">
            <text:p>0</text:p>
          </table:table-cell>
          <table:table-cell table:style-name="ce66" table:formula="of:=IF([.V23]=0;0;HLOOKUP([.V23];BLDFOOD;14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4]=0;0;HLOOKUP([.B24];BLDPOINTS;15;0))" office:value-type="float" office:value="0" calcext:value-type="float">
            <text:p>0</text:p>
          </table:table-cell>
          <table:table-cell table:style-name="ce66" table:formula="of:=IF([.B24]=0;0;HLOOKUP([.B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4]=0;0;HLOOKUP([.G24];BLDPOINTS;15;0))" office:value-type="float" office:value="0" calcext:value-type="float">
            <text:p>0</text:p>
          </table:table-cell>
          <table:table-cell table:style-name="ce66" table:formula="of:=IF([.G24]=0;0;HLOOKUP([.G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4]=0;0;HLOOKUP([.L24];BLDPOINTS;15;0))" office:value-type="float" office:value="0" calcext:value-type="float">
            <text:p>0</text:p>
          </table:table-cell>
          <table:table-cell table:style-name="ce66" table:formula="of:=IF([.L24]=0;0;HLOOKUP([.L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4]=0;0;HLOOKUP([.Q24];BLDPOINTS;15;0))" office:value-type="float" office:value="0" calcext:value-type="float">
            <text:p>0</text:p>
          </table:table-cell>
          <table:table-cell table:style-name="ce66" table:formula="of:=IF([.Q24]=0;0;HLOOKUP([.Q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4]=0;0;HLOOKUP([.V24];BLDPOINTS;15;0))" office:value-type="float" office:value="0" calcext:value-type="float">
            <text:p>0</text:p>
          </table:table-cell>
          <table:table-cell table:style-name="ce66" table:formula="of:=IF([.V24]=0;0;HLOOKUP([.V24];BLDFOOD;15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5]=0;0;HLOOKUP([.B25];BLDPOINTS;16;0))" office:value-type="float" office:value="0" calcext:value-type="float">
            <text:p>0</text:p>
          </table:table-cell>
          <table:table-cell table:style-name="ce66" table:formula="of:=IF([.B25]=0;0;HLOOKUP([.B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5]=0;0;HLOOKUP([.G25];BLDPOINTS;16;0))" office:value-type="float" office:value="0" calcext:value-type="float">
            <text:p>0</text:p>
          </table:table-cell>
          <table:table-cell table:style-name="ce66" table:formula="of:=IF([.G25]=0;0;HLOOKUP([.G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5]=0;0;HLOOKUP([.L25];BLDPOINTS;16;0))" office:value-type="float" office:value="0" calcext:value-type="float">
            <text:p>0</text:p>
          </table:table-cell>
          <table:table-cell table:style-name="ce66" table:formula="of:=IF([.L25]=0;0;HLOOKUP([.L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5]=0;0;HLOOKUP([.Q25];BLDPOINTS;16;0))" office:value-type="float" office:value="0" calcext:value-type="float">
            <text:p>0</text:p>
          </table:table-cell>
          <table:table-cell table:style-name="ce66" table:formula="of:=IF([.Q25]=0;0;HLOOKUP([.Q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5]=0;0;HLOOKUP([.V25];BLDPOINTS;16;0))" office:value-type="float" office:value="0" calcext:value-type="float">
            <text:p>0</text:p>
          </table:table-cell>
          <table:table-cell table:style-name="ce66" table:formula="of:=IF([.V25]=0;0;HLOOKUP([.V25];BLDFOOD;16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6]=0;0;HLOOKUP([.B26];BLDPOINTS;17;0))" office:value-type="float" office:value="0" calcext:value-type="float">
            <text:p>0</text:p>
          </table:table-cell>
          <table:table-cell table:style-name="ce66" table:formula="of:=IF([.B26]=0;0;HLOOKUP([.B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6]=0;0;HLOOKUP([.G26];BLDPOINTS;17;0))" office:value-type="float" office:value="0" calcext:value-type="float">
            <text:p>0</text:p>
          </table:table-cell>
          <table:table-cell table:style-name="ce66" table:formula="of:=IF([.G26]=0;0;HLOOKUP([.G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6]=0;0;HLOOKUP([.L26];BLDPOINTS;17;0))" office:value-type="float" office:value="0" calcext:value-type="float">
            <text:p>0</text:p>
          </table:table-cell>
          <table:table-cell table:style-name="ce66" table:formula="of:=IF([.L26]=0;0;HLOOKUP([.L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6]=0;0;HLOOKUP([.Q26];BLDPOINTS;17;0))" office:value-type="float" office:value="0" calcext:value-type="float">
            <text:p>0</text:p>
          </table:table-cell>
          <table:table-cell table:style-name="ce66" table:formula="of:=IF([.Q26]=0;0;HLOOKUP([.Q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6]=0;0;HLOOKUP([.V26];BLDPOINTS;17;0))" office:value-type="float" office:value="0" calcext:value-type="float">
            <text:p>0</text:p>
          </table:table-cell>
          <table:table-cell table:style-name="ce66" table:formula="of:=IF([.V26]=0;0;HLOOKUP([.V26];BLDFOOD;17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B27]=0;0;HLOOKUP([.B27];BLDPOINTS;18;0))" office:value-type="float" office:value="0" calcext:value-type="float">
            <text:p>0</text:p>
          </table:table-cell>
          <table:table-cell table:style-name="ce67" table:formula="of:=IF([.B27]=0;0;HLOOKUP([.B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G27]=0;0;HLOOKUP([.G27];BLDPOINTS;18;0))" office:value-type="float" office:value="0" calcext:value-type="float">
            <text:p>0</text:p>
          </table:table-cell>
          <table:table-cell table:style-name="ce67" table:formula="of:=IF([.G27]=0;0;HLOOKUP([.G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L27]=0;0;HLOOKUP([.L27];BLDPOINTS;18;0))" office:value-type="float" office:value="0" calcext:value-type="float">
            <text:p>0</text:p>
          </table:table-cell>
          <table:table-cell table:style-name="ce67" table:formula="of:=IF([.L27]=0;0;HLOOKUP([.L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Q27]=0;0;HLOOKUP([.Q27];BLDPOINTS;18;0))" office:value-type="float" office:value="0" calcext:value-type="float">
            <text:p>0</text:p>
          </table:table-cell>
          <table:table-cell table:style-name="ce67" table:formula="of:=IF([.Q27]=0;0;HLOOKUP([.Q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V27]=0;0;HLOOKUP([.V27];BLDPOINTS;18;0))" office:value-type="float" office:value="0" calcext:value-type="float">
            <text:p>0</text:p>
          </table:table-cell>
          <table:table-cell table:style-name="ce67" table:formula="of:=IF([.V27]=0;0;HLOOKUP([.V27];BLDFOOD;18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C11:.C27])" office:value-type="float" office:value="0" calcext:value-type="float">
            <text:p>0</text:p>
          </table:table-cell>
          <table:table-cell table:style-name="ce12" table:formula="of:=SUM([.D11:.D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H11:.H27])" office:value-type="float" office:value="0" calcext:value-type="float">
            <text:p>0</text:p>
          </table:table-cell>
          <table:table-cell table:style-name="ce12" table:formula="of:=SUM([.I11:.I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M11:.M27])" office:value-type="float" office:value="0" calcext:value-type="float">
            <text:p>0</text:p>
          </table:table-cell>
          <table:table-cell table:style-name="ce12" table:formula="of:=SUM([.N11:.N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R11:.R27])" office:value-type="float" office:value="0" calcext:value-type="float">
            <text:p>0</text:p>
          </table:table-cell>
          <table:table-cell table:style-name="ce12" table:formula="of:=SUM([.S11:.S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W11:.W27])" office:value-type="float" office:value="0" calcext:value-type="float">
            <text:p>0</text:p>
          </table:table-cell>
          <table:table-cell table:style-name="ce12" table:formula="of:=SUM([.X11:.X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1002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C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H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M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R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W31]*[.$B31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2]*[.$B32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3]*[.$B33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4]*[.$B34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5]*[.$B35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6]*[.$B36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7]*[.$B37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8]*[.$B38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9]*[.$B39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0]*[.$B40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1]*[.$B41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2]*[.$B42]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3]*[.$B43]" office:value-type="float" office:value="0" calcext:value-type="float">
            <text:p>0</text:p>
          </table:table-cell>
          <table:table-cell table:style-name="ce5"/>
          <table:table-cell table:style-name="ce74" table:number-columns-repeated="999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D31:.D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I31:.I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N31:.N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S31:.S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99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1002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C31]" office:value-type="float" office:value="0" calcext:value-type="float">
            <text:p>0</text:p>
          </table:table-cell>
          <table:table-cell table:style-name="ce68" table:content-validation-name="val3" table:formula="of:=VLOOKUP([.A47];UNITSDB;12;0)*[.C47]/(1+[.D$6])/(1+[.D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H31]" office:value-type="float" office:value="0" calcext:value-type="float">
            <text:p>0</text:p>
          </table:table-cell>
          <table:table-cell table:style-name="ce68" table:content-validation-name="val3" table:formula="of:=VLOOKUP([.F47];UNITSDB;12;0)*[.H47]/(1+[.I$6])/(1+[.I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M31]" office:value-type="float" office:value="0" calcext:value-type="float">
            <text:p>0</text:p>
          </table:table-cell>
          <table:table-cell table:style-name="ce68" table:content-validation-name="val3" table:formula="of:=VLOOKUP([.K47];UNITSDB;12;0)*[.M47]/(1+[.N$6])/(1+[.N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R31]" office:value-type="float" office:value="0" calcext:value-type="float">
            <text:p>0</text:p>
          </table:table-cell>
          <table:table-cell table:style-name="ce68" table:content-validation-name="val3" table:formula="of:=VLOOKUP([.P47];UNITSDB;12;0)*[.R47]/(1+[.S$6])/(1+[.S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W31]" office:value-type="float" office:value="0" calcext:value-type="float">
            <text:p>0</text:p>
          </table:table-cell>
          <table:table-cell table:style-name="ce68" table:content-validation-name="val3" table:formula="of:=VLOOKUP([.U47];UNITSDB;12;0)*[.W47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2]" office:value-type="float" office:value="0" calcext:value-type="float">
            <text:p>0</text:p>
          </table:table-cell>
          <table:table-cell table:style-name="ce69" table:content-validation-name="val3" table:formula="of:=VLOOKUP([.A48];UNITSDB;12;0)*[.C48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2]" office:value-type="float" office:value="0" calcext:value-type="float">
            <text:p>0</text:p>
          </table:table-cell>
          <table:table-cell table:style-name="ce69" table:content-validation-name="val3" table:formula="of:=VLOOKUP([.F48];UNITSDB;12;0)*[.H48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2]" office:value-type="float" office:value="0" calcext:value-type="float">
            <text:p>0</text:p>
          </table:table-cell>
          <table:table-cell table:style-name="ce69" table:content-validation-name="val3" table:formula="of:=VLOOKUP([.K48];UNITSDB;12;0)*[.M48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2]" office:value-type="float" office:value="0" calcext:value-type="float">
            <text:p>0</text:p>
          </table:table-cell>
          <table:table-cell table:style-name="ce69" table:content-validation-name="val3" table:formula="of:=VLOOKUP([.P48];UNITSDB;12;0)*[.R48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2]" office:value-type="float" office:value="0" calcext:value-type="float">
            <text:p>0</text:p>
          </table:table-cell>
          <table:table-cell table:style-name="ce69" table:content-validation-name="val3" table:formula="of:=VLOOKUP([.U48];UNITSDB;12;0)*[.W48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3]" office:value-type="float" office:value="0" calcext:value-type="float">
            <text:p>0</text:p>
          </table:table-cell>
          <table:table-cell table:style-name="ce69" table:content-validation-name="val3" table:formula="of:=VLOOKUP([.A49];UNITSDB;12;0)*[.C49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3]" office:value-type="float" office:value="0" calcext:value-type="float">
            <text:p>0</text:p>
          </table:table-cell>
          <table:table-cell table:style-name="ce69" table:content-validation-name="val3" table:formula="of:=VLOOKUP([.F49];UNITSDB;12;0)*[.H49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3]" office:value-type="float" office:value="0" calcext:value-type="float">
            <text:p>0</text:p>
          </table:table-cell>
          <table:table-cell table:style-name="ce69" table:content-validation-name="val3" table:formula="of:=VLOOKUP([.K49];UNITSDB;12;0)*[.M49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3]" office:value-type="float" office:value="0" calcext:value-type="float">
            <text:p>0</text:p>
          </table:table-cell>
          <table:table-cell table:style-name="ce69" table:content-validation-name="val3" table:formula="of:=VLOOKUP([.P49];UNITSDB;12;0)*[.R49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3]" office:value-type="float" office:value="0" calcext:value-type="float">
            <text:p>0</text:p>
          </table:table-cell>
          <table:table-cell table:style-name="ce69" table:content-validation-name="val3" table:formula="of:=VLOOKUP([.U49];UNITSDB;12;0)*[.W49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4]" office:value-type="float" office:value="0" calcext:value-type="float">
            <text:p>0</text:p>
          </table:table-cell>
          <table:table-cell table:style-name="ce69" table:content-validation-name="val3" table:formula="of:=VLOOKUP([.A50];UNITSDB;12;0)*[.C50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4]" office:value-type="float" office:value="0" calcext:value-type="float">
            <text:p>0</text:p>
          </table:table-cell>
          <table:table-cell table:style-name="ce69" table:content-validation-name="val3" table:formula="of:=VLOOKUP([.F50];UNITSDB;12;0)*[.H50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4]" office:value-type="float" office:value="0" calcext:value-type="float">
            <text:p>0</text:p>
          </table:table-cell>
          <table:table-cell table:style-name="ce69" table:content-validation-name="val3" table:formula="of:=VLOOKUP([.K50];UNITSDB;12;0)*[.M50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4]" office:value-type="float" office:value="0" calcext:value-type="float">
            <text:p>0</text:p>
          </table:table-cell>
          <table:table-cell table:style-name="ce69" table:content-validation-name="val3" table:formula="of:=VLOOKUP([.P50];UNITSDB;12;0)*[.R50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4]" office:value-type="float" office:value="0" calcext:value-type="float">
            <text:p>0</text:p>
          </table:table-cell>
          <table:table-cell table:style-name="ce69" table:content-validation-name="val3" table:formula="of:=VLOOKUP([.U50];UNITSDB;12;0)*[.W50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C35]" office:value-type="float" office:value="0" calcext:value-type="float">
            <text:p>0</text:p>
          </table:table-cell>
          <table:table-cell table:style-name="ce69" table:content-validation-name="val3" table:formula="of:=VLOOKUP([.A51];UNITSDB;12;0)*[.C51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H35]" office:value-type="float" office:value="0" calcext:value-type="float">
            <text:p>0</text:p>
          </table:table-cell>
          <table:table-cell table:style-name="ce69" table:content-validation-name="val3" table:formula="of:=VLOOKUP([.F51];UNITSDB;12;0)*[.H51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M35]" office:value-type="float" office:value="0" calcext:value-type="float">
            <text:p>0</text:p>
          </table:table-cell>
          <table:table-cell table:style-name="ce69" table:content-validation-name="val3" table:formula="of:=VLOOKUP([.K51];UNITSDB;12;0)*[.M51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R35]" office:value-type="float" office:value="0" calcext:value-type="float">
            <text:p>0</text:p>
          </table:table-cell>
          <table:table-cell table:style-name="ce69" table:content-validation-name="val3" table:formula="of:=VLOOKUP([.P51];UNITSDB;12;0)*[.R51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W35]" office:value-type="float" office:value="0" calcext:value-type="float">
            <text:p>0</text:p>
          </table:table-cell>
          <table:table-cell table:style-name="ce69" table:content-validation-name="val3" table:formula="of:=VLOOKUP([.U51];UNITSDB;12;0)*[.W51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6]" office:value-type="float" office:value="0" calcext:value-type="float">
            <text:p>0</text:p>
          </table:table-cell>
          <table:table-cell table:style-name="ce69" table:content-validation-name="val3" table:formula="of:=VLOOKUP([.A52];UNITSDB;12;0)*[.C52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6]" office:value-type="float" office:value="0" calcext:value-type="float">
            <text:p>0</text:p>
          </table:table-cell>
          <table:table-cell table:style-name="ce69" table:content-validation-name="val3" table:formula="of:=VLOOKUP([.F52];UNITSDB;12;0)*[.H52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6]" office:value-type="float" office:value="0" calcext:value-type="float">
            <text:p>0</text:p>
          </table:table-cell>
          <table:table-cell table:style-name="ce69" table:content-validation-name="val3" table:formula="of:=VLOOKUP([.K52];UNITSDB;12;0)*[.M52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6]" office:value-type="float" office:value="0" calcext:value-type="float">
            <text:p>0</text:p>
          </table:table-cell>
          <table:table-cell table:style-name="ce69" table:content-validation-name="val3" table:formula="of:=VLOOKUP([.P52];UNITSDB;12;0)*[.R52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6]" office:value-type="float" office:value="0" calcext:value-type="float">
            <text:p>0</text:p>
          </table:table-cell>
          <table:table-cell table:style-name="ce69" table:content-validation-name="val3" table:formula="of:=VLOOKUP([.U52];UNITSDB;12;0)*[.W52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37]" office:value-type="float" office:value="0" calcext:value-type="float">
            <text:p>0</text:p>
          </table:table-cell>
          <table:table-cell table:style-name="ce69" table:content-validation-name="val3" table:formula="of:=VLOOKUP([.A53];UNITSDB;12;0)*[.C53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37]" office:value-type="float" office:value="0" calcext:value-type="float">
            <text:p>0</text:p>
          </table:table-cell>
          <table:table-cell table:style-name="ce69" table:content-validation-name="val3" table:formula="of:=VLOOKUP([.F53];UNITSDB;12;0)*[.H53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37]" office:value-type="float" office:value="0" calcext:value-type="float">
            <text:p>0</text:p>
          </table:table-cell>
          <table:table-cell table:style-name="ce69" table:content-validation-name="val3" table:formula="of:=VLOOKUP([.K53];UNITSDB;12;0)*[.M53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37]" office:value-type="float" office:value="0" calcext:value-type="float">
            <text:p>0</text:p>
          </table:table-cell>
          <table:table-cell table:style-name="ce69" table:content-validation-name="val3" table:formula="of:=VLOOKUP([.P53];UNITSDB;12;0)*[.R53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37]" office:value-type="float" office:value="0" calcext:value-type="float">
            <text:p>0</text:p>
          </table:table-cell>
          <table:table-cell table:style-name="ce69" table:content-validation-name="val3" table:formula="of:=VLOOKUP([.U53];UNITSDB;12;0)*[.W53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8]" office:value-type="float" office:value="0" calcext:value-type="float">
            <text:p>0</text:p>
          </table:table-cell>
          <table:table-cell table:style-name="ce69" table:content-validation-name="val3" table:formula="of:=VLOOKUP([.A54];UNITSDB;12;0)*[.C54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8]" office:value-type="float" office:value="0" calcext:value-type="float">
            <text:p>0</text:p>
          </table:table-cell>
          <table:table-cell table:style-name="ce69" table:content-validation-name="val3" table:formula="of:=VLOOKUP([.F54];UNITSDB;12;0)*[.H54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8]" office:value-type="float" office:value="0" calcext:value-type="float">
            <text:p>0</text:p>
          </table:table-cell>
          <table:table-cell table:style-name="ce69" table:content-validation-name="val3" table:formula="of:=VLOOKUP([.K54];UNITSDB;12;0)*[.M54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8]" office:value-type="float" office:value="0" calcext:value-type="float">
            <text:p>0</text:p>
          </table:table-cell>
          <table:table-cell table:style-name="ce69" table:content-validation-name="val3" table:formula="of:=VLOOKUP([.P54];UNITSDB;12;0)*[.R54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8]" office:value-type="float" office:value="0" calcext:value-type="float">
            <text:p>0</text:p>
          </table:table-cell>
          <table:table-cell table:style-name="ce69" table:content-validation-name="val3" table:formula="of:=VLOOKUP([.U54];UNITSDB;12;0)*[.W54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C39]" office:value-type="float" office:value="0" calcext:value-type="float">
            <text:p>0</text:p>
          </table:table-cell>
          <table:table-cell table:style-name="ce69" table:content-validation-name="val3" table:formula="of:=VLOOKUP([.A55];UNITSDB;12;0)*[.C55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H39]" office:value-type="float" office:value="0" calcext:value-type="float">
            <text:p>0</text:p>
          </table:table-cell>
          <table:table-cell table:style-name="ce69" table:content-validation-name="val3" table:formula="of:=VLOOKUP([.F55];UNITSDB;12;0)*[.H55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M39]" office:value-type="float" office:value="0" calcext:value-type="float">
            <text:p>0</text:p>
          </table:table-cell>
          <table:table-cell table:style-name="ce69" table:content-validation-name="val3" table:formula="of:=VLOOKUP([.K55];UNITSDB;12;0)*[.M55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R39]" office:value-type="float" office:value="0" calcext:value-type="float">
            <text:p>0</text:p>
          </table:table-cell>
          <table:table-cell table:style-name="ce69" table:content-validation-name="val3" table:formula="of:=VLOOKUP([.P55];UNITSDB;12;0)*[.R55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W39]" office:value-type="float" office:value="0" calcext:value-type="float">
            <text:p>0</text:p>
          </table:table-cell>
          <table:table-cell table:style-name="ce69" table:content-validation-name="val3" table:formula="of:=VLOOKUP([.U55];UNITSDB;12;0)*[.W55]/(1+[.X$6])/(1+[.X$7]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40]" office:value-type="float" office:value="0" calcext:value-type="float">
            <text:p>0</text:p>
          </table:table-cell>
          <table:table-cell table:style-name="ce69" table:content-validation-name="val3" table:formula="of:=VLOOKUP([.A56];UNITSDB;12;0)*[.C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40]" office:value-type="float" office:value="0" calcext:value-type="float">
            <text:p>0</text:p>
          </table:table-cell>
          <table:table-cell table:style-name="ce69" table:content-validation-name="val3" table:formula="of:=VLOOKUP([.F56];UNITSDB;12;0)*[.H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40]" office:value-type="float" office:value="0" calcext:value-type="float">
            <text:p>0</text:p>
          </table:table-cell>
          <table:table-cell table:style-name="ce69" table:content-validation-name="val3" table:formula="of:=VLOOKUP([.K56];UNITSDB;12;0)*[.M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40]" office:value-type="float" office:value="0" calcext:value-type="float">
            <text:p>0</text:p>
          </table:table-cell>
          <table:table-cell table:style-name="ce69" table:content-validation-name="val3" table:formula="of:=VLOOKUP([.P56];UNITSDB;12;0)*[.R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40]" office:value-type="float" office:value="0" calcext:value-type="float">
            <text:p>0</text:p>
          </table:table-cell>
          <table:table-cell table:style-name="ce69" table:content-validation-name="val3" table:formula="of:=VLOOKUP([.U56];UNITSDB;12;0)*[.W56]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C41]" office:value-type="float" office:value="0" calcext:value-type="float">
            <text:p>0</text:p>
          </table:table-cell>
          <table:table-cell table:style-name="ce69" table:content-validation-name="val3" table:formula="of:=VLOOKUP([.A57];UNITSDB;12;0)*[.C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H41]" office:value-type="float" office:value="0" calcext:value-type="float">
            <text:p>0</text:p>
          </table:table-cell>
          <table:table-cell table:style-name="ce69" table:content-validation-name="val3" table:formula="of:=VLOOKUP([.F57];UNITSDB;12;0)*[.H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M41]" office:value-type="float" office:value="0" calcext:value-type="float">
            <text:p>0</text:p>
          </table:table-cell>
          <table:table-cell table:style-name="ce69" table:content-validation-name="val3" table:formula="of:=VLOOKUP([.K57];UNITSDB;12;0)*[.M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R41]" office:value-type="float" office:value="0" calcext:value-type="float">
            <text:p>0</text:p>
          </table:table-cell>
          <table:table-cell table:style-name="ce69" table:content-validation-name="val3" table:formula="of:=VLOOKUP([.P57];UNITSDB;12;0)*[.R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W41]" office:value-type="float" office:value="0" calcext:value-type="float">
            <text:p>0</text:p>
          </table:table-cell>
          <table:table-cell table:style-name="ce69" table:content-validation-name="val3" table:formula="of:=VLOOKUP([.U57];UNITSDB;12;0)*[.W57]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C42]" office:value-type="float" office:value="0" calcext:value-type="float">
            <text:p>0</text:p>
          </table:table-cell>
          <table:table-cell table:style-name="ce69" table:content-validation-name="val3" table:formula="of:=VLOOKUP([.A58];UNITSDB;12;0)*[.C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H42]" office:value-type="float" office:value="0" calcext:value-type="float">
            <text:p>0</text:p>
          </table:table-cell>
          <table:table-cell table:style-name="ce69" table:content-validation-name="val3" table:formula="of:=VLOOKUP([.F58];UNITSDB;12;0)*[.H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M42]" office:value-type="float" office:value="0" calcext:value-type="float">
            <text:p>0</text:p>
          </table:table-cell>
          <table:table-cell table:style-name="ce69" table:content-validation-name="val3" table:formula="of:=VLOOKUP([.K58];UNITSDB;12;0)*[.M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R42]" office:value-type="float" office:value="0" calcext:value-type="float">
            <text:p>0</text:p>
          </table:table-cell>
          <table:table-cell table:style-name="ce69" table:content-validation-name="val3" table:formula="of:=VLOOKUP([.P58];UNITSDB;12;0)*[.R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W42]" office:value-type="float" office:value="0" calcext:value-type="float">
            <text:p>0</text:p>
          </table:table-cell>
          <table:table-cell table:style-name="ce69" table:content-validation-name="val3" table:formula="of:=VLOOKUP([.U58];UNITSDB;12;0)*[.W58]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C43]" office:value-type="float" office:value="0" calcext:value-type="float">
            <text:p>0</text:p>
          </table:table-cell>
          <table:table-cell table:style-name="ce70" table:content-validation-name="val3" table:formula="of:=VLOOKUP([.A59];UNITSDB;12;0)*[.C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H43]" office:value-type="float" office:value="0" calcext:value-type="float">
            <text:p>0</text:p>
          </table:table-cell>
          <table:table-cell table:style-name="ce70" table:content-validation-name="val3" table:formula="of:=VLOOKUP([.F59];UNITSDB;12;0)*[.H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M43]" office:value-type="float" office:value="0" calcext:value-type="float">
            <text:p>0</text:p>
          </table:table-cell>
          <table:table-cell table:style-name="ce70" table:content-validation-name="val3" table:formula="of:=VLOOKUP([.K59];UNITSDB;12;0)*[.M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R43]" office:value-type="float" office:value="0" calcext:value-type="float">
            <text:p>0</text:p>
          </table:table-cell>
          <table:table-cell table:style-name="ce70" table:content-validation-name="val3" table:formula="of:=VLOOKUP([.P59];UNITSDB;12;0)*[.R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W43]" office:value-type="float" office:value="0" calcext:value-type="float">
            <text:p>0</text:p>
          </table:table-cell>
          <table:table-cell table:style-name="ce70" table:content-validation-name="val3" table:formula="of:=VLOOKUP([.U59];UNITSDB;12;0)*[.W59]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D47:.D55])&gt;SUM([.D56:.D57]);SUM([.D47:.D55])&gt;[.D58];SUM([.D47:.D55])&gt;[.D59]);SUM([.D47:.D55]);IF(AND(SUM([.D56:.D57])&gt;[.D58];SUM([.D56:.D57])&gt;[.D59]);SUM([.D56:.D57]);IF([.D58]&gt;[.D59];[.D58];[.D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I47:.I55])&gt;SUM([.I56:.I57]);SUM([.I47:.I55])&gt;[.I58];SUM([.I47:.I55])&gt;[.I59]);SUM([.I47:.I55]);IF(AND(SUM([.I56:.I57])&gt;[.I58];SUM([.I56:.I57])&gt;[.I59]);SUM([.I56:.I57]);IF([.I58]&gt;[.I59];[.I58];[.I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N47:.N55])&gt;SUM([.N56:.N57]);SUM([.N47:.N55])&gt;[.N58];SUM([.N47:.N55])&gt;[.N59]);SUM([.N47:.N55]);IF(AND(SUM([.N56:.N57])&gt;[.N58];SUM([.N56:.N57])&gt;[.N59]);SUM([.N56:.N57]);IF([.N58]&gt;[.N59];[.N58];[.N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S47:.S55])&gt;SUM([.S56:.S57]);SUM([.S47:.S55])&gt;[.S58];SUM([.S47:.S55])&gt;[.S59]);SUM([.S47:.S55]);IF(AND(SUM([.S56:.S57])&gt;[.S58];SUM([.S56:.S57])&gt;[.S59]);SUM([.S56:.S57]);IF([.S58]&gt;[.S59];[.S58];[.S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X47:.X55])&gt;SUM([.X56:.X57]);SUM([.X47:.X55])&gt;[.X58];SUM([.X47:.X55])&gt;[.X59]);SUM([.X47:.X55]);IF(AND(SUM([.X56:.X57])&gt;[.X58];SUM([.X56:.X57])&gt;[.X59]);SUM([.X56:.X57]);IF([.X58]&gt;[.X59];[.X58];[.X59])))" office:value-type="time" office:time-value="PT00H00M00S" calcext:value-type="time">
            <text:p>00:00:0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100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1" table:default-cell-style-name="ce5"/>
        <table:table-column table:style-name="co4" table:default-cell-style-name="ce34"/>
        <table:table-column table:style-name="co2" table:default-cell-style-name="ce29"/>
        <table:table-column table:style-name="co5" table:default-cell-style-name="ce29"/>
        <table:table-column table:style-name="co4" table:default-cell-style-name="ce29"/>
        <table:table-column table:style-name="co3" table:number-columns-repeated="962" table:default-cell-style-name="ce29"/>
        <table:table-row table:style-name="ro1"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style-name="ce1" office:value-type="string" calcext:value-type="string">
            <text:p>VILLAGE BUILD NAME</text:p>
          </table:table-cell>
          <table:table-cell table:style-name="ce38"/>
          <table:table-cell table:style-name="ce47" table:number-columns-repeated="2"/>
          <table:table-cell table:style-name="ce5"/>
          <table:table-cell table:number-columns-repeated="962"/>
        </table:table-row>
        <table:table-row table:style-name="ro1"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style-name="ce1"/>
          <table:table-cell table:style-name="ce38"/>
          <table:table-cell table:style-name="ce47" table:number-columns-repeated="2"/>
          <table:table-cell table:style-name="ce5"/>
          <table:table-cell table:number-columns-repeated="962"/>
        </table:table-row>
        <table:table-row table:style-name="ro1"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D11:.D14];[.D16:.D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I11:.I14];[.I16:.I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N11:.N14];[.N16:.N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S11:.S14];[.S16:.S27])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BUILDING PROVISIONS</text:p>
          </table:table-cell>
          <table:table-cell table:style-name="ce39"/>
          <table:table-cell table:style-name="ce48" table:content-validation-name="val3"/>
          <table:table-cell table:style-name="ce60" table:content-validation-name="val3" table:formula="of:=SUM([.X11:.X14];[.X16:.X27])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D31:.D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I31:.I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N31:.N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S31:.S43])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OOP PROVISIONS</text:p>
          </table:table-cell>
          <table:table-cell table:style-name="ce40"/>
          <table:table-cell table:style-name="ce49" table:content-validation-name="val3"/>
          <table:table-cell table:style-name="ce61" table:content-validation-name="val3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D3];[.D4];[.D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I3];[.I4];[.I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N3];[.N4];[.N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S3];[.S4];[.S15])" office:value-type="float" office:value="-0" calcext:value-type="float">
            <text:p>0</text:p>
          </table:table-cell>
          <table:table-cell table:style-name="ce73"/>
          <table:table-cell table:style-name="ce6" office:value-type="string" calcext:value-type="string">
            <text:p>TOTAL FREE PROVISIONS</text:p>
          </table:table-cell>
          <table:table-cell table:style-name="ce41"/>
          <table:table-cell table:style-name="ce50" table:content-validation-name="val3"/>
          <table:table-cell table:style-name="ce50" table:content-validation-name="val3" table:formula="of:=-SUM([.X3];[.X4];[.X15])" office:value-type="float" office:value="-0" calcext:value-type="float">
            <text:p>0</text:p>
          </table:table-cell>
          <table:table-cell table:style-name="ce73"/>
          <table:table-cell table:number-columns-repeated="962"/>
        </table:table-row>
        <table:table-row table:style-name="ro1"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B20]" office:value-type="float" office:value="0" calcext:value-type="float">
            <text:p>0</text:p>
          </table:table-cell>
          <table:table-cell table:style-name="ce62" table:content-validation-name="val3" table:formula="of:=IF([.B20]&lt;10;0;IF([.B20]&lt;20;0.05;IF([.B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G20]" office:value-type="float" office:value="0" calcext:value-type="float">
            <text:p>0</text:p>
          </table:table-cell>
          <table:table-cell table:style-name="ce62" table:content-validation-name="val3" table:formula="of:=IF([.G20]&lt;10;0;IF([.G20]&lt;20;0.05;IF([.G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L20]" office:value-type="float" office:value="0" calcext:value-type="float">
            <text:p>0</text:p>
          </table:table-cell>
          <table:table-cell table:style-name="ce62" table:content-validation-name="val3" table:formula="of:=IF([.L20]&lt;10;0;IF([.L20]&lt;20;0.05;IF([.L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Q20]" office:value-type="float" office:value="0" calcext:value-type="float">
            <text:p>0</text:p>
          </table:table-cell>
          <table:table-cell table:style-name="ce62" table:content-validation-name="val3" table:formula="of:=IF([.Q20]&lt;10;0;IF([.Q20]&lt;20;0.05;IF([.Q20]&lt;25;0.15;0.3)))" office:value-type="percentage" office:value="0" calcext:value-type="percentage">
            <text:p>0.00%</text:p>
          </table:table-cell>
          <table:table-cell table:style-name="ce73"/>
          <table:table-cell table:style-name="ce35" office:value-type="string" calcext:value-type="string">
            <text:p>BARRACKS LEVEL</text:p>
          </table:table-cell>
          <table:table-cell table:style-name="ce39"/>
          <table:table-cell table:style-name="ce51" table:content-validation-name="val3" table:formula="of:=[.V20]" office:value-type="float" office:value="0" calcext:value-type="float">
            <text:p>0</text:p>
          </table:table-cell>
          <table:table-cell table:style-name="ce62" table:content-validation-name="val3" table:formula="of:=IF([.V20]&lt;10;0;IF([.V20]&lt;20;0.05;IF([.V20]&lt;25;0.15;0.3)))" office:value-type="percentage" office:value="0" calcext:value-type="percentage">
            <text:p>0.00%</text:p>
          </table:table-cell>
          <table:table-cell table:style-name="ce73"/>
          <table:table-cell table:number-columns-repeated="962"/>
        </table:table-row>
        <table:table-row table:style-name="ro1"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C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H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M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R7]*0.04" office:value-type="percentage" office:value="0" calcext:value-type="percentage">
            <text:p>0.00%</text:p>
          </table:table-cell>
          <table:table-cell table:style-name="ce73"/>
          <table:table-cell table:style-name="ce36" office:value-type="string" calcext:value-type="string">
            <text:p>INTENSE TRAINING</text:p>
          </table:table-cell>
          <table:table-cell table:style-name="ce40"/>
          <table:table-cell table:style-name="ce52" table:content-validation-name="val3" office:value-type="float" office:value="0" calcext:value-type="float">
            <text:p>0</text:p>
          </table:table-cell>
          <table:table-cell table:style-name="ce63" table:content-validation-name="val3" table:formula="of:=[.W7]*0.04" office:value-type="percentage" office:value="0" calcext:value-type="percentage">
            <text:p>0.00%</text:p>
          </table:table-cell>
          <table:table-cell table:style-name="ce73"/>
          <table:table-cell table:number-columns-repeated="962"/>
        </table:table-row>
        <table:table-row table:style-name="ro1"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D60]);0)" office:value-type="float" office:value="-0" calcext:value-type="float">
            <text:p>0</text:p>
          </table:table-cell>
          <table:table-cell table:style-name="ce64" table:content-validation-name="val3" table:formula="of:=[.D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I60]);0)" office:value-type="float" office:value="-0" calcext:value-type="float">
            <text:p>0</text:p>
          </table:table-cell>
          <table:table-cell table:style-name="ce64" table:content-validation-name="val3" table:formula="of:=[.I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N60]);0)" office:value-type="float" office:value="-0" calcext:value-type="float">
            <text:p>0</text:p>
          </table:table-cell>
          <table:table-cell table:style-name="ce64" table:content-validation-name="val3" table:formula="of:=[.N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S60]);0)" office:value-type="float" office:value="-0" calcext:value-type="float">
            <text:p>0</text:p>
          </table:table-cell>
          <table:table-cell table:style-name="ce64" table:content-validation-name="val3" table:formula="of:=[.S60]" office:value-type="time" office:time-value="PT00H00M00S" calcext:value-type="time">
            <text:p>00:00:00</text:p>
          </table:table-cell>
          <table:table-cell table:style-name="ce5"/>
          <table:table-cell table:style-name="ce6" office:value-type="string" calcext:value-type="string">
            <text:p>TROOP BUILD TIME</text:p>
          </table:table-cell>
          <table:table-cell table:style-name="ce42"/>
          <table:table-cell table:style-name="ce53" table:content-validation-name="val3" table:formula="of:=ROUND(-DAYS(0;[.X60]);0)" office:value-type="float" office:value="-0" calcext:value-type="float">
            <text:p>0</text:p>
          </table:table-cell>
          <table:table-cell table:style-name="ce64" table:content-validation-name="val3" table:formula="of:=[.X60]" office:value-type="time" office:time-value="PT00H00M00S" calcext:value-type="time">
            <text:p>00:00:00</text:p>
          </table:table-cell>
          <table:table-cell table:style-name="ce5"/>
          <table:table-cell table:number-columns-repeated="962"/>
        </table:table-row>
        <table:table-row table:style-name="ro1">
          <table:table-cell table:number-columns-repeated="987"/>
        </table:table-row>
        <table:table-row table:style-name="ro1"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LV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PROV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B11]=0;0;HLOOKUP([.B11];BLDPOINTS;2;0))" office:value-type="float" office:value="0" calcext:value-type="float">
            <text:p>0</text:p>
          </table:table-cell>
          <table:table-cell table:style-name="ce65" table:formula="of:=IF([.B11]=0;0;HLOOKUP([.B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G11]=0;0;HLOOKUP([.G11];BLDPOINTS;2;0))" office:value-type="float" office:value="0" calcext:value-type="float">
            <text:p>0</text:p>
          </table:table-cell>
          <table:table-cell table:style-name="ce65" table:formula="of:=IF([.G11]=0;0;HLOOKUP([.G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L11]=0;0;HLOOKUP([.L11];BLDPOINTS;2;0))" office:value-type="float" office:value="0" calcext:value-type="float">
            <text:p>0</text:p>
          </table:table-cell>
          <table:table-cell table:style-name="ce65" table:formula="of:=IF([.L11]=0;0;HLOOKUP([.L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Q11]=0;0;HLOOKUP([.Q11];BLDPOINTS;2;0))" office:value-type="float" office:value="0" calcext:value-type="float">
            <text:p>0</text:p>
          </table:table-cell>
          <table:table-cell table:style-name="ce65" table:formula="of:=IF([.Q11]=0;0;HLOOKUP([.Q11];BLDFOOD;2;0)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EADQUARTERS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4" table:formula="of:=IF([.V11]=0;0;HLOOKUP([.V11];BLDPOINTS;2;0))" office:value-type="float" office:value="0" calcext:value-type="float">
            <text:p>0</text:p>
          </table:table-cell>
          <table:table-cell table:style-name="ce65" table:formula="of:=IF([.V11]=0;0;HLOOKUP([.V11];BLDFOOD;2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2]=0;0;HLOOKUP([.B12];BLDPOINTS;3;0))" office:value-type="float" office:value="0" calcext:value-type="float">
            <text:p>0</text:p>
          </table:table-cell>
          <table:table-cell table:style-name="ce66" table:formula="of:=IF([.B12]=0;0;HLOOKUP([.B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2]=0;0;HLOOKUP([.G12];BLDPOINTS;3;0))" office:value-type="float" office:value="0" calcext:value-type="float">
            <text:p>0</text:p>
          </table:table-cell>
          <table:table-cell table:style-name="ce66" table:formula="of:=IF([.G12]=0;0;HLOOKUP([.G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2]=0;0;HLOOKUP([.L12];BLDPOINTS;3;0))" office:value-type="float" office:value="0" calcext:value-type="float">
            <text:p>0</text:p>
          </table:table-cell>
          <table:table-cell table:style-name="ce66" table:formula="of:=IF([.L12]=0;0;HLOOKUP([.L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2]=0;0;HLOOKUP([.Q12];BLDPOINTS;3;0))" office:value-type="float" office:value="0" calcext:value-type="float">
            <text:p>0</text:p>
          </table:table-cell>
          <table:table-cell table:style-name="ce66" table:formula="of:=IF([.Q12]=0;0;HLOOKUP([.Q12];BLDFOOD;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BER CAMP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2]=0;0;HLOOKUP([.V12];BLDPOINTS;3;0))" office:value-type="float" office:value="0" calcext:value-type="float">
            <text:p>0</text:p>
          </table:table-cell>
          <table:table-cell table:style-name="ce66" table:formula="of:=IF([.V12]=0;0;HLOOKUP([.V12];BLDFOOD;3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3]=0;0;HLOOKUP([.B13];BLDPOINTS;4;0))" office:value-type="float" office:value="0" calcext:value-type="float">
            <text:p>0</text:p>
          </table:table-cell>
          <table:table-cell table:style-name="ce66" table:formula="of:=IF([.B13]=0;0;HLOOKUP([.B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3]=0;0;HLOOKUP([.G13];BLDPOINTS;4;0))" office:value-type="float" office:value="0" calcext:value-type="float">
            <text:p>0</text:p>
          </table:table-cell>
          <table:table-cell table:style-name="ce66" table:formula="of:=IF([.G13]=0;0;HLOOKUP([.G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3]=0;0;HLOOKUP([.L13];BLDPOINTS;4;0))" office:value-type="float" office:value="0" calcext:value-type="float">
            <text:p>0</text:p>
          </table:table-cell>
          <table:table-cell table:style-name="ce66" table:formula="of:=IF([.L13]=0;0;HLOOKUP([.L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3]=0;0;HLOOKUP([.Q13];BLDPOINTS;4;0))" office:value-type="float" office:value="0" calcext:value-type="float">
            <text:p>0</text:p>
          </table:table-cell>
          <table:table-cell table:style-name="ce66" table:formula="of:=IF([.Q13]=0;0;HLOOKUP([.Q13];BLDFOOD;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AY PI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3]=0;0;HLOOKUP([.V13];BLDPOINTS;4;0))" office:value-type="float" office:value="0" calcext:value-type="float">
            <text:p>0</text:p>
          </table:table-cell>
          <table:table-cell table:style-name="ce66" table:formula="of:=IF([.V13]=0;0;HLOOKUP([.V13];BLDFOOD;4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4]=0;0;HLOOKUP([.B14];BLDPOINTS;5;0))" office:value-type="float" office:value="0" calcext:value-type="float">
            <text:p>0</text:p>
          </table:table-cell>
          <table:table-cell table:style-name="ce66" table:formula="of:=IF([.B14]=0;0;HLOOKUP([.B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4]=0;0;HLOOKUP([.G14];BLDPOINTS;5;0))" office:value-type="float" office:value="0" calcext:value-type="float">
            <text:p>0</text:p>
          </table:table-cell>
          <table:table-cell table:style-name="ce66" table:formula="of:=IF([.G14]=0;0;HLOOKUP([.G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4]=0;0;HLOOKUP([.L14];BLDPOINTS;5;0))" office:value-type="float" office:value="0" calcext:value-type="float">
            <text:p>0</text:p>
          </table:table-cell>
          <table:table-cell table:style-name="ce66" table:formula="of:=IF([.L14]=0;0;HLOOKUP([.L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4]=0;0;HLOOKUP([.Q14];BLDPOINTS;5;0))" office:value-type="float" office:value="0" calcext:value-type="float">
            <text:p>0</text:p>
          </table:table-cell>
          <table:table-cell table:style-name="ce66" table:formula="of:=IF([.Q14]=0;0;HLOOKUP([.Q14];BLDFOOD;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RON MIN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4]=0;0;HLOOKUP([.V14];BLDPOINTS;5;0))" office:value-type="float" office:value="0" calcext:value-type="float">
            <text:p>0</text:p>
          </table:table-cell>
          <table:table-cell table:style-name="ce66" table:formula="of:=IF([.V14]=0;0;HLOOKUP([.V14];BLDFOOD;5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B15]=0;0;IF([.B15]=31;HLOOKUP(30;BLDPOINTS;6;0);HLOOKUP([.B15];BLDPOINTS;6;0)))" office:value-type="float" office:value="0" calcext:value-type="float">
            <text:p>0</text:p>
          </table:table-cell>
          <table:table-cell table:style-name="ce66" table:formula="of:=ROUND(IF([.B15]=0;0;IF([.B15]=31;HLOOKUP(30;BLDFOOD;6;0)*1.1;HLOOKUP([.B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G15]=0;0;IF([.G15]=31;HLOOKUP(30;BLDPOINTS;6;0);HLOOKUP([.G15];BLDPOINTS;6;0)))" office:value-type="float" office:value="0" calcext:value-type="float">
            <text:p>0</text:p>
          </table:table-cell>
          <table:table-cell table:style-name="ce66" table:formula="of:=ROUND(IF([.G15]=0;0;IF([.G15]=31;HLOOKUP(30;BLDFOOD;6;0)*1.1;HLOOKUP([.G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L15]=0;0;IF([.L15]=31;HLOOKUP(30;BLDPOINTS;6;0);HLOOKUP([.L15];BLDPOINTS;6;0)))" office:value-type="float" office:value="0" calcext:value-type="float">
            <text:p>0</text:p>
          </table:table-cell>
          <table:table-cell table:style-name="ce66" table:formula="of:=ROUND(IF([.L15]=0;0;IF([.L15]=31;HLOOKUP(30;BLDFOOD;6;0)*1.1;HLOOKUP([.L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Q15]=0;0;IF([.Q15]=31;HLOOKUP(30;BLDPOINTS;6;0);HLOOKUP([.Q15];BLDPOINTS;6;0)))" office:value-type="float" office:value="0" calcext:value-type="float">
            <text:p>0</text:p>
          </table:table-cell>
          <table:table-cell table:style-name="ce66" table:formula="of:=ROUND(IF([.Q15]=0;0;IF([.Q15]=31;HLOOKUP(30;BLDFOOD;6;0)*1.1;HLOOKUP([.Q15];BLDFOOD;6;0)))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ARM</text:p>
          </table:table-cell>
          <table:table-cell table:style-name="ce44" table:content-validation-name="val2" office:value-type="float" office:value="0" calcext:value-type="float">
            <text:p>0</text:p>
          </table:table-cell>
          <table:table-cell table:style-name="ce55" table:formula="of:=IF([.V15]=0;0;IF([.V15]=31;HLOOKUP(30;BLDPOINTS;6;0);HLOOKUP([.V15];BLDPOINTS;6;0)))" office:value-type="float" office:value="0" calcext:value-type="float">
            <text:p>0</text:p>
          </table:table-cell>
          <table:table-cell table:style-name="ce66" table:formula="of:=ROUND(IF([.V15]=0;0;IF([.V15]=31;HLOOKUP(30;BLDFOOD;6;0)*1.1;HLOOKUP([.V15];BLDFOOD;6;0)));0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6]=0;0;HLOOKUP([.B16];BLDPOINTS;7;0))" office:value-type="float" office:value="0" calcext:value-type="float">
            <text:p>0</text:p>
          </table:table-cell>
          <table:table-cell table:style-name="ce66" table:formula="of:=IF([.B16]=0;0;HLOOKUP([.B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6]=0;0;HLOOKUP([.G16];BLDPOINTS;7;0))" office:value-type="float" office:value="0" calcext:value-type="float">
            <text:p>0</text:p>
          </table:table-cell>
          <table:table-cell table:style-name="ce66" table:formula="of:=IF([.G16]=0;0;HLOOKUP([.G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6]=0;0;HLOOKUP([.L16];BLDPOINTS;7;0))" office:value-type="float" office:value="0" calcext:value-type="float">
            <text:p>0</text:p>
          </table:table-cell>
          <table:table-cell table:style-name="ce66" table:formula="of:=IF([.L16]=0;0;HLOOKUP([.L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6]=0;0;HLOOKUP([.Q16];BLDPOINTS;7;0))" office:value-type="float" office:value="0" calcext:value-type="float">
            <text:p>0</text:p>
          </table:table-cell>
          <table:table-cell table:style-name="ce66" table:formula="of:=IF([.Q16]=0;0;HLOOKUP([.Q16];BLDFOOD;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REHOUS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6]=0;0;HLOOKUP([.V16];BLDPOINTS;7;0))" office:value-type="float" office:value="0" calcext:value-type="float">
            <text:p>0</text:p>
          </table:table-cell>
          <table:table-cell table:style-name="ce66" table:formula="of:=IF([.V16]=0;0;HLOOKUP([.V16];BLDFOOD;7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7]=0;0;HLOOKUP([.B17];BLDPOINTS;8;0))" office:value-type="float" office:value="0" calcext:value-type="float">
            <text:p>0</text:p>
          </table:table-cell>
          <table:table-cell table:style-name="ce66" table:formula="of:=IF([.B17]=0;0;HLOOKUP([.B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7]=0;0;HLOOKUP([.G17];BLDPOINTS;8;0))" office:value-type="float" office:value="0" calcext:value-type="float">
            <text:p>0</text:p>
          </table:table-cell>
          <table:table-cell table:style-name="ce66" table:formula="of:=IF([.G17]=0;0;HLOOKUP([.G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7]=0;0;HLOOKUP([.L17];BLDPOINTS;8;0))" office:value-type="float" office:value="0" calcext:value-type="float">
            <text:p>0</text:p>
          </table:table-cell>
          <table:table-cell table:style-name="ce66" table:formula="of:=IF([.L17]=0;0;HLOOKUP([.L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7]=0;0;HLOOKUP([.Q17];BLDPOINTS;8;0))" office:value-type="float" office:value="0" calcext:value-type="float">
            <text:p>0</text:p>
          </table:table-cell>
          <table:table-cell table:style-name="ce66" table:formula="of:=IF([.Q17]=0;0;HLOOKUP([.Q17];BLDFOOD;8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PE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7]=0;0;HLOOKUP([.V17];BLDPOINTS;8;0))" office:value-type="float" office:value="0" calcext:value-type="float">
            <text:p>0</text:p>
          </table:table-cell>
          <table:table-cell table:style-name="ce66" table:formula="of:=IF([.V17]=0;0;HLOOKUP([.V17];BLDFOOD;8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8]=0;0;HLOOKUP([.B18];BLDPOINTS;9;0))" office:value-type="float" office:value="0" calcext:value-type="float">
            <text:p>0</text:p>
          </table:table-cell>
          <table:table-cell table:style-name="ce66" table:formula="of:=IF([.B18]=0;0;HLOOKUP([.B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8]=0;0;HLOOKUP([.G18];BLDPOINTS;9;0))" office:value-type="float" office:value="0" calcext:value-type="float">
            <text:p>0</text:p>
          </table:table-cell>
          <table:table-cell table:style-name="ce66" table:formula="of:=IF([.G18]=0;0;HLOOKUP([.G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8]=0;0;HLOOKUP([.L18];BLDPOINTS;9;0))" office:value-type="float" office:value="0" calcext:value-type="float">
            <text:p>0</text:p>
          </table:table-cell>
          <table:table-cell table:style-name="ce66" table:formula="of:=IF([.L18]=0;0;HLOOKUP([.L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8]=0;0;HLOOKUP([.Q18];BLDPOINTS;9;0))" office:value-type="float" office:value="0" calcext:value-type="float">
            <text:p>0</text:p>
          </table:table-cell>
          <table:table-cell table:style-name="ce66" table:formula="of:=IF([.Q18]=0;0;HLOOKUP([.Q18];BLDFOOD;9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URCH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8]=0;0;HLOOKUP([.V18];BLDPOINTS;9;0))" office:value-type="float" office:value="0" calcext:value-type="float">
            <text:p>0</text:p>
          </table:table-cell>
          <table:table-cell table:style-name="ce66" table:formula="of:=IF([.V18]=0;0;HLOOKUP([.V18];BLDFOOD;9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19]=0;0;HLOOKUP([.B19];BLDPOINTS;10;0))" office:value-type="float" office:value="0" calcext:value-type="float">
            <text:p>0</text:p>
          </table:table-cell>
          <table:table-cell table:style-name="ce66" table:formula="of:=IF([.B19]=0;0;HLOOKUP([.B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19]=0;0;HLOOKUP([.G19];BLDPOINTS;10;0))" office:value-type="float" office:value="0" calcext:value-type="float">
            <text:p>0</text:p>
          </table:table-cell>
          <table:table-cell table:style-name="ce66" table:formula="of:=IF([.G19]=0;0;HLOOKUP([.G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19]=0;0;HLOOKUP([.L19];BLDPOINTS;10;0))" office:value-type="float" office:value="0" calcext:value-type="float">
            <text:p>0</text:p>
          </table:table-cell>
          <table:table-cell table:style-name="ce66" table:formula="of:=IF([.L19]=0;0;HLOOKUP([.L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19]=0;0;HLOOKUP([.Q19];BLDPOINTS;10;0))" office:value-type="float" office:value="0" calcext:value-type="float">
            <text:p>0</text:p>
          </table:table-cell>
          <table:table-cell table:style-name="ce66" table:formula="of:=IF([.Q19]=0;0;HLOOKUP([.Q19];BLDFOOD;10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LLY POIN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19]=0;0;HLOOKUP([.V19];BLDPOINTS;10;0))" office:value-type="float" office:value="0" calcext:value-type="float">
            <text:p>0</text:p>
          </table:table-cell>
          <table:table-cell table:style-name="ce66" table:formula="of:=IF([.V19]=0;0;HLOOKUP([.V19];BLDFOOD;10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0]=0;0;HLOOKUP([.B20];BLDPOINTS;11;0))" office:value-type="float" office:value="0" calcext:value-type="float">
            <text:p>0</text:p>
          </table:table-cell>
          <table:table-cell table:style-name="ce66" table:formula="of:=IF([.B20]=0;0;HLOOKUP([.B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0]=0;0;HLOOKUP([.G20];BLDPOINTS;11;0))" office:value-type="float" office:value="0" calcext:value-type="float">
            <text:p>0</text:p>
          </table:table-cell>
          <table:table-cell table:style-name="ce66" table:formula="of:=IF([.G20]=0;0;HLOOKUP([.G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0]=0;0;HLOOKUP([.L20];BLDPOINTS;11;0))" office:value-type="float" office:value="0" calcext:value-type="float">
            <text:p>0</text:p>
          </table:table-cell>
          <table:table-cell table:style-name="ce66" table:formula="of:=IF([.L20]=0;0;HLOOKUP([.L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0]=0;0;HLOOKUP([.Q20];BLDPOINTS;11;0))" office:value-type="float" office:value="0" calcext:value-type="float">
            <text:p>0</text:p>
          </table:table-cell>
          <table:table-cell table:style-name="ce66" table:formula="of:=IF([.Q20]=0;0;HLOOKUP([.Q20];BLDFOOD;11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ARRACKS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0]=0;0;HLOOKUP([.V20];BLDPOINTS;11;0))" office:value-type="float" office:value="0" calcext:value-type="float">
            <text:p>0</text:p>
          </table:table-cell>
          <table:table-cell table:style-name="ce66" table:formula="of:=IF([.V20]=0;0;HLOOKUP([.V20];BLDFOOD;11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1]=0;0;HLOOKUP([.B21];BLDPOINTS;12;0))" office:value-type="float" office:value="0" calcext:value-type="float">
            <text:p>0</text:p>
          </table:table-cell>
          <table:table-cell table:style-name="ce66" table:formula="of:=IF([.B21]=0;0;HLOOKUP([.B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1]=0;0;HLOOKUP([.G21];BLDPOINTS;12;0))" office:value-type="float" office:value="0" calcext:value-type="float">
            <text:p>0</text:p>
          </table:table-cell>
          <table:table-cell table:style-name="ce66" table:formula="of:=IF([.G21]=0;0;HLOOKUP([.G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1]=0;0;HLOOKUP([.L21];BLDPOINTS;12;0))" office:value-type="float" office:value="0" calcext:value-type="float">
            <text:p>0</text:p>
          </table:table-cell>
          <table:table-cell table:style-name="ce66" table:formula="of:=IF([.L21]=0;0;HLOOKUP([.L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1]=0;0;HLOOKUP([.Q21];BLDPOINTS;12;0))" office:value-type="float" office:value="0" calcext:value-type="float">
            <text:p>0</text:p>
          </table:table-cell>
          <table:table-cell table:style-name="ce66" table:formula="of:=IF([.Q21]=0;0;HLOOKUP([.Q21];BLDFOOD;12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U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1]=0;0;HLOOKUP([.V21];BLDPOINTS;12;0))" office:value-type="float" office:value="0" calcext:value-type="float">
            <text:p>0</text:p>
          </table:table-cell>
          <table:table-cell table:style-name="ce66" table:formula="of:=IF([.V21]=0;0;HLOOKUP([.V21];BLDFOOD;12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2]=0;0;HLOOKUP([.B22];BLDPOINTS;13;0))" office:value-type="float" office:value="0" calcext:value-type="float">
            <text:p>0</text:p>
          </table:table-cell>
          <table:table-cell table:style-name="ce66" table:formula="of:=IF([.B22]=0;0;HLOOKUP([.B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2]=0;0;HLOOKUP([.G22];BLDPOINTS;13;0))" office:value-type="float" office:value="0" calcext:value-type="float">
            <text:p>0</text:p>
          </table:table-cell>
          <table:table-cell table:style-name="ce66" table:formula="of:=IF([.G22]=0;0;HLOOKUP([.G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2]=0;0;HLOOKUP([.L22];BLDPOINTS;13;0))" office:value-type="float" office:value="0" calcext:value-type="float">
            <text:p>0</text:p>
          </table:table-cell>
          <table:table-cell table:style-name="ce66" table:formula="of:=IF([.L22]=0;0;HLOOKUP([.L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2]=0;0;HLOOKUP([.Q22];BLDPOINTS;13;0))" office:value-type="float" office:value="0" calcext:value-type="float">
            <text:p>0</text:p>
          </table:table-cell>
          <table:table-cell table:style-name="ce66" table:formula="of:=IF([.Q22]=0;0;HLOOKUP([.Q22];BLDFOOD;13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AL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2]=0;0;HLOOKUP([.V22];BLDPOINTS;13;0))" office:value-type="float" office:value="0" calcext:value-type="float">
            <text:p>0</text:p>
          </table:table-cell>
          <table:table-cell table:style-name="ce66" table:formula="of:=IF([.V22]=0;0;HLOOKUP([.V22];BLDFOOD;13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3]=0;0;HLOOKUP([.B23];BLDPOINTS;14;0))" office:value-type="float" office:value="0" calcext:value-type="float">
            <text:p>0</text:p>
          </table:table-cell>
          <table:table-cell table:style-name="ce66" table:formula="of:=IF([.B23]=0;0;HLOOKUP([.B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3]=0;0;HLOOKUP([.G23];BLDPOINTS;14;0))" office:value-type="float" office:value="0" calcext:value-type="float">
            <text:p>0</text:p>
          </table:table-cell>
          <table:table-cell table:style-name="ce66" table:formula="of:=IF([.G23]=0;0;HLOOKUP([.G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3]=0;0;HLOOKUP([.L23];BLDPOINTS;14;0))" office:value-type="float" office:value="0" calcext:value-type="float">
            <text:p>0</text:p>
          </table:table-cell>
          <table:table-cell table:style-name="ce66" table:formula="of:=IF([.L23]=0;0;HLOOKUP([.L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3]=0;0;HLOOKUP([.Q23];BLDPOINTS;14;0))" office:value-type="float" office:value="0" calcext:value-type="float">
            <text:p>0</text:p>
          </table:table-cell>
          <table:table-cell table:style-name="ce66" table:formula="of:=IF([.Q23]=0;0;HLOOKUP([.Q23];BLDFOOD;14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OSPITAL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3]=0;0;HLOOKUP([.V23];BLDPOINTS;14;0))" office:value-type="float" office:value="0" calcext:value-type="float">
            <text:p>0</text:p>
          </table:table-cell>
          <table:table-cell table:style-name="ce66" table:formula="of:=IF([.V23]=0;0;HLOOKUP([.V23];BLDFOOD;14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4]=0;0;HLOOKUP([.B24];BLDPOINTS;15;0))" office:value-type="float" office:value="0" calcext:value-type="float">
            <text:p>0</text:p>
          </table:table-cell>
          <table:table-cell table:style-name="ce66" table:formula="of:=IF([.B24]=0;0;HLOOKUP([.B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4]=0;0;HLOOKUP([.G24];BLDPOINTS;15;0))" office:value-type="float" office:value="0" calcext:value-type="float">
            <text:p>0</text:p>
          </table:table-cell>
          <table:table-cell table:style-name="ce66" table:formula="of:=IF([.G24]=0;0;HLOOKUP([.G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4]=0;0;HLOOKUP([.L24];BLDPOINTS;15;0))" office:value-type="float" office:value="0" calcext:value-type="float">
            <text:p>0</text:p>
          </table:table-cell>
          <table:table-cell table:style-name="ce66" table:formula="of:=IF([.L24]=0;0;HLOOKUP([.L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4]=0;0;HLOOKUP([.Q24];BLDPOINTS;15;0))" office:value-type="float" office:value="0" calcext:value-type="float">
            <text:p>0</text:p>
          </table:table-cell>
          <table:table-cell table:style-name="ce66" table:formula="of:=IF([.Q24]=0;0;HLOOKUP([.Q24];BLDFOOD;15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RKET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4]=0;0;HLOOKUP([.V24];BLDPOINTS;15;0))" office:value-type="float" office:value="0" calcext:value-type="float">
            <text:p>0</text:p>
          </table:table-cell>
          <table:table-cell table:style-name="ce66" table:formula="of:=IF([.V24]=0;0;HLOOKUP([.V24];BLDFOOD;15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5]=0;0;HLOOKUP([.B25];BLDPOINTS;16;0))" office:value-type="float" office:value="0" calcext:value-type="float">
            <text:p>0</text:p>
          </table:table-cell>
          <table:table-cell table:style-name="ce66" table:formula="of:=IF([.B25]=0;0;HLOOKUP([.B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5]=0;0;HLOOKUP([.G25];BLDPOINTS;16;0))" office:value-type="float" office:value="0" calcext:value-type="float">
            <text:p>0</text:p>
          </table:table-cell>
          <table:table-cell table:style-name="ce66" table:formula="of:=IF([.G25]=0;0;HLOOKUP([.G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5]=0;0;HLOOKUP([.L25];BLDPOINTS;16;0))" office:value-type="float" office:value="0" calcext:value-type="float">
            <text:p>0</text:p>
          </table:table-cell>
          <table:table-cell table:style-name="ce66" table:formula="of:=IF([.L25]=0;0;HLOOKUP([.L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5]=0;0;HLOOKUP([.Q25];BLDPOINTS;16;0))" office:value-type="float" office:value="0" calcext:value-type="float">
            <text:p>0</text:p>
          </table:table-cell>
          <table:table-cell table:style-name="ce66" table:formula="of:=IF([.Q25]=0;0;HLOOKUP([.Q25];BLDFOOD;16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AVERN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5]=0;0;HLOOKUP([.V25];BLDPOINTS;16;0))" office:value-type="float" office:value="0" calcext:value-type="float">
            <text:p>0</text:p>
          </table:table-cell>
          <table:table-cell table:style-name="ce66" table:formula="of:=IF([.V25]=0;0;HLOOKUP([.V25];BLDFOOD;16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B26]=0;0;HLOOKUP([.B26];BLDPOINTS;17;0))" office:value-type="float" office:value="0" calcext:value-type="float">
            <text:p>0</text:p>
          </table:table-cell>
          <table:table-cell table:style-name="ce66" table:formula="of:=IF([.B26]=0;0;HLOOKUP([.B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G26]=0;0;HLOOKUP([.G26];BLDPOINTS;17;0))" office:value-type="float" office:value="0" calcext:value-type="float">
            <text:p>0</text:p>
          </table:table-cell>
          <table:table-cell table:style-name="ce66" table:formula="of:=IF([.G26]=0;0;HLOOKUP([.G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L26]=0;0;HLOOKUP([.L26];BLDPOINTS;17;0))" office:value-type="float" office:value="0" calcext:value-type="float">
            <text:p>0</text:p>
          </table:table-cell>
          <table:table-cell table:style-name="ce66" table:formula="of:=IF([.L26]=0;0;HLOOKUP([.L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Q26]=0;0;HLOOKUP([.Q26];BLDPOINTS;17;0))" office:value-type="float" office:value="0" calcext:value-type="float">
            <text:p>0</text:p>
          </table:table-cell>
          <table:table-cell table:style-name="ce66" table:formula="of:=IF([.Q26]=0;0;HLOOKUP([.Q26];BLDFOOD;17;0)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CADEMY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5" table:formula="of:=IF([.V26]=0;0;HLOOKUP([.V26];BLDPOINTS;17;0))" office:value-type="float" office:value="0" calcext:value-type="float">
            <text:p>0</text:p>
          </table:table-cell>
          <table:table-cell table:style-name="ce66" table:formula="of:=IF([.V26]=0;0;HLOOKUP([.V26];BLDFOOD;17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B27]=0;0;HLOOKUP([.B27];BLDPOINTS;18;0))" office:value-type="float" office:value="0" calcext:value-type="float">
            <text:p>0</text:p>
          </table:table-cell>
          <table:table-cell table:style-name="ce67" table:formula="of:=IF([.B27]=0;0;HLOOKUP([.B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G27]=0;0;HLOOKUP([.G27];BLDPOINTS;18;0))" office:value-type="float" office:value="0" calcext:value-type="float">
            <text:p>0</text:p>
          </table:table-cell>
          <table:table-cell table:style-name="ce67" table:formula="of:=IF([.G27]=0;0;HLOOKUP([.G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L27]=0;0;HLOOKUP([.L27];BLDPOINTS;18;0))" office:value-type="float" office:value="0" calcext:value-type="float">
            <text:p>0</text:p>
          </table:table-cell>
          <table:table-cell table:style-name="ce67" table:formula="of:=IF([.L27]=0;0;HLOOKUP([.L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Q27]=0;0;HLOOKUP([.Q27];BLDPOINTS;18;0))" office:value-type="float" office:value="0" calcext:value-type="float">
            <text:p>0</text:p>
          </table:table-cell>
          <table:table-cell table:style-name="ce67" table:formula="of:=IF([.Q27]=0;0;HLOOKUP([.Q27];BLDFOOD;18;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ALL OF ORDERS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6" table:formula="of:=IF([.V27]=0;0;HLOOKUP([.V27];BLDPOINTS;18;0))" office:value-type="float" office:value="0" calcext:value-type="float">
            <text:p>0</text:p>
          </table:table-cell>
          <table:table-cell table:style-name="ce67" table:formula="of:=IF([.V27]=0;0;HLOOKUP([.V27];BLDFOOD;18;0)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C11:.C27])" office:value-type="float" office:value="0" calcext:value-type="float">
            <text:p>0</text:p>
          </table:table-cell>
          <table:table-cell table:style-name="ce12" table:formula="of:=SUM([.D11:.D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H11:.H27])" office:value-type="float" office:value="0" calcext:value-type="float">
            <text:p>0</text:p>
          </table:table-cell>
          <table:table-cell table:style-name="ce12" table:formula="of:=SUM([.I11:.I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M11:.M27])" office:value-type="float" office:value="0" calcext:value-type="float">
            <text:p>0</text:p>
          </table:table-cell>
          <table:table-cell table:style-name="ce12" table:formula="of:=SUM([.N11:.N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R11:.R27])" office:value-type="float" office:value="0" calcext:value-type="float">
            <text:p>0</text:p>
          </table:table-cell>
          <table:table-cell table:style-name="ce12" table:formula="of:=SUM([.S11:.S27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 table:formula="of:=SUM([.W11:.W27])" office:value-type="float" office:value="0" calcext:value-type="float">
            <text:p>0</text:p>
          </table:table-cell>
          <table:table-cell table:style-name="ce12" table:formula="of:=SUM([.X11:.X27]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65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C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H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M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R31]*[.$B31]" office:value-type="float" office:value="0" calcext:value-type="float">
            <text:p>0</text:p>
          </table:table-cell>
          <table:table-cell table:style-name="ce5"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1" table:content-validation-name="val4" office:value-type="float" office:value="0" calcext:value-type="float">
            <text:p>0</text:p>
          </table:table-cell>
          <table:table-cell table:style-name="ce58" table:content-validation-name="val3" table:formula="of:=[.W31]*[.$B31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2]*[.$B3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2]*[.$B32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3]*[.$B33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3]*[.$B33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4]*[.$B34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4]*[.$B34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5]*[.$B35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5]*[.$B35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6]*[.$B36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6]*[.$B36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7]*[.$B37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7]*[.$B37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8]*[.$B38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8]*[.$B38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39]*[.$B39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39]*[.$B39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0]*[.$B40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0]*[.$B40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1]*[.$B41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1]*[.$B41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2]*[.$B42]" office:value-type="float" office:value="0" calcext:value-type="float">
            <text:p>0</text:p>
          </table:table-cell>
          <table:table-cell table:style-name="ce5"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2]*[.$B42]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C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H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M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R43]*[.$B43]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7" table:content-validation-name="val4" office:value-type="float" office:value="0" calcext:value-type="float">
            <text:p>0</text:p>
          </table:table-cell>
          <table:table-cell table:style-name="ce59" table:content-validation-name="val3" table:formula="of:=[.W43]*[.$B43]" office:value-type="float" office:value="0" calcext:value-type="float">
            <text:p>0</text:p>
          </table:table-cell>
          <table:table-cell table:style-name="ce5"/>
          <table:table-cell table:style-name="ce74" table:number-columns-repeated="96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D31:.D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I31:.I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N31:.N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S31:.S43])" office:value-type="float" office:value="0" calcext:value-type="float">
            <text:p>0</text:p>
          </table:table-cell>
          <table:table-cell table:style-name="ce5"/>
          <table:table-cell table:style-name="ce6" office:value-type="string" calcext:value-type="string">
            <text:p>TOTAL</text:p>
          </table:table-cell>
          <table:table-cell table:style-name="ce38"/>
          <table:table-cell table:style-name="ce47"/>
          <table:table-cell table:style-name="ce12" table:formula="of:=SUM([.X31:.X43])" office:value-type="float" office:value="0" calcext:value-type="float">
            <text:p>0</text:p>
          </table:table-cell>
          <table:table-cell table:style-name="ce5"/>
          <table:table-cell table:number-columns-repeated="962"/>
        </table:table-row>
        <table:table-row table:style-name="ro1"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3"/>
          <table:table-cell table:style-name="ce29" table:number-columns-repeated="2"/>
          <table:table-cell table:number-columns-repeated="965"/>
        </table:table-row>
        <table:table-row table:style-name="ro1"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/>
          <table:table-cell table:style-name="ce6"/>
          <table:table-cell table:style-name="ce41" office:value-type="string" calcext:value-type="string">
            <text:p>P/U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PROV</text:p>
          </table:table-cell>
          <table:table-cell table:number-columns-repeated="963"/>
        </table:table-row>
        <table:table-row table:style-name="ro1"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C31]" office:value-type="float" office:value="0" calcext:value-type="float">
            <text:p>0</text:p>
          </table:table-cell>
          <table:table-cell table:style-name="ce68" table:content-validation-name="val3" table:formula="of:=VLOOKUP([.A47];UNITSDB;12;0)*[.C47]/(1+[.D$6])/(1+[.D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H31]" office:value-type="float" office:value="0" calcext:value-type="float">
            <text:p>0</text:p>
          </table:table-cell>
          <table:table-cell table:style-name="ce68" table:content-validation-name="val3" table:formula="of:=VLOOKUP([.F47];UNITSDB;12;0)*[.H47]/(1+[.I$6])/(1+[.I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M31]" office:value-type="float" office:value="0" calcext:value-type="float">
            <text:p>0</text:p>
          </table:table-cell>
          <table:table-cell table:style-name="ce68" table:content-validation-name="val3" table:formula="of:=VLOOKUP([.K47];UNITSDB;12;0)*[.M47]/(1+[.N$6])/(1+[.N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R31]" office:value-type="float" office:value="0" calcext:value-type="float">
            <text:p>0</text:p>
          </table:table-cell>
          <table:table-cell table:style-name="ce68" table:content-validation-name="val3" table:formula="of:=VLOOKUP([.P47];UNITSDB;12;0)*[.R47]/(1+[.S$6])/(1+[.S$7])" office:value-type="time" office:time-value="PT00H00M00S" calcext:value-type="time">
            <text:p>00:00:00</text:p>
          </table:table-cell>
          <table:table-cell/>
          <table:table-cell table:style-name="ce35" office:value-type="string" calcext:value-type="string">
            <text:p>SPEARMAN</text:p>
          </table:table-cell>
          <table:table-cell table:style-name="ce39" office:value-type="float" office:value="1" calcext:value-type="float">
            <text:p>1</text:p>
          </table:table-cell>
          <table:table-cell table:style-name="ce58" table:content-validation-name="val3" table:formula="of:=[.W31]" office:value-type="float" office:value="0" calcext:value-type="float">
            <text:p>0</text:p>
          </table:table-cell>
          <table:table-cell table:style-name="ce68" table:content-validation-name="val3" table:formula="of:=VLOOKUP([.U47];UNITSDB;12;0)*[.W47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2]" office:value-type="float" office:value="0" calcext:value-type="float">
            <text:p>0</text:p>
          </table:table-cell>
          <table:table-cell table:style-name="ce69" table:content-validation-name="val3" table:formula="of:=VLOOKUP([.A48];UNITSDB;12;0)*[.C48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2]" office:value-type="float" office:value="0" calcext:value-type="float">
            <text:p>0</text:p>
          </table:table-cell>
          <table:table-cell table:style-name="ce69" table:content-validation-name="val3" table:formula="of:=VLOOKUP([.F48];UNITSDB;12;0)*[.H48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2]" office:value-type="float" office:value="0" calcext:value-type="float">
            <text:p>0</text:p>
          </table:table-cell>
          <table:table-cell table:style-name="ce69" table:content-validation-name="val3" table:formula="of:=VLOOKUP([.K48];UNITSDB;12;0)*[.M48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2]" office:value-type="float" office:value="0" calcext:value-type="float">
            <text:p>0</text:p>
          </table:table-cell>
          <table:table-cell table:style-name="ce69" table:content-validation-name="val3" table:formula="of:=VLOOKUP([.P48];UNITSDB;12;0)*[.R48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SWORDSMAN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2]" office:value-type="float" office:value="0" calcext:value-type="float">
            <text:p>0</text:p>
          </table:table-cell>
          <table:table-cell table:style-name="ce69" table:content-validation-name="val3" table:formula="of:=VLOOKUP([.U48];UNITSDB;12;0)*[.W48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3]" office:value-type="float" office:value="0" calcext:value-type="float">
            <text:p>0</text:p>
          </table:table-cell>
          <table:table-cell table:style-name="ce69" table:content-validation-name="val3" table:formula="of:=VLOOKUP([.A49];UNITSDB;12;0)*[.C49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3]" office:value-type="float" office:value="0" calcext:value-type="float">
            <text:p>0</text:p>
          </table:table-cell>
          <table:table-cell table:style-name="ce69" table:content-validation-name="val3" table:formula="of:=VLOOKUP([.F49];UNITSDB;12;0)*[.H49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3]" office:value-type="float" office:value="0" calcext:value-type="float">
            <text:p>0</text:p>
          </table:table-cell>
          <table:table-cell table:style-name="ce69" table:content-validation-name="val3" table:formula="of:=VLOOKUP([.K49];UNITSDB;12;0)*[.M49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3]" office:value-type="float" office:value="0" calcext:value-type="float">
            <text:p>0</text:p>
          </table:table-cell>
          <table:table-cell table:style-name="ce69" table:content-validation-name="val3" table:formula="of:=VLOOKUP([.P49];UNITSDB;12;0)*[.R49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XE FIGHT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3]" office:value-type="float" office:value="0" calcext:value-type="float">
            <text:p>0</text:p>
          </table:table-cell>
          <table:table-cell table:style-name="ce69" table:content-validation-name="val3" table:formula="of:=VLOOKUP([.U49];UNITSDB;12;0)*[.W49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C34]" office:value-type="float" office:value="0" calcext:value-type="float">
            <text:p>0</text:p>
          </table:table-cell>
          <table:table-cell table:style-name="ce69" table:content-validation-name="val3" table:formula="of:=VLOOKUP([.A50];UNITSDB;12;0)*[.C50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H34]" office:value-type="float" office:value="0" calcext:value-type="float">
            <text:p>0</text:p>
          </table:table-cell>
          <table:table-cell table:style-name="ce69" table:content-validation-name="val3" table:formula="of:=VLOOKUP([.F50];UNITSDB;12;0)*[.H50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M34]" office:value-type="float" office:value="0" calcext:value-type="float">
            <text:p>0</text:p>
          </table:table-cell>
          <table:table-cell table:style-name="ce69" table:content-validation-name="val3" table:formula="of:=VLOOKUP([.K50];UNITSDB;12;0)*[.M50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R34]" office:value-type="float" office:value="0" calcext:value-type="float">
            <text:p>0</text:p>
          </table:table-cell>
          <table:table-cell table:style-name="ce69" table:content-validation-name="val3" table:formula="of:=VLOOKUP([.P50];UNITSDB;12;0)*[.R50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ARCHER</text:p>
          </table:table-cell>
          <table:table-cell table:style-name="ce40" office:value-type="float" office:value="1" calcext:value-type="float">
            <text:p>1</text:p>
          </table:table-cell>
          <table:table-cell table:style-name="ce59" table:content-validation-name="val3" table:formula="of:=[.W34]" office:value-type="float" office:value="0" calcext:value-type="float">
            <text:p>0</text:p>
          </table:table-cell>
          <table:table-cell table:style-name="ce69" table:content-validation-name="val3" table:formula="of:=VLOOKUP([.U50];UNITSDB;12;0)*[.W50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C35]" office:value-type="float" office:value="0" calcext:value-type="float">
            <text:p>0</text:p>
          </table:table-cell>
          <table:table-cell table:style-name="ce69" table:content-validation-name="val3" table:formula="of:=VLOOKUP([.A51];UNITSDB;12;0)*[.C51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H35]" office:value-type="float" office:value="0" calcext:value-type="float">
            <text:p>0</text:p>
          </table:table-cell>
          <table:table-cell table:style-name="ce69" table:content-validation-name="val3" table:formula="of:=VLOOKUP([.F51];UNITSDB;12;0)*[.H51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M35]" office:value-type="float" office:value="0" calcext:value-type="float">
            <text:p>0</text:p>
          </table:table-cell>
          <table:table-cell table:style-name="ce69" table:content-validation-name="val3" table:formula="of:=VLOOKUP([.K51];UNITSDB;12;0)*[.M51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R35]" office:value-type="float" office:value="0" calcext:value-type="float">
            <text:p>0</text:p>
          </table:table-cell>
          <table:table-cell table:style-name="ce69" table:content-validation-name="val3" table:formula="of:=VLOOKUP([.P51];UNITSDB;12;0)*[.R51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LIGHT CAVALRY</text:p>
          </table:table-cell>
          <table:table-cell table:style-name="ce40" office:value-type="float" office:value="4" calcext:value-type="float">
            <text:p>4</text:p>
          </table:table-cell>
          <table:table-cell table:style-name="ce59" table:content-validation-name="val3" table:formula="of:=[.W35]" office:value-type="float" office:value="0" calcext:value-type="float">
            <text:p>0</text:p>
          </table:table-cell>
          <table:table-cell table:style-name="ce69" table:content-validation-name="val3" table:formula="of:=VLOOKUP([.U51];UNITSDB;12;0)*[.W51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6]" office:value-type="float" office:value="0" calcext:value-type="float">
            <text:p>0</text:p>
          </table:table-cell>
          <table:table-cell table:style-name="ce69" table:content-validation-name="val3" table:formula="of:=VLOOKUP([.A52];UNITSDB;12;0)*[.C52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6]" office:value-type="float" office:value="0" calcext:value-type="float">
            <text:p>0</text:p>
          </table:table-cell>
          <table:table-cell table:style-name="ce69" table:content-validation-name="val3" table:formula="of:=VLOOKUP([.F52];UNITSDB;12;0)*[.H52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6]" office:value-type="float" office:value="0" calcext:value-type="float">
            <text:p>0</text:p>
          </table:table-cell>
          <table:table-cell table:style-name="ce69" table:content-validation-name="val3" table:formula="of:=VLOOKUP([.K52];UNITSDB;12;0)*[.M52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6]" office:value-type="float" office:value="0" calcext:value-type="float">
            <text:p>0</text:p>
          </table:table-cell>
          <table:table-cell table:style-name="ce69" table:content-validation-name="val3" table:formula="of:=VLOOKUP([.P52];UNITSDB;12;0)*[.R52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MOUNTED ARCHER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6]" office:value-type="float" office:value="0" calcext:value-type="float">
            <text:p>0</text:p>
          </table:table-cell>
          <table:table-cell table:style-name="ce69" table:content-validation-name="val3" table:formula="of:=VLOOKUP([.U52];UNITSDB;12;0)*[.W52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37]" office:value-type="float" office:value="0" calcext:value-type="float">
            <text:p>0</text:p>
          </table:table-cell>
          <table:table-cell table:style-name="ce69" table:content-validation-name="val3" table:formula="of:=VLOOKUP([.A53];UNITSDB;12;0)*[.C53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37]" office:value-type="float" office:value="0" calcext:value-type="float">
            <text:p>0</text:p>
          </table:table-cell>
          <table:table-cell table:style-name="ce69" table:content-validation-name="val3" table:formula="of:=VLOOKUP([.F53];UNITSDB;12;0)*[.H53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37]" office:value-type="float" office:value="0" calcext:value-type="float">
            <text:p>0</text:p>
          </table:table-cell>
          <table:table-cell table:style-name="ce69" table:content-validation-name="val3" table:formula="of:=VLOOKUP([.K53];UNITSDB;12;0)*[.M53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37]" office:value-type="float" office:value="0" calcext:value-type="float">
            <text:p>0</text:p>
          </table:table-cell>
          <table:table-cell table:style-name="ce69" table:content-validation-name="val3" table:formula="of:=VLOOKUP([.P53];UNITSDB;12;0)*[.R53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HEAVY CAVALRY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37]" office:value-type="float" office:value="0" calcext:value-type="float">
            <text:p>0</text:p>
          </table:table-cell>
          <table:table-cell table:style-name="ce69" table:content-validation-name="val3" table:formula="of:=VLOOKUP([.U53];UNITSDB;12;0)*[.W53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C38]" office:value-type="float" office:value="0" calcext:value-type="float">
            <text:p>0</text:p>
          </table:table-cell>
          <table:table-cell table:style-name="ce69" table:content-validation-name="val3" table:formula="of:=VLOOKUP([.A54];UNITSDB;12;0)*[.C54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H38]" office:value-type="float" office:value="0" calcext:value-type="float">
            <text:p>0</text:p>
          </table:table-cell>
          <table:table-cell table:style-name="ce69" table:content-validation-name="val3" table:formula="of:=VLOOKUP([.F54];UNITSDB;12;0)*[.H54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M38]" office:value-type="float" office:value="0" calcext:value-type="float">
            <text:p>0</text:p>
          </table:table-cell>
          <table:table-cell table:style-name="ce69" table:content-validation-name="val3" table:formula="of:=VLOOKUP([.K54];UNITSDB;12;0)*[.M54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R38]" office:value-type="float" office:value="0" calcext:value-type="float">
            <text:p>0</text:p>
          </table:table-cell>
          <table:table-cell table:style-name="ce69" table:content-validation-name="val3" table:formula="of:=VLOOKUP([.P54];UNITSDB;12;0)*[.R54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RAM</text:p>
          </table:table-cell>
          <table:table-cell table:style-name="ce40" office:value-type="float" office:value="5" calcext:value-type="float">
            <text:p>5</text:p>
          </table:table-cell>
          <table:table-cell table:style-name="ce59" table:content-validation-name="val3" table:formula="of:=[.W38]" office:value-type="float" office:value="0" calcext:value-type="float">
            <text:p>0</text:p>
          </table:table-cell>
          <table:table-cell table:style-name="ce69" table:content-validation-name="val3" table:formula="of:=VLOOKUP([.U54];UNITSDB;12;0)*[.W54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C39]" office:value-type="float" office:value="0" calcext:value-type="float">
            <text:p>0</text:p>
          </table:table-cell>
          <table:table-cell table:style-name="ce69" table:content-validation-name="val3" table:formula="of:=VLOOKUP([.A55];UNITSDB;12;0)*[.C55]/(1+[.D$6])/(1+[.D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H39]" office:value-type="float" office:value="0" calcext:value-type="float">
            <text:p>0</text:p>
          </table:table-cell>
          <table:table-cell table:style-name="ce69" table:content-validation-name="val3" table:formula="of:=VLOOKUP([.F55];UNITSDB;12;0)*[.H55]/(1+[.I$6])/(1+[.I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M39]" office:value-type="float" office:value="0" calcext:value-type="float">
            <text:p>0</text:p>
          </table:table-cell>
          <table:table-cell table:style-name="ce69" table:content-validation-name="val3" table:formula="of:=VLOOKUP([.K55];UNITSDB;12;0)*[.M55]/(1+[.N$6])/(1+[.N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R39]" office:value-type="float" office:value="0" calcext:value-type="float">
            <text:p>0</text:p>
          </table:table-cell>
          <table:table-cell table:style-name="ce69" table:content-validation-name="val3" table:formula="of:=VLOOKUP([.P55];UNITSDB;12;0)*[.R55]/(1+[.S$6])/(1+[.S$7])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CATAPULT</text:p>
          </table:table-cell>
          <table:table-cell table:style-name="ce40" office:value-type="float" office:value="8" calcext:value-type="float">
            <text:p>8</text:p>
          </table:table-cell>
          <table:table-cell table:style-name="ce59" table:content-validation-name="val3" table:formula="of:=[.W39]" office:value-type="float" office:value="0" calcext:value-type="float">
            <text:p>0</text:p>
          </table:table-cell>
          <table:table-cell table:style-name="ce69" table:content-validation-name="val3" table:formula="of:=VLOOKUP([.U55];UNITSDB;12;0)*[.W55]/(1+[.X$6])/(1+[.X$7]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C40]" office:value-type="float" office:value="0" calcext:value-type="float">
            <text:p>0</text:p>
          </table:table-cell>
          <table:table-cell table:style-name="ce69" table:content-validation-name="val3" table:formula="of:=VLOOKUP([.A56];UNITSDB;12;0)*[.C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H40]" office:value-type="float" office:value="0" calcext:value-type="float">
            <text:p>0</text:p>
          </table:table-cell>
          <table:table-cell table:style-name="ce69" table:content-validation-name="val3" table:formula="of:=VLOOKUP([.F56];UNITSDB;12;0)*[.H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M40]" office:value-type="float" office:value="0" calcext:value-type="float">
            <text:p>0</text:p>
          </table:table-cell>
          <table:table-cell table:style-name="ce69" table:content-validation-name="val3" table:formula="of:=VLOOKUP([.K56];UNITSDB;12;0)*[.M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R40]" office:value-type="float" office:value="0" calcext:value-type="float">
            <text:p>0</text:p>
          </table:table-cell>
          <table:table-cell table:style-name="ce69" table:content-validation-name="val3" table:formula="of:=VLOOKUP([.P56];UNITSDB;12;0)*[.R56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BERSERKER</text:p>
          </table:table-cell>
          <table:table-cell table:style-name="ce40" office:value-type="float" office:value="6" calcext:value-type="float">
            <text:p>6</text:p>
          </table:table-cell>
          <table:table-cell table:style-name="ce59" table:content-validation-name="val3" table:formula="of:=[.W40]" office:value-type="float" office:value="0" calcext:value-type="float">
            <text:p>0</text:p>
          </table:table-cell>
          <table:table-cell table:style-name="ce69" table:content-validation-name="val3" table:formula="of:=VLOOKUP([.U56];UNITSDB;12;0)*[.W56]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C41]" office:value-type="float" office:value="0" calcext:value-type="float">
            <text:p>0</text:p>
          </table:table-cell>
          <table:table-cell table:style-name="ce69" table:content-validation-name="val3" table:formula="of:=VLOOKUP([.A57];UNITSDB;12;0)*[.C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H41]" office:value-type="float" office:value="0" calcext:value-type="float">
            <text:p>0</text:p>
          </table:table-cell>
          <table:table-cell table:style-name="ce69" table:content-validation-name="val3" table:formula="of:=VLOOKUP([.F57];UNITSDB;12;0)*[.H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M41]" office:value-type="float" office:value="0" calcext:value-type="float">
            <text:p>0</text:p>
          </table:table-cell>
          <table:table-cell table:style-name="ce69" table:content-validation-name="val3" table:formula="of:=VLOOKUP([.K57];UNITSDB;12;0)*[.M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R41]" office:value-type="float" office:value="0" calcext:value-type="float">
            <text:p>0</text:p>
          </table:table-cell>
          <table:table-cell table:style-name="ce69" table:content-validation-name="val3" table:formula="of:=VLOOKUP([.P57];UNITSDB;12;0)*[.R57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TREBUCHET</text:p>
          </table:table-cell>
          <table:table-cell table:style-name="ce40" office:value-type="float" office:value="10" calcext:value-type="float">
            <text:p>10</text:p>
          </table:table-cell>
          <table:table-cell table:style-name="ce59" table:content-validation-name="val3" table:formula="of:=[.W41]" office:value-type="float" office:value="0" calcext:value-type="float">
            <text:p>0</text:p>
          </table:table-cell>
          <table:table-cell table:style-name="ce69" table:content-validation-name="val3" table:formula="of:=VLOOKUP([.U57];UNITSDB;12;0)*[.W57]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C42]" office:value-type="float" office:value="0" calcext:value-type="float">
            <text:p>0</text:p>
          </table:table-cell>
          <table:table-cell table:style-name="ce69" table:content-validation-name="val3" table:formula="of:=VLOOKUP([.A58];UNITSDB;12;0)*[.C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H42]" office:value-type="float" office:value="0" calcext:value-type="float">
            <text:p>0</text:p>
          </table:table-cell>
          <table:table-cell table:style-name="ce69" table:content-validation-name="val3" table:formula="of:=VLOOKUP([.F58];UNITSDB;12;0)*[.H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M42]" office:value-type="float" office:value="0" calcext:value-type="float">
            <text:p>0</text:p>
          </table:table-cell>
          <table:table-cell table:style-name="ce69" table:content-validation-name="val3" table:formula="of:=VLOOKUP([.K58];UNITSDB;12;0)*[.M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R42]" office:value-type="float" office:value="0" calcext:value-type="float">
            <text:p>0</text:p>
          </table:table-cell>
          <table:table-cell table:style-name="ce69" table:content-validation-name="val3" table:formula="of:=VLOOKUP([.P58];UNITSDB;12;0)*[.R58]" office:value-type="time" office:time-value="PT00H00M00S" calcext:value-type="time">
            <text:p>00:00:00</text:p>
          </table:table-cell>
          <table:table-cell/>
          <table:table-cell table:style-name="ce36" office:value-type="string" calcext:value-type="string">
            <text:p>NOBLEMAN</text:p>
          </table:table-cell>
          <table:table-cell table:style-name="ce40" office:value-type="float" office:value="100" calcext:value-type="float">
            <text:p>100</text:p>
          </table:table-cell>
          <table:table-cell table:style-name="ce59" table:content-validation-name="val3" table:formula="of:=[.W42]" office:value-type="float" office:value="0" calcext:value-type="float">
            <text:p>0</text:p>
          </table:table-cell>
          <table:table-cell table:style-name="ce69" table:content-validation-name="val3" table:formula="of:=VLOOKUP([.U58];UNITSDB;12;0)*[.W58]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C43]" office:value-type="float" office:value="0" calcext:value-type="float">
            <text:p>0</text:p>
          </table:table-cell>
          <table:table-cell table:style-name="ce70" table:content-validation-name="val3" table:formula="of:=VLOOKUP([.A59];UNITSDB;12;0)*[.C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H43]" office:value-type="float" office:value="0" calcext:value-type="float">
            <text:p>0</text:p>
          </table:table-cell>
          <table:table-cell table:style-name="ce70" table:content-validation-name="val3" table:formula="of:=VLOOKUP([.F59];UNITSDB;12;0)*[.H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M43]" office:value-type="float" office:value="0" calcext:value-type="float">
            <text:p>0</text:p>
          </table:table-cell>
          <table:table-cell table:style-name="ce70" table:content-validation-name="val3" table:formula="of:=VLOOKUP([.K59];UNITSDB;12;0)*[.M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R43]" office:value-type="float" office:value="0" calcext:value-type="float">
            <text:p>0</text:p>
          </table:table-cell>
          <table:table-cell table:style-name="ce70" table:content-validation-name="val3" table:formula="of:=VLOOKUP([.P59];UNITSDB;12;0)*[.R59]" office:value-type="time" office:time-value="PT00H00M00S" calcext:value-type="time">
            <text:p>00:00:00</text:p>
          </table:table-cell>
          <table:table-cell/>
          <table:table-cell table:style-name="ce37" office:value-type="string" calcext:value-type="string">
            <text:p>PALADIN</text:p>
          </table:table-cell>
          <table:table-cell table:style-name="ce46" office:value-type="float" office:value="1" calcext:value-type="float">
            <text:p>1</text:p>
          </table:table-cell>
          <table:table-cell table:style-name="ce59" table:content-validation-name="val3" table:formula="of:=[.W43]" office:value-type="float" office:value="0" calcext:value-type="float">
            <text:p>0</text:p>
          </table:table-cell>
          <table:table-cell table:style-name="ce70" table:content-validation-name="val3" table:formula="of:=VLOOKUP([.U59];UNITSDB;12;0)*[.W59]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D47:.D55])&gt;SUM([.D56:.D57]);SUM([.D47:.D55])&gt;[.D58];SUM([.D47:.D55])&gt;[.D59]);SUM([.D47:.D55]);IF(AND(SUM([.D56:.D57])&gt;[.D58];SUM([.D56:.D57])&gt;[.D59]);SUM([.D56:.D57]);IF([.D58]&gt;[.D59];[.D58];[.D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I47:.I55])&gt;SUM([.I56:.I57]);SUM([.I47:.I55])&gt;[.I58];SUM([.I47:.I55])&gt;[.I59]);SUM([.I47:.I55]);IF(AND(SUM([.I56:.I57])&gt;[.I58];SUM([.I56:.I57])&gt;[.I59]);SUM([.I56:.I57]);IF([.I58]&gt;[.I59];[.I58];[.I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N47:.N55])&gt;SUM([.N56:.N57]);SUM([.N47:.N55])&gt;[.N58];SUM([.N47:.N55])&gt;[.N59]);SUM([.N47:.N55]);IF(AND(SUM([.N56:.N57])&gt;[.N58];SUM([.N56:.N57])&gt;[.N59]);SUM([.N56:.N57]);IF([.N58]&gt;[.N59];[.N58];[.N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S47:.S55])&gt;SUM([.S56:.S57]);SUM([.S47:.S55])&gt;[.S58];SUM([.S47:.S55])&gt;[.S59]);SUM([.S47:.S55]);IF(AND(SUM([.S56:.S57])&gt;[.S58];SUM([.S56:.S57])&gt;[.S59]);SUM([.S56:.S57]);IF([.S58]&gt;[.S59];[.S58];[.S59])))" office:value-type="time" office:time-value="PT00H00M00S" calcext:value-type="time">
            <text:p>00:00:00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41"/>
          <table:table-cell table:style-name="ce12"/>
          <table:table-cell table:style-name="ce71" table:content-validation-name="val3" table:formula="of:=IF(AND(SUM([.X47:.X55])&gt;SUM([.X56:.X57]);SUM([.X47:.X55])&gt;[.X58];SUM([.X47:.X55])&gt;[.X59]);SUM([.X47:.X55]);IF(AND(SUM([.X56:.X57])&gt;[.X58];SUM([.X56:.X57])&gt;[.X59]);SUM([.X56:.X57]);IF([.X58]&gt;[.X59];[.X58];[.X59])))" office:value-type="time" office:time-value="PT00H00M00S" calcext:value-type="time">
            <text:p>00:00:00</text:p>
          </table:table-cell>
          <table:table-cell table:number-columns-repeated="963"/>
        </table:table-row>
        <table:table-row table:style-name="ro1">
          <table:table-cell table:number-columns-repeated="987"/>
        </table:table-row>
        <table:table-row table:style-name="ro1">
          <table:table-cell table:number-columns-repeated="3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4"/>
          <table:table-cell table:style-name="ce72"/>
          <table:table-cell table:number-columns-repeated="963"/>
        </table:table-row>
        <table:table-row table:style-name="ro1" table:number-rows-repeated="1048513">
          <table:table-cell table:number-columns-repeated="987"/>
        </table:table-row>
        <table:table-row table:style-name="ro1">
          <table:table-cell table:number-columns-repeated="987"/>
        </table:table-row>
      </table:table>
      <table:named-expressions>
        <table:named-range table:name="BLDFOOD" table:base-cell-address="$DBASE.$AE$18" table:cell-range-address="$DBASE.$A$1:.$AE$18"/>
        <table:named-range table:name="BLDHIT" table:base-cell-address="$DBASE.$AE$56" table:cell-range-address="$DBASE.$A$39:.$AE$56"/>
        <table:named-range table:name="BLDPOINTS" table:base-cell-address="$DBASE.$A$20" table:cell-range-address="$DBASE.$A$20:.$AE$37"/>
        <table:named-range table:name="INTTRAIN" table:base-cell-address="$CHURCH.$D$6" table:cell-range-address="$CHURCH.$D$7"/>
        <table:named-range table:name="UNITS" table:base-cell-address="$DBASE.$I$84" table:cell-range-address="$DBASE.$A$58:.$I$71"/>
        <table:named-range table:name="UNITSDB" table:base-cell-address="$DBASE.$A$58" table:cell-range-address="$DBASE.$A$58:.$L$71"/>
      </table:named-expressions>
      <table:database-ranges>
        <table:database-range table:name="__Anonymous_Sheet_DB__3" table:target-range-address="OFFENSE.A1:OFFENSE.D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30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131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2">
      <number:day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5:02:01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1:39:11.487000000</meta:creation-date>
    <dc:date>2016-07-18T15:19:07.743000000</dc:date>
    <meta:editing-duration>P13DT23H35M3S</meta:editing-duration>
    <meta:editing-cycles>152</meta:editing-cycles>
    <meta:generator>LibreOffice/5.0.0.5$Windows_x86 LibreOffice_project/1b1a90865e348b492231e1c451437d7a15bb262b</meta:generator>
    <meta:document-statistic meta:table-count="5" meta:cell-count="6316" meta:object-count="0"/>
  </office:meta>
</office:document-meta>
</file>